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" svg:font-family="+mn-ea"/>
    <style:font-face style:name="Arial" svg:font-family="Arial"/>
    <style:font-face style:name="Arial Narrow4" svg:font-family="'Arial Narrow'"/>
    <style:font-face style:name="Calibri3" svg:font-family="Calibri"/>
    <style:font-face style:name="Courier New3" svg:font-family="'Courier New'"/>
    <style:font-face style:name="ＭＳ Ｐゴシック" svg:font-family="'ＭＳ Ｐゴシック'"/>
    <style:font-face style:name="Courier New1" svg:font-family="'Courier New'" style:font-family-generic="modern" style:font-pitch="fixed"/>
    <style:font-face style:name="Arial Narrow2" svg:font-family="'Arial Narrow'" style:font-family-generic="swiss" style:font-pitch="fixed"/>
    <style:font-face style:name="Calibri4" svg:font-family="Calibri" style:font-family-generic="swiss" style:font-pitch="fixed"/>
    <style:font-face style:name="Courier New4" svg:font-family="'Courier New'" style:font-family-generic="swiss" style:font-pitch="fixed"/>
    <style:font-face style:name="+mn-cs" svg:font-family="+mn-cs" style:font-pitch="variable"/>
    <style:font-face style:name="+mn-ea1" svg:font-family="+mn-ea" style:font-pitch="variable"/>
    <style:font-face style:name="Arial1" svg:font-family="Arial" style:font-pitch="variable"/>
    <style:font-face style:name="Arial Narrow1" svg:font-family="'Arial Narrow'" style:font-pitch="variable"/>
    <style:font-face style:name="Calibri2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ＭＳ Ｐゴシック1" svg:font-family="'ＭＳ Ｐゴシック'" style:font-pitch="variable"/>
    <style:font-face style:name="Arial Narrow3" svg:font-family="'Arial Narrow'" style:font-family-generic="modern" style:font-pitch="variable"/>
    <style:font-face style:name="Calibri1" svg:font-family="Calibri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59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159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" style:family="graphic" style:parent-style-name="standard">
      <style:graphic-properties draw:stroke="solid" svg:stroke-width="0.106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076cm" fo:padding-bottom="0cm" fo:padding-left="0.076cm" fo:padding-right="0cm" fo:wrap-option="no-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1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0" style:family="graphic" style:parent-style-name="standard">
      <style:graphic-properties draw:stroke="solid" svg:stroke-width="0.071cm" svg:stroke-color="#000000" draw:stroke-linejoin="miter" draw:fill="solid" draw:fill-color="#d6d6f5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dash" draw:stroke-dash="Dashed_20__28_var_29__20_4" svg:stroke-width="0.176cm" svg:stroke-color="#000000" draw:stroke-linejoin="round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0cm" fo:min-width="0cm" fo:padding-top="0.076cm" fo:padding-bottom="0cm" fo:padding-left="0.076cm" fo:padding-right="0.076cm" fo:wrap-option="no-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0cm" fo:min-width="0cm" fo:padding-top="0.064cm" fo:padding-bottom="0cm" fo:padding-left="0.076cm" fo:padding-right="0.076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53cm" svg:stroke-color="#000000" draw:stroke-linejoin="miter" draw:fill="solid" draw:fill-color="#f2f2f2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53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8c404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ot" svg:stroke-width="0.079cm" svg:stroke-color="#000000" draw:marker-start="msArrowEnd_20_5" draw:marker-start-width="0.237cm" draw:marker-start-center="false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8c404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80808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standard">
      <style:graphic-properties draw:stroke="dash" draw:stroke-dash="Dot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33" style:family="graphic" style:parent-style-name="standard">
      <style:graphic-properties draw:stroke="solid" svg:stroke-width="0.053cm" svg:stroke-color="#000000" draw:stroke-linejoin="round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53cm" svg:stroke-color="#000000" draw:stroke-linejoin="round" draw:fill="none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36" style:family="graphic" style:parent-style-name="standard">
      <style:graphic-properties draw:stroke="none" svg:stroke-width="0.053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f1c7c7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8" style:family="graphic" style:parent-style-name="standard">
      <style:graphic-properties draw:stroke="none" svg:stroke-width="0cm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>
      <style:graphic-properties draw:stroke="solid" svg:stroke-width="0.053cm" svg:stroke-color="#000000" draw:marker-end="msArrowEnd_20_1" draw:marker-end-width="0.14cm" draw:marker-end-center="false" draw:stroke-linejoin="round" draw:fill="none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40" style:family="graphic" style:parent-style-name="standard">
      <style:graphic-properties draw:stroke="none" svg:stroke-width="0.053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53cm" svg:stroke-color="#000000" draw:stroke-linejoin="round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no-wrap"/>
    </style:style>
    <style:style style:name="gr43" style:family="graphic" style:parent-style-name="standard">
      <style:graphic-properties draw:stroke="solid" svg:stroke-width="0.053cm" svg:stroke-color="#000000" draw:marker-end="msArrowEnd_20_8" draw:marker-end-width="0.35cm" draw:marker-end-center="false" draw:stroke-linejoin="round" draw:fill="none" draw:textarea-vertical-align="middle" draw:auto-grow-height="true" draw:fit-to-size="false" style:shrink-to-fit="false" fo:min-height="0cm" fo:min-width="0cm" fo:padding-top="0.125cm" fo:padding-bottom="0.125cm" fo:padding-left="0.127cm" fo:padding-right="0.127cm" fo:wrap-option="wrap"/>
    </style:style>
    <style:style style:name="gr4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5" style:family="graphic" style:parent-style-name="standard">
      <style:graphic-properties draw:stroke="solid" svg:stroke-width="0.053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46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34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>
      <style:graphic-properties draw:stroke="solid" svg:stroke-width="0.071cm" svg:stroke-color="#990000" draw:marker-end="msArrowOpenEnd_20_5_20_71" draw:marker-end-width="0.248cm" draw:marker-end-center="false" draw:stroke-linejoin="round" svg:stroke-linecap="butt" draw:fill="none" draw:textarea-vertical-align="top" draw:auto-grow-height="false" fo:min-height="0.004cm" fo:min-width="2.422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106cm" svg:stroke-color="#990000" draw:marker-start="msArrowEnd_20_5" draw:marker-start-width="0.318cm" draw:marker-start-center="false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71cm" svg:stroke-color="#595959" draw:marker-end="msArrowEnd_20_5" draw:marker-end-width="0.213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.071cm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71cm" svg:stroke-color="#59595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1cm" svg:stroke-color="#c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71cm" svg:stroke-color="#c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98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3cm" fo:padding-bottom="0.123cm" fo:padding-left="0.251cm" fo:padding-right="0.251cm" fo:wrap-option="wrap"/>
      <style:paragraph-properties style:writing-mode="lr-tb"/>
    </style:style>
    <style:style style:name="pr11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notes">
      <style:graphic-properties draw:fill-color="#ffffff" fo:min-height="11.982cm"/>
      <style:paragraph-properties style:writing-mode="lr-tb"/>
    </style:style>
    <style:style style:name="pr19" style:family="presentation" style:parent-style-name="Two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wo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wo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Only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Only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le_20_Only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le_20_Only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le_20_Only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Title_20_and_20_Content-notes" style:list-style-name="L3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6.561cm" style:use-optimal-column-width="false"/>
    </style:style>
    <style:style style:name="co2" style:family="table-column">
      <style:table-column-properties style:column-width="4.074cm" style:use-optimal-column-width="false"/>
    </style:style>
    <style:style style:name="co3" style:family="table-column">
      <style:table-column-properties style:column-width="4.076cm" style:use-optimal-column-width="false"/>
    </style:style>
    <style:style style:name="co4" style:family="table-column">
      <style:table-column-properties style:column-width="4.787cm" style:use-optimal-column-width="false"/>
    </style:style>
    <style:style style:name="co5" style:family="table-column">
      <style:table-column-properties style:column-width="2.972cm" style:use-optimal-column-width="false"/>
    </style:style>
    <style:style style:name="co6" style:family="table-column">
      <style:table-column-properties style:column-width="2.974cm" style:use-optimal-column-width="false"/>
    </style:style>
    <style:style style:name="co7" style:family="table-column">
      <style:table-column-properties style:column-width="6.719cm" style:use-optimal-column-width="false"/>
    </style:style>
    <style:style style:name="co8" style:family="table-column">
      <style:table-column-properties style:column-width="3.734cm" style:use-optimal-column-width="false"/>
    </style:style>
    <style:style style:name="co9" style:family="table-column">
      <style:table-column-properties style:column-width="3.735cm" style:use-optimal-column-width="false"/>
    </style:style>
    <style:style style:name="co10" style:family="table-column">
      <style:table-column-properties style:column-width="2.072cm" style:use-optimal-column-width="false"/>
    </style:style>
    <style:style style:name="co11" style:family="table-column">
      <style:table-column-properties style:column-width="2.063cm" style:use-optimal-column-width="false"/>
    </style:style>
    <style:style style:name="co12" style:family="table-column">
      <style:table-column-properties style:column-width="2.077cm" style:use-optimal-column-width="false"/>
    </style:style>
    <style:style style:name="ro1" style:family="table-row">
      <style:table-row-properties style:row-height="0.978cm" style:use-optimal-row-height="false"/>
    </style:style>
    <style:style style:name="ro2" style:family="table-row">
      <style:table-row-properties style:row-height="1.701cm" style:use-optimal-row-height="false"/>
    </style:style>
    <style:style style:name="ro3" style:family="table-row">
      <style:table-row-properties style:row-height="1.084cm" style:use-optimal-row-height="false"/>
    </style:style>
    <style:style style:name="ro4" style:family="table-row">
      <style:table-row-properties style:row-height="1.075cm" style:use-optimal-row-height="false"/>
    </style:style>
    <style:style style:name="ro5" style:family="table-row">
      <style:table-row-properties style:row-height="1.078cm" style:use-optimal-row-height="false"/>
    </style:style>
    <style:style style:name="ro6" style:family="table-row">
      <style:table-row-properties style:row-height="0.991cm" style:use-optimal-row-height="false"/>
    </style:style>
    <style:style style:name="ro7" style:family="table-row">
      <style:table-row-properties style:row-height="0.983cm" style:use-optimal-row-height="false"/>
    </style:style>
    <style:style style:name="ro8" style:family="table-row">
      <style:table-row-properties style:row-height="1.082cm" style:use-optimal-row-height="false"/>
    </style:style>
    <style:style style:name="ro9" style:family="table-row">
      <style:table-row-properties style:row-height="0.955cm" style:use-optimal-row-height="false"/>
    </style:style>
    <style:style style:name="ro10" style:family="table-row">
      <style:table-row-properties style:row-height="1.079cm" style:use-optimal-row-height="false"/>
    </style:style>
    <style:style style:name="ce1" style:family="table-cell">
      <loext:graphic-properties draw:fill="solid" draw:fill-color="#d5f1cf" draw:textarea-vertical-align="top" fo:padding-top="0.127cm" fo:padding-bottom="0.127cm" fo:padding-left="0.127cm" fo:padding-right="0.127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f1c7c7" draw:textarea-vertical-align="top" fo:padding-top="0.127cm" fo:padding-bottom="0.127cm" fo:padding-left="0.127cm" fo:padding-right="0.127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f1c7c7" draw:textarea-vertical-align="top" fo:padding-top="0.127cm" fo:padding-bottom="0.127cm" fo:padding-left="0.127cm" fo:padding-right="0.127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5f1cf" draw:textarea-vertical-align="top" fo:padding-top="0.127cm" fo:padding-bottom="0.127cm" fo:padding-left="0.127cm" fo:padding-right="0.127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127cm" fo:padding-right="0.127cm"/>
      <style:paragraph-properties fo:border="0.48pt solid #000000"/>
    </style:style>
    <style:style style:name="ce6" style:family="table-cell">
      <loext:graphic-properties draw:fill="none" draw:textarea-vertical-align="top" fo:padding-top="0.127cm" fo:padding-bottom="0.127cm" fo:padding-left="0.127cm" fo:padding-right="0.127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solid" draw:fill-color="#d5f1cf" draw:textarea-vertical-align="top" fo:padding-top="0.127cm" fo:padding-bottom="0.127cm" fo:padding-left="0.127cm" fo:padding-right="0.127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none" draw:textarea-vertical-align="top" fo:padding-top="0.127cm" fo:padding-bottom="0.127cm" fo:padding-left="0.127cm" fo:padding-right="0.127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none" draw:textarea-vertical-align="top" fo:padding-top="0.127cm" fo:padding-bottom="0.127cm" fo:padding-left="0.127cm" fo:padding-right="0.127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loext:graphic-properties draw:fill="solid" draw:fill-color="#d2d2f4" draw:textarea-vertical-align="top" fo:padding-top="0.127cm" fo:padding-bottom="0.127cm" fo:padding-left="0.127cm" fo:padding-right="0.127cm"/>
      <style:paragraph-properties fo:border-left="1.11pt solid #000000" fo:border-right="0.48pt solid #000000" fo:border-top="0.48pt solid #000000" fo:border-bottom="1.11pt solid #000000"/>
    </style:style>
    <style:style style:name="ce11" style:family="table-cell">
      <loext:graphic-properties draw:fill="solid" draw:fill-color="#d2d2f4" draw:textarea-vertical-align="top" fo:padding-top="0.127cm" fo:padding-bottom="0.127cm" fo:padding-left="0.127cm" fo:padding-right="0.127cm"/>
      <style:paragraph-properties fo:border-left="1.11pt solid #000000" fo:border-right="0.48pt solid #000000" fo:border-top="0.48pt solid #000000" fo:border-bottom="0.48pt solid #000000"/>
    </style:style>
    <style:style style:name="ce12" style:family="table-cell">
      <loext:graphic-properties draw:fill="solid" draw:fill-color="#bfbfbf" draw:textarea-vertical-align="top" fo:padding-top="0.127cm" fo:padding-bottom="0.127cm" fo:padding-left="0.127cm" fo:padding-right="0.127cm"/>
      <style:paragraph-properties fo:border="0.48pt solid #ffffff"/>
    </style:style>
    <style:style style:name="ce13" style:family="table-cell">
      <loext:graphic-properties draw:fill="solid" draw:fill-color="#e7e7e7" draw:textarea-vertical-align="top" fo:padding-top="0.127cm" fo:padding-bottom="0.127cm" fo:padding-left="0.127cm" fo:padding-right="0.127cm"/>
      <style:paragraph-properties fo:border="0.48pt solid #ffffff"/>
    </style:style>
    <style:style style:name="ce14" style:family="table-cell">
      <loext:graphic-properties draw:fill="solid" draw:fill-color="#e6e6e6" draw:textarea-vertical-align="top" fo:padding-top="0.127cm" fo:padding-bottom="0.127cm" fo:padding-left="0.127cm" fo:padding-right="0.127cm"/>
      <style:paragraph-properties fo:border="0.48pt solid #ffffff"/>
    </style:style>
    <style:style style:name="ce15" style:family="table-cell">
      <loext:graphic-properties draw:fill="solid" draw:fill-color="#f1c7c7" draw:textarea-vertical-align="top" fo:padding-top="0.127cm" fo:padding-bottom="0.127cm" fo:padding-left="0.127cm" fo:padding-right="0.127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</style:style>
    <style:style style:name="P15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1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17" style:family="paragraph">
      <style:paragraph-properties fo:margin-top="0cm" fo:margin-bottom="0cm" fo:line-height="100%" fo:text-align="start" style:punctuation-wrap="simple" style:writing-mode="lr-tb"/>
    </style:style>
    <style:style style:name="P18" style:family="paragraph">
      <loext:graphic-properties draw:fill="solid" draw:fill-color="#f6f5bd"/>
      <style:paragraph-properties fo:text-align="start" style:font-independent-line-spacing="true"/>
      <style:text-properties fo:font-size="24pt"/>
    </style:style>
    <style:style style:name="P19" style:family="paragraph">
      <style:paragraph-properties fo:margin-left="3.175cm" fo:margin-right="0cm" fo:margin-top="0.141cm" fo:margin-bottom="0cm" fo:line-height="100%" fo:text-align="start" fo:text-indent="-0.634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top="0cm" fo:margin-bottom="0cm" fo:line-height="100%" fo:text-align="start" style:punctuation-wrap="simple" style:writing-mode="lr-tb">
        <style:tab-stops>
          <style:tab-stop style:position="2.54cm"/>
          <style:tab-stop style:position="6.35cm"/>
        </style:tab-stops>
      </style:paragraph-properties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text-align="start" style:font-independent-line-spacing="true"/>
      <style:text-properties fo:font-size="11pt"/>
    </style:style>
    <style:style style:name="P25" style:family="paragraph">
      <loext:graphic-properties draw:fill-color="#ffffff"/>
    </style:style>
    <style:style style:name="P26" style:family="paragraph">
      <loext:graphic-properties draw:fill="solid" draw:fill-color="#f2f2f2"/>
      <style:paragraph-properties fo:text-align="center" style:font-independent-line-spacing="true"/>
      <style:text-properties fo:font-size="24pt"/>
    </style:style>
    <style:style style:name="P27" style:family="paragraph">
      <style:paragraph-properties fo:margin-top="0cm" fo:margin-bottom="0cm" fo:line-height="100%" fo:text-align="center" style:punctuation-wrap="simple" style:writing-mode="lr-tb"/>
    </style:style>
    <style:style style:name="P28" style:family="paragraph">
      <loext:graphic-properties draw:fill="solid" draw:fill-color="#d6d6f5"/>
      <style:paragraph-properties fo:text-align="center" style:font-independent-line-spacing="true"/>
      <style:text-properties fo:font-size="24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solid" draw:fill-color="#ffffff"/>
      <style:paragraph-properties fo:text-align="center" style:font-independent-line-spacing="true"/>
      <style:text-properties fo:font-size="11pt"/>
    </style:style>
    <style:style style:name="P33" style:family="paragraph">
      <style:paragraph-properties fo:margin-left="0cm" fo:margin-right="0cm" fo:margin-top="0.318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318cm" fo:margin-bottom="0cm" fo:line-height="95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318cm" fo:margin-bottom="0cm" fo:line-height="95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top="0cm" fo:margin-bottom="0cm" fo:line-height="100%" fo:text-align="start" style:punctuation-wrap="hanging" style:writing-mode="lr-tb"/>
    </style:style>
    <style:style style:name="P37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8" style:family="paragraph">
      <style:paragraph-properties fo:margin-top="0cm" fo:margin-bottom="0cm" fo:line-height="100%" fo:text-align="end" style:punctuation-wrap="hanging" style:writing-mode="lr-tb"/>
    </style:style>
    <style:style style:name="P39" style:family="paragraph">
      <loext:graphic-properties draw:fill="solid" draw:fill-color="#bfbfbf"/>
      <style:paragraph-properties fo:text-align="start" style:font-independent-line-spacing="true"/>
      <style:text-properties fo:font-size="24pt"/>
    </style:style>
    <style:style style:name="P40" style:family="paragraph">
      <style:paragraph-properties fo:margin-top="0cm" fo:margin-bottom="0cm" fo:line-height="100%" fo:text-align="center" style:punctuation-wrap="hanging" style:writing-mode="lr-tb"/>
    </style:style>
    <style:style style:name="P41" style:family="paragraph">
      <loext:graphic-properties draw:fill="solid" draw:fill-color="#8c4040"/>
      <style:paragraph-properties fo:text-align="center" style:font-independent-line-spacing="true"/>
      <style:text-properties fo:font-size="24pt"/>
    </style:style>
    <style:style style:name="P4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3" style:family="paragraph">
      <loext:graphic-properties draw:fill="solid" draw:fill-color="#808080"/>
      <style:paragraph-properties fo:text-align="center" style:font-independent-line-spacing="true"/>
      <style:text-properties fo:font-size="24pt"/>
    </style:style>
    <style:style style:name="P44" style:family="paragraph">
      <style:paragraph-properties fo:margin-left="0cm" fo:margin-right="0cm" fo:margin-top="0.141cm" fo:margin-bottom="0cm" fo:line-height="85%" fo:text-align="start" fo:text-indent="0cm" style:punctuation-wrap="hanging" style:writing-mode="lr-tb">
        <style:tab-stops>
          <style:tab-stop style:position="0.318cm"/>
          <style:tab-stop style:position="14.764cm" style:type="right"/>
          <style:tab-stop style:position="20.161cm" style:type="right"/>
        </style:tab-stops>
      </style:paragraph-properties>
    </style:style>
    <style:style style:name="P45" style:family="paragraph">
      <style:paragraph-properties fo:margin-left="0cm" fo:margin-right="0cm" fo:margin-top="0.169cm" fo:margin-bottom="0cm" fo:line-height="85%" fo:text-align="start" fo:text-indent="0cm" style:punctuation-wrap="hanging" style:writing-mode="lr-tb">
        <style:tab-stops>
          <style:tab-stop style:position="0.318cm"/>
          <style:tab-stop style:position="14.764cm" style:type="right"/>
          <style:tab-stop style:position="20.161cm" style:type="right"/>
        </style:tab-stops>
      </style:paragraph-properties>
    </style:style>
    <style:style style:name="P46" style:family="paragraph">
      <style:paragraph-properties fo:margin-left="1.557cm" fo:margin-right="0cm" fo:margin-top="0.127cm" fo:margin-bottom="0cm" fo:line-height="90%" fo:text-align="start" fo:text-indent="-0.616cm">
        <style:tab-stops>
          <style:tab-stop style:position="0cm"/>
        </style:tab-stops>
      </style:paragraph-properties>
    </style:style>
    <style:style style:name="P47" style:family="paragraph">
      <style:paragraph-properties fo:margin-top="0cm" fo:margin-bottom="0cm" fo:line-height="100%" fo:text-align="start" style:punctuation-wrap="simple" style:writing-mode="lr-tb">
        <style:tab-stops>
          <style:tab-stop style:position="0.635cm"/>
          <style:tab-stop style:position="2.54cm"/>
          <style:tab-stop style:position="8.749cm"/>
        </style:tab-stops>
      </style:paragraph-properties>
    </style:style>
    <style:style style:name="P48" style:family="paragraph">
      <style:paragraph-properties fo:margin-left="0.794cm" fo:margin-right="0cm" fo:margin-top="0.113cm" fo:margin-bottom="0cm" fo:line-height="100%" fo:text-align="start" fo:text-indent="-0.475cm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0" style:family="paragraph">
      <loext:graphic-properties draw:fill="solid" draw:fill-color="#f1c7c7"/>
      <style:paragraph-properties fo:text-align="center" style:font-independent-line-spacing="true"/>
      <style:text-properties fo:font-size="24pt"/>
    </style:style>
    <style:style style:name="P5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52" style:family="paragraph">
      <loext:graphic-properties draw:fill="solid" draw:fill-color="#f1c7c7"/>
      <style:paragraph-properties fo:text-align="start" style:font-independent-line-spacing="true"/>
      <style:text-properties fo:font-size="24pt"/>
    </style:style>
    <style:style style:name="P53" style:family="paragraph">
      <loext:graphic-properties draw:fill="solid" draw:fill-color="#e6e6e6"/>
      <style:paragraph-properties fo:text-align="start" style:font-independent-line-spacing="true"/>
      <style:text-properties fo:font-size="24pt"/>
    </style:style>
    <style:style style:name="P54" style:family="paragraph">
      <style:paragraph-properties fo:margin-left="0cm" fo:margin-right="0cm" fo:margin-top="0.169cm" fo:margin-bottom="0cm" fo:line-height="85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127cm" fo:margin-bottom="0cm" fo:line-height="85%" fo:text-align="start" fo:text-indent="0cm" style:punctuation-wrap="hanging" style:writing-mode="lr-tb"/>
    </style:style>
    <style:style style:name="P56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7" style:family="paragraph">
      <loext:graphic-properties draw:fill="solid" draw:fill-color="#d5f1cf"/>
      <style:paragraph-properties fo:text-align="center" style:font-independent-line-spacing="true"/>
      <style:text-properties fo:font-size="24pt"/>
    </style:style>
    <style:style style:name="P58" style:family="paragraph">
      <style:paragraph-properties fo:margin-left="0cm" fo:margin-right="0cm" fo:text-indent="0cm"/>
    </style:style>
    <style:style style:name="P59" style:family="paragraph">
      <style:paragraph-properties fo:margin-left="0cm" fo:margin-right="0cm" fo:margin-top="0.169cm" fo:margin-bottom="0cm" fo:line-height="85%" fo:text-align="start" fo:text-indent="0cm" style:punctuation-wrap="hanging" style:writing-mode="lr-tb"/>
      <style:text-properties fo:font-size="24pt" fo:hyphenate="false"/>
    </style:style>
    <style:style style:name="P60" style:family="paragraph">
      <style:paragraph-properties fo:margin-left="0cm" fo:margin-right="0cm" fo:margin-top="0.127cm" fo:margin-bottom="0cm" fo:line-height="85%" fo:text-align="start" fo:text-indent="0cm" style:punctuation-wrap="hanging" style:writing-mode="lr-tb"/>
      <style:text-properties fo:font-size="24pt" fo:hyphenate="false"/>
    </style:style>
    <style:style style:name="P61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  <style:text-properties fo:font-size="24pt" fo:hyphenate="false"/>
    </style:style>
    <style:style style:name="P62" style:family="paragraph">
      <style:paragraph-properties fo:margin-top="0cm" fo:margin-bottom="0cm" fo:line-height="100%" fo:text-align="start" style:punctuation-wrap="simple" style:writing-mode="lr-tb">
        <style:tab-stops>
          <style:tab-stop style:position="1.905cm"/>
          <style:tab-stop style:position="3.986cm"/>
          <style:tab-stop style:position="10.019cm"/>
          <style:tab-stop style:position="13.018cm"/>
        </style:tab-stops>
      </style:paragraph-properties>
    </style:style>
    <style:style style:name="P6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7f7f7f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7f7f7f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en" fo:country="US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language="en" fo:country="US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ourier New1" fo:font-size="14pt" fo:letter-spacing="normal" fo:language="en" fo:country="US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3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Courier New3" style:font-size-complex="12pt" style:font-style-complex="normal" style:font-weight-complex="normal"/>
    </style:style>
    <style:style style:name="T26" style:family="text">
      <style:text-properties fo:font-variant="normal" fo:text-transform="none" fo:color="#a50021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1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2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4" style:family="text">
      <style:text-properties fo:font-variant="normal" fo:text-transform="none" fo:color="#c00000" style:text-line-through-style="none" style:text-line-through-type="none" style:text-position="0% 100%" style:font-name="Helvetica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Helvetica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808080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font-variant="normal" fo:text-transform="none" fo:color="#99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1" style:family="text">
      <style:text-properties fo:font-variant="normal" fo:text-transform="none" fo:color="#990000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2" style:family="text">
      <style:text-properties fo:font-variant="normal" fo:text-transform="none" fo:color="#c00000" style:text-line-through-style="none" style:text-line-through-type="none" style:text-position="0% 100%" style:font-name="Calibri" fo:font-size="16pt" fo:letter-spacing="normal" fo:language="en" fo:country="US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5" style:family="text">
      <style:text-properties fo:font-variant="normal" fo:text-transform="none" fo:color="#c00000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-25% 58%" style:font-name="Courier New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 New1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8" style:family="text">
      <style:text-properties fo:font-variant="normal" fo:text-transform="none" fo:color="#a50021" style:text-line-through-style="none" style:text-line-through-type="none" style:text-position="0% 100%" style:font-name="Courier New1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9" style:family="text">
      <style:text-properties fo:font-variant="normal" fo:text-transform="none" fo:color="#c00000" style:text-line-through-style="none" style:text-line-through-type="none" style:text-position="0% 100%" style:font-name="Courier New1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0" style:family="text">
      <style:text-properties fo:font-variant="normal" fo:text-transform="none" fo:color="#c00000" style:text-line-through-style="none" style:text-line-through-type="none" style:text-position="0% 100%" style:font-name="Calibri" fo:font-size="22pt" fo:letter-spacing="normal" fo:language="en" fo:country="US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51" style:family="text">
      <style:text-properties fo:font-variant="normal" fo:text-transform="none" fo:color="#a50021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font-variant="normal" fo:text-transform="none" fo:color="#c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5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99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language="nl" fo:country="N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language="nl" fo:country="N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language="da" fo:country="DK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62" style:family="text">
      <style:text-properties fo:font-variant="normal" fo:text-transform="none" fo:color="#5983b0" style:text-line-through-style="none" style:text-line-through-type="none" style:text-position="0% 100%" style:font-name="Calibri" fo:font-size="15pt" fo:letter-spacing="normal" fo:language="en" fo:country="US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64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language="en" fo:country="US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65" style:family="text">
      <style:text-properties fo:font-variant="normal" fo:text-transform="none" fo:color="#59595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6" style:family="text">
      <style:text-properties fo:font-variant="normal" fo:text-transform="none" fo:color="#c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language="cs" fo:country="CZ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language="en" fo:country="US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90000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number text:level="3" style:num-format="">
        <style:list-level-properties text:space-before="2.8cm" text:min-label-width="0.8cm"/>
        <style:text-properties fo:color="#000000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112cm" text:min-label-width="0.947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">
        <style:list-level-properties text:space-before="0.001cm" text:min-label-width="0.947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112cm" text:min-label-width="0.947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">
        <style:list-level-properties text:space-before="0.001cm" text:min-label-width="0.947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112cm" text:min-label-width="0.947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">
        <style:list-level-properties text:space-before="0.001cm" text:min-label-width="0.797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">
        <style:list-level-properties text:space-before="0.001cm" text:min-label-width="0.797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5cm" text:min-label-width="0.9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">
        <style:list-level-properties text:space-before="0.001cm" text:min-label-width="0.797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112cm" text:min-label-width="0.797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fo:color="#a500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">
        <style:list-level-properties text:space-before="0.001cm" text:min-label-width="0.797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108cm" text:min-label-width="0.638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">
        <style:list-level-properties text:space-before="0.001cm" text:min-label-width="0.797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108cm" text:min-label-width="0.63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">
        <style:list-level-properties text:space-before="0.001cm" text:min-label-width="0.797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">
        <style:list-level-properties text:space-before="0.001cm" text:min-label-width="0.797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108cm" text:min-label-width="0.638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">
        <style:list-level-properties text:space-before="0.001cm" text:min-label-width="0.797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108cm" text:min-label-width="0.63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">
        <style:list-level-properties text:space-before="0.001cm" text:min-label-width="0.788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">
        <style:list-level-properties text:space-before="0.001cm" text:min-label-width="0.788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0.79cm" text:min-label-width="0.48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">
        <style:list-level-properties text:space-before="0.001cm" text:min-label-width="0.788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0.319cm" text:min-label-width="0.475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319cm" text:min-label-width="0.475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319cm" text:min-label-width="0.475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1.112cm" text:min-label-width="0.48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4.745cm" presentation:class="title" presentation:user-transformed="true">
          <draw:text-box>
            <text:p text:style-name="P1"><text:span text:style-name="T1">Program </text:span><text:span text:style-name="T1">Optimization</text:span><text:span text:style-name="T1"><text:line-break/></text:span><text:span text:style-name="T1"><text:line-break/></text:span><text:span text:style-name="T2">15-213: Introduction to Computer </text:span><text:span text:style-name="T2">Systems</text:span><text:span text:style-name="T3"><text:line-break/></text:span><text:span text:style-name="T2">10</text:span><text:span text:style-name="T4">th</text:span><text:span text:style-name="T2"> Lecture, Oct. 1, 2015</text:span></text:p>
          </draw:text-box>
        </draw:frame>
        <draw:frame draw:name="Subtitle 2" presentation:style-name="pr2" draw:text-style-name="P5" draw:layer="layout" svg:width="21.329cm" svg:height="4.867cm" svg:x="1.905cm" svg:y="10.795cm" presentation:class="subtitle" presentation:user-transformed="true">
          <draw:text-box>
            <text:p text:style-name="P3"><text:span text:style-name="T5">Instructors:</text:span><text:span text:style-name="T2"> </text:span></text:p>
            <text:p text:style-name="P3"><text:span text:style-name="T2">Randal E. Bryant and David R. </text:span><text:span text:style-name="T2">O’Hallaron</text:span></text:p>
            <text:p text:style-name="P4"><text:span text:style-name="T2"/></text:p>
            <text:p text:style-name="P4"><text:span text:style-name="T2">Maltrakteret af:</text:span></text:p>
            <text:p text:style-name="P4"><text:span text:style-name="T2">Finn Schiermer Andersen</text:span></text:p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1" presentation:class="page"/>
          <draw:frame draw:name="Notes Placeholder 2" presentation:style-name="pr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889cm" svg:height="1.269cm" svg:x="11.43cm" svg:y="25.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Today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Today</text:span></text:p>
          </draw:text-box>
        </draw:frame>
        <draw:frame draw:name="Content Placeholder 2" presentation:style-name="pr6" draw:text-style-name="P12" draw:layer="layout" svg:width="21.933cm" svg:height="13.81cm" svg:x="1.102cm" svg:y="3.784cm" presentation:class="outline" presentation:user-transformed="true">
          <draw:text-box>
            <text:list text:style-name="L4">
              <text:list-item>
                <text:p text:style-name="P10"><text:span text:style-name="T7">Overview</text:span></text:p>
              </text:list-item>
              <text:list-item>
                <text:p text:style-name="P10"><text:span text:style-name="T8">Generally Useful </text:span><text:span text:style-name="T8">Optimization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9">Code </text:span><text:span text:style-name="T9">motion/precomputatio</text:span><text:span text:style-name="T9">n</text:span></text:p>
                  </text:list-item>
                  <text:list-item>
                    <text:p text:style-name="P11"><text:span text:style-name="T9">Strength reduction</text:span></text:p>
                  </text:list-item>
                  <text:list-item>
                    <text:p text:style-name="P11"><text:span text:style-name="T9">Removing </text:span><text:span text:style-name="T9">unnecessary </text:span><text:span text:style-name="T9">procedure calls</text:span></text:p>
                  </text:list-item>
                </text:list>
              </text:list-item>
              <text:list-item>
                <text:p text:style-name="P10"><text:span text:style-name="T8">Optimization </text:span><text:span text:style-name="T8">Blockers</text:span></text:p>
                <text:list>
                  <text:list-item>
                    <text:p text:style-name="P11"><text:span text:style-name="T9">Procedure calls</text:span></text:p>
                  </text:list-item>
                  <text:list-item>
                    <text:p text:style-name="P11"><text:span text:style-name="T9">Memory aliasing (next </text:span><text:span text:style-name="T9">lecture)</text:span></text:p>
                  </text:list-item>
                </text:list>
              </text:list-item>
              <text:list-item>
                <text:p text:style-name="P10"><text:span text:style-name="T8">Exploiting </text:span><text:span text:style-name="T8">Instruction-Level </text:span><text:span text:style-name="T8">Parallelism</text:span></text:p>
              </text:list-item>
              <text:list-item>
                <text:p text:style-name="P10"><text:span text:style-name="T8">Dealing with </text:span><text:span text:style-name="T8">Conditional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546cm" svg:height="10.159cm" svg:x="3.387cm" svg:y="1.905cm" draw:page-number="2" presentation:class="page"/>
          <draw:frame draw:name="Notes Placeholder 2" presentation:style-name="pr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  <draw:frame draw:name="Slide Number Placeholder 3" presentation:style-name="pr8" draw:text-style-name="P8" draw:layer="layout" svg:width="8.889cm" svg:height="1.269cm" svg:x="11.43cm" svg:y="25.4cm" presentation:class="page-number" presentation:user-transformed="true">
            <draw:text-box>
              <text:p text:style-name="P13"><text:span text:style-name="T10"><text:page-number>&lt;number&gt;</text:page-number></text:span></text:p>
            </draw:text-box>
          </draw:frame>
        </presentation:notes>
      </draw:page>
      <draw:page draw:name="Performance Realities" draw:style-name="dp1" draw:master-page-name="Title_20_and_20_Content" presentation:presentation-page-layout-name="AL2T11">
        <draw:frame draw:name="Rectangle 2" presentation:style-name="pr5" draw:text-style-name="P2" draw:layer="layout" svg:width="14.767cm" svg:height="1.591cm" svg:x="2.963cm" svg:y="1.023cm" presentation:class="title" presentation:user-transformed="true">
          <draw:text-box>
            <text:p text:style-name="P9"><text:span text:style-name="T11">Performance </text:span><text:span text:style-name="T11">Realities</text:span></text:p>
          </draw:text-box>
        </draw:frame>
        <draw:frame draw:name="Rectangle 3" presentation:style-name="pr6" draw:text-style-name="P15" draw:layer="layout" svg:width="24.169cm" svg:height="14.511cm" svg:x="0.807cm" svg:y="3.391cm" presentation:class="outline" presentation:user-transformed="true">
          <draw:text-box>
            <text:list text:style-name="L4">
              <text:list-item>
                <text:p text:style-name="P14"><text:span text:style-name="T12">There’s more to </text:span><text:span text:style-name="T12">performance than </text:span><text:span text:style-name="T12">asymptotic </text:span><text:span text:style-name="T12">complexity</text:span></text:p>
              </text:list-item>
            </text:list>
            <text:p text:style-name="P10"><text:span text:style-name="T7"/></text:p>
            <text:list text:continue-numbering="true" text:style-name="L4">
              <text:list-item>
                <text:p text:style-name="P10"><text:span text:style-name="T13">Constant factors </text:span><text:span text:style-name="T13">matter too!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4">Easily see 10:1 </text:span><text:span text:style-name="T14">performance range </text:span><text:span text:style-name="T14">depending on how code </text:span><text:span text:style-name="T14">is written</text:span></text:p>
                  </text:list-item>
                  <text:list-item>
                    <text:p text:style-name="P11"><text:span text:style-name="T14">Must optimize at multiple </text:span><text:span text:style-name="T14">levels: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14">algorithm, data </text:span><text:span text:style-name="T14">representations, </text:span><text:span text:style-name="T14">procedures, and </text:span><text:span text:style-name="T14">loops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3">Must understand </text:span><text:span text:style-name="T13">system to optimize </text:span><text:span text:style-name="T13">performance</text:span></text:p>
                <text:list>
                  <text:list-item>
                    <text:p text:style-name="P11"><text:span text:style-name="T14">How programs are </text:span><text:span text:style-name="T14">compiled and executed</text:span></text:p>
                  </text:list-item>
                  <text:list-item>
                    <text:p text:style-name="P11"><text:span text:style-name="T14">How modern processors </text:span><text:span text:style-name="T14">+ memory systems </text:span><text:span text:style-name="T14">operate</text:span></text:p>
                  </text:list-item>
                  <text:list-item>
                    <text:p text:style-name="P11"><text:span text:style-name="T14">How to measure program </text:span><text:span text:style-name="T14">performance and identify </text:span><text:span text:style-name="T14">bottlenecks</text:span></text:p>
                  </text:list-item>
                  <text:list-item>
                    <text:p text:style-name="P11"><text:span text:style-name="T14">How to improve </text:span><text:span text:style-name="T14">performance without </text:span><text:span text:style-name="T14">destroying code </text:span><text:span text:style-name="T14">modularity and </text:span><text:span text:style-name="T14">generality</text:span></text:p>
                  </text:list-item>
                </text:list>
              </text:list-item>
            </text:list>
            <text:p text:style-name="P10"><text:span text:style-name="T7"/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3" presentation:class="page"/>
          <draw:frame draw:name="Rectangle 3" presentation:style-name="pr9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Optimizing Compilers" draw:style-name="dp1" draw:master-page-name="Title_20_and_20_Content" presentation:presentation-page-layout-name="AL2T11">
        <draw:frame draw:name="Rectangle 2" presentation:style-name="pr5" draw:text-style-name="P2" draw:layer="layout" svg:width="18.224cm" svg:height="1.591cm" svg:x="1.27cm" svg:y="0.847cm" presentation:class="title" presentation:user-transformed="true">
          <draw:text-box>
            <text:p text:style-name="P9"><text:span text:style-name="T1">Optimizing </text:span><text:span text:style-name="T1">Compilers</text:span></text:p>
          </draw:text-box>
        </draw:frame>
        <draw:frame draw:name="Rectangle 3" presentation:style-name="pr10" draw:text-style-name="P12" draw:layer="layout" svg:width="24.129cm" svg:height="15.874cm" svg:x="0.847cm" svg:y="2.54cm" presentation:class="outline" presentation:user-transformed="true">
          <draw:text-box>
            <text:list text:style-name="L4">
              <text:list-item>
                <text:p text:style-name="P10"><text:span text:style-name="T13">Provide efficient </text:span><text:span text:style-name="T13">mapping of program </text:span><text:span text:style-name="T13">to machine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4">register allocation</text:span></text:p>
                  </text:list-item>
                  <text:list-item>
                    <text:p text:style-name="P11"><text:span text:style-name="T14">code selection and </text:span><text:span text:style-name="T14">ordering (scheduling)</text:span></text:p>
                  </text:list-item>
                  <text:list-item>
                    <text:p text:style-name="P11"><text:span text:style-name="T14">dead code elimination</text:span></text:p>
                  </text:list-item>
                  <text:list-item>
                    <text:p text:style-name="P11"><text:span text:style-name="T14">eliminating minor </text:span><text:span text:style-name="T14">inefficiencies</text:span></text:p>
                  </text:list-item>
                </text:list>
              </text:list-item>
              <text:list-item>
                <text:p text:style-name="P10"><text:span text:style-name="T13">Don’t (usually) </text:span><text:span text:style-name="T13">improve asymptotic </text:span><text:span text:style-name="T13">efficiency</text:span></text:p>
                <text:list>
                  <text:list-item>
                    <text:p text:style-name="P11"><text:span text:style-name="T14">up to programmer to </text:span><text:span text:style-name="T14">select best overall </text:span><text:span text:style-name="T14">algorithm</text:span></text:p>
                  </text:list-item>
                  <text:list-item>
                    <text:p text:style-name="P11"><text:span text:style-name="T14">big-O savings are (often) </text:span><text:span text:style-name="T14">more important than </text:span><text:span text:style-name="T14">constant factor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14">but constant factors </text:span><text:span text:style-name="T14">also matter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3">Have difficulty </text:span><text:span text:style-name="T13">overcoming </text:span><text:span text:style-name="T13">“optimization </text:span><text:span text:style-name="T13">blockers”</text:span></text:p>
                <text:list>
                  <text:list-item>
                    <text:p text:style-name="P11"><text:span text:style-name="T14">potential memory </text:span><text:span text:style-name="T14">aliasing</text:span></text:p>
                  </text:list-item>
                  <text:list-item>
                    <text:p text:style-name="P11"><text:span text:style-name="T14">potential procedure side-</text:span><text:span text:style-name="T14">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4" presentation:class="page"/>
          <draw:frame draw:name="Rectangle 3" presentation:style-name="pr11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Limitations of Optimizing Compilers" draw:style-name="dp1" draw:master-page-name="Title_20_and_20_Content" presentation:presentation-page-layout-name="AL2T11">
        <draw:frame draw:name="Rectangle 2" presentation:style-name="pr5" draw:text-style-name="P2" draw:layer="layout" svg:width="23.706cm" svg:height="1.591cm" svg:x="0.932cm" svg:y="0.847cm" presentation:class="title" presentation:user-transformed="true">
          <draw:text-box>
            <text:p text:style-name="P9"><text:span text:style-name="T11">Limitations of </text:span><text:span text:style-name="T11">Optimizing </text:span><text:span text:style-name="T11">Compilers</text:span></text:p>
          </draw:text-box>
        </draw:frame>
        <draw:frame draw:name="Rectangle 3" presentation:style-name="pr10" draw:text-style-name="P12" draw:layer="layout" svg:width="23.075cm" svg:height="14.498cm" svg:x="0.807cm" svg:y="2.963cm" presentation:class="outline" presentation:user-transformed="true">
          <draw:text-box>
            <text:list text:style-name="L4">
              <text:list-item>
                <text:p text:style-name="P11"><text:span text:style-name="T15">Operate under </text:span><text:span text:style-name="T15">fundamental constraint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6">Must not cause any change </text:span><text:span text:style-name="T16">in program behavio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6"><text:span text:style-name="T16">Except, possibly when </text:span><text:span text:style-name="T16">program making use of </text:span><text:span text:style-name="T16">nonstandard language </text:span><text:span text:style-name="T16">features</text:span></text:p>
                      </text:list-item>
                    </text:list>
                  </text:list-item>
                  <text:list-item>
                    <text:p text:style-name="P16"><text:span text:style-name="T16">Often prevents it from </text:span><text:span text:style-name="T16">making optimizations that </text:span><text:span text:style-name="T16">would only affect behavior </text:span><text:span text:style-name="T16">under pathological </text:span><text:span text:style-name="T16">conditions.</text:span></text:p>
                  </text:list-item>
                </text:list>
              </text:list-item>
              <text:list-item>
                <text:p text:style-name="P11"><text:span text:style-name="T15">Behavior that may be </text:span><text:span text:style-name="T15">obvious to the </text:span><text:span text:style-name="T15">programmer can <text:s/>be </text:span><text:span text:style-name="T15">obfuscated by languages </text:span><text:span text:style-name="T15">and coding styles</text:span></text:p>
                <text:list>
                  <text:list-item>
                    <text:p text:style-name="P16"><text:span text:style-name="T16">e.g., Data ranges may be </text:span><text:span text:style-name="T16">more limited than variable </text:span><text:span text:style-name="T16">types suggest</text:span></text:p>
                  </text:list-item>
                </text:list>
              </text:list-item>
              <text:list-item>
                <text:p text:style-name="P11"><text:span text:style-name="T15">Most analysis is </text:span><text:span text:style-name="T15">performed only within </text:span><text:span text:style-name="T15">procedures</text:span></text:p>
                <text:list>
                  <text:list-item>
                    <text:p text:style-name="P16"><text:span text:style-name="T16">Whole-program analysis is </text:span><text:span text:style-name="T16">too expensive in most cases</text:span></text:p>
                  </text:list-item>
                  <text:list-item>
                    <text:p text:style-name="P16"><text:span text:style-name="T16">Newer versions of GCC do </text:span><text:span text:style-name="T16">interprocedural analysis </text:span><text:span text:style-name="T16">within individual files</text:span></text:p>
                    <text:list>
                      <text:list-item>
                        <text:p text:style-name="P16"><text:span text:style-name="T16">But, not between code in </text:span><text:span text:style-name="T16">different files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5">Most analysis is based </text:span><text:span text:style-name="T15">only on </text:span><text:span text:style-name="T17">static</text:span><text:span text:style-name="T15"> information</text:span></text:p>
                <text:list>
                  <text:list-item>
                    <text:p text:style-name="P16"><text:span text:style-name="T16">Compiler has difficulty </text:span><text:span text:style-name="T16">anticipating run-time inputs</text:span></text:p>
                  </text:list-item>
                </text:list>
              </text:list-item>
              <text:list-item>
                <text:p text:style-name="P11"><text:span text:style-name="T18">When in doubt, the </text:span><text:span text:style-name="T18">compiler must be </text:span><text:span text:style-name="T18">conservative</text:span></text:p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5" presentation:class="page"/>
          <draw:frame draw:name="Rectangle 3" presentation:style-name="pr1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Generally Useful Optimizations" draw:style-name="dp1" draw:master-page-name="Title_20_and_20_Content" presentation:presentation-page-layout-name="AL2T11">
        <draw:frame draw:name="Rectangle 2" presentation:style-name="pr5" draw:text-style-name="P2" draw:layer="layout" svg:width="23.194cm" svg:height="2.945cm" svg:x="0.635cm" svg:y="0.847cm" presentation:class="title" presentation:user-transformed="true">
          <draw:text-box>
            <text:p text:style-name="P9"><text:span text:style-name="T1">Generally Useful </text:span><text:span text:style-name="T1">Optimizations</text:span></text:p>
          </draw:text-box>
        </draw:frame>
        <draw:frame draw:name="Rectangle 3" presentation:style-name="pr10" draw:text-style-name="P12" draw:layer="layout" svg:width="23.075cm" svg:height="9.096cm" svg:x="0.807cm" svg:y="3.814cm" presentation:class="outline" presentation:user-transformed="true">
          <draw:text-box>
            <text:list text:style-name="L4">
              <text:list-item>
                <text:p text:style-name="P10"><text:span text:style-name="T7">Optimizations that </text:span><text:span text:style-name="T7">you or the </text:span><text:span text:style-name="T7">compiler should do </text:span><text:span text:style-name="T7">regardless of </text:span><text:span text:style-name="T7">processor / </text:span><text:span text:style-name="T7">compiler</text:span></text:p>
              </text:list-item>
            </text:list>
            <text:p text:style-name="P10"><text:span text:style-name="T7"/></text:p>
            <text:list text:continue-numbering="true" text:style-name="L4">
              <text:list-item>
                <text:p text:style-name="P10"><text:span text:style-name="T7">Code Motion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">Reduce frequency </text:span><text:span text:style-name="T2">with which </text:span><text:span text:style-name="T2">computation </text:span><text:span text:style-name="T2">performe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2">If it will always </text:span><text:span text:style-name="T2">produce same </text:span><text:span text:style-name="T2">result</text:span></text:p>
                      </text:list-item>
                      <text:list-item>
                        <text:p text:style-name="P11"><text:span text:style-name="T2">Especially moving </text:span><text:span text:style-name="T2">code out of loo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5" draw:style-name="gr2" draw:text-style-name="P18" draw:layer="layout" svg:width="8.677cm" svg:height="2.615cm" svg:x="14.605cm" svg:y="13.758cm">
          <text:p text:style-name="P17"><text:span text:style-name="T19"><text:s text:c="4"/></text:span><text:span text:style-name="T19">long j;</text:span></text:p>
          <text:p text:style-name="P17"><text:span text:style-name="T19"><text:s text:c="4"/></text:span><text:span text:style-name="T20">int ni = </text:span><text:span text:style-name="T21">n*i</text:span><text:span text:style-name="T19">;</text:span></text:p>
          <text:p text:style-name="P17"><text:span text:style-name="T19"><text:s text:c="4"/></text:span><text:span text:style-name="T19">for (j = 0; j &lt; n; j++)</text:span></text:p>
          <text:p text:style-name="P17"><text:span text:style-name="T19"><text:tab/></text:span><text:span text:style-name="T19">a[ni+j] = b[j]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" draw:text-style-name="P12" draw:layer="layout" svg:x1="12.695cm" svg:y1="14.181cm" svg:x2="14.318cm" svg:y2="14.181cm">
          <text:p/>
        </draw:line>
        <draw:custom-shape draw:name="Rectangle 7" draw:style-name="gr4" draw:text-style-name="P18" draw:layer="layout" svg:width="10.58cm" svg:height="4.391cm" svg:x="1.752cm" svg:y="12.065cm">
          <text:p text:style-name="P17"><text:span text:style-name="T19">void set_row(double *a, double *b,</text:span></text:p>
          <text:p text:style-name="P17"><text:span text:style-name="T19"><text:s text:c="3"/></text:span><text:span text:style-name="T19">long i, long n)</text:span></text:p>
          <text:p text:style-name="P17"><text:span text:style-name="T19">{</text:span></text:p>
          <text:p text:style-name="P17"><text:span text:style-name="T19"><text:s text:c="4"/></text:span><text:span text:style-name="T19">long j;</text:span></text:p>
          <text:p text:style-name="P17"><text:span text:style-name="T19"><text:s text:c="4"/></text:span><text:span text:style-name="T19">for (j = 0; j &lt; n; j++)</text:span></text:p>
          <text:p text:style-name="P17"><text:span text:style-name="T19"><text:tab/></text:span><text:span text:style-name="T19">a[</text:span><text:span text:style-name="T22">n*i</text:span><text:span text:style-name="T19">+j] = b[j];</text:span></text:p>
          <text:p text:style-name="P17"><text:span text:style-name="T1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6" presentation:class="page"/>
          <draw:frame draw:name="Rectangle 3" presentation:style-name="pr1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eduction in Strength" draw:style-name="dp1" draw:master-page-name="Title_20_and_20_Content" presentation:presentation-page-layout-name="AL2T11">
        <draw:frame draw:name="Rectangle 2" presentation:style-name="pr5" draw:text-style-name="P2" draw:layer="layout" svg:width="17.232cm" svg:height="1.542cm" svg:x="2.328cm" svg:y="0.847cm" presentation:class="title" presentation:user-transformed="true">
          <draw:text-box>
            <text:p text:style-name="P9"><text:span text:style-name="T1">Reduction in </text:span><text:span text:style-name="T1">Strength</text:span></text:p>
          </draw:text-box>
        </draw:frame>
        <draw:frame draw:name="Rectangle 3" presentation:style-name="pr10" draw:text-style-name="P12" draw:layer="layout" svg:width="23.075cm" svg:height="7.826cm" svg:x="0.807cm" svg:y="3.391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11"><text:span text:style-name="T2">Replace costly </text:span><text:span text:style-name="T2">operation with simpler </text:span><text:span text:style-name="T2">one</text:span></text:p>
                  </text:list-item>
                  <text:list-item>
                    <text:p text:style-name="P11"><text:span text:style-name="T2">Shift, add instead of </text:span><text:span text:style-name="T2">multiply or divide</text:span></text:p>
                  </text:list-item>
                </text:list>
              </text:list-item>
            </text:list>
            <text:p text:style-name="P19"><text:span text:style-name="T23">16*x</text:span><text:span text:style-name="T23"><text:tab/></text:span><text:span text:style-name="T23">--&gt;</text:span><text:span text:style-name="T23"><text:tab/></text:span><text:span text:style-name="T23">x &lt;&lt; 4</text:span></text:p>
            <text:list text:style-name="L11">
              <text:list-item>
                <text:list>
                  <text:list-item>
                    <text:list>
                      <text:list-item>
                        <text:p text:style-name="P3"><text:span text:style-name="T2">Utility machine </text:span><text:span text:style-name="T2">dependent</text:span></text:p>
                      </text:list-item>
                      <text:list-item>
                        <text:p text:style-name="P3"><text:span text:style-name="T2">Depends on cost of </text:span><text:span text:style-name="T2">multiply or divide </text:span><text:span text:style-name="T2">instruction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">On Intel </text:span><text:span text:style-name="T2">Nehalem, </text:span><text:span text:style-name="T2">integer multiply </text:span><text:span text:style-name="T2">requires 3 CPU </text:span><text:span text:style-name="T2">cycle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"><text:span text:style-name="T2">Recognize sequence </text:span><text:span text:style-name="T2">of products</text:span></text:p>
                  </text:list-item>
                </text:list>
              </text:list-item>
            </text:list>
            <text:p text:style-name="P20"><text:span text:style-name="T2"/></text:p>
            <text:p text:style-name="P20"><text:span text:style-name="T2"/></text:p>
            <text:p text:style-name="P20"><text:span text:style-name="T2"/></text:p>
            <text:p text:style-name="P20"><text:span text:style-name="T2"/></text:p>
            <text:p text:style-name="P20"><text:span text:style-name="T2"/></text:p>
          </draw:text-box>
        </draw:frame>
        <draw:custom-shape draw:name="Rectangle 4" draw:style-name="gr4" draw:text-style-name="P18" draw:layer="layout" svg:width="7.914cm" svg:height="3.207cm" svg:x="2.365cm" svg:y="12.771cm">
          <text:p text:style-name="P17"><text:span text:style-name="T19">for (i = 0; i &lt; n; i++) {</text:span></text:p>
          <text:p text:style-name="P17"><text:span text:style-name="T19"><text:s text:c="2"/></text:span><text:span text:style-name="T19">int ni = n*i;</text:span></text:p>
          <text:p text:style-name="P17"><text:span text:style-name="T19"><text:s text:c="2"/></text:span><text:span text:style-name="T19">for (j = 0; j &lt; n; j++)</text:span></text:p>
          <text:p text:style-name="P17"><text:span text:style-name="T19"><text:s text:c="4"/></text:span><text:span text:style-name="T19">a[ni + j] = b[j];</text:span></text:p>
          <text:p text:style-name="P17"><text:span text:style-name="T1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18" draw:layer="layout" svg:width="7.914cm" svg:height="3.799cm" svg:x="13.613cm" svg:y="12.136cm">
          <text:p text:style-name="P17"><text:span text:style-name="T20">int ni = 0;</text:span></text:p>
          <text:p text:style-name="P17"><text:span text:style-name="T19">for (i = 0; i &lt; n; i++) {</text:span></text:p>
          <text:p text:style-name="P17"><text:span text:style-name="T19"><text:s text:c="2"/></text:span><text:span text:style-name="T19">for (j = 0; j &lt; n; j++)</text:span></text:p>
          <text:p text:style-name="P17"><text:span text:style-name="T19"><text:s text:c="4"/></text:span><text:span text:style-name="T19">a[ni + j] = b[j];</text:span></text:p>
          <text:p text:style-name="P17"><text:span text:style-name="T20"><text:s text:c="2"/></text:span><text:span text:style-name="T20">ni += n;</text:span></text:p>
          <text:p text:style-name="P17"><text:span text:style-name="T1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3" draw:text-style-name="P12" draw:layer="layout" svg:x1="11.161cm" svg:y1="13.63cm" svg:x2="12.783cm" svg:y2="13.63cm">
          <text:p/>
        </draw:line>
        <presentation:notes draw:style-name="dp2">
          <draw:page-thumbnail draw:name="Rectangle 2" draw:style-name="gr1" draw:layer="layout" svg:width="13.546cm" svg:height="10.159cm" svg:x="3.387cm" svg:y="1.905cm" draw:page-number="7" presentation:class="page"/>
          <draw:frame draw:name="Rectangle 3" presentation:style-name="pr1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Optimization Blocker #1: Procedure Calls" draw:style-name="dp1" draw:master-page-name="Title_20_and_20_Content" presentation:presentation-page-layout-name="AL2T11">
        <draw:frame draw:name="Rectangle 4" presentation:style-name="pr6" draw:text-style-name="P12" draw:layer="layout" svg:width="21.933cm" svg:height="13.81cm" svg:x="1.102cm" svg:y="3.784cm" presentation:class="outline" presentation:user-transformed="true">
          <draw:text-box>
            <text:list text:style-name="L4">
              <text:list-item>
                <text:p text:style-name="P10"><text:span text:style-name="T7">Procedure to </text:span><text:span text:style-name="T7">Convert String to </text:span><text:span text:style-name="T7">Lower Case</text:span></text:p>
              </text:list-item>
            </text:list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list text:style-name="L5">
              <text:list-item>
                <text:list>
                  <text:list-item>
                    <text:p text:style-name="P11"><text:span text:style-name="T2">Extracted from 213 </text:span><text:span text:style-name="T2">lab submissions, Fall, </text:span><text:span text:style-name="T2">1998</text:span></text:p>
                  </text:list-item>
                </text:list>
              </text:list-item>
            </text:list>
          </draw:text-box>
        </draw:frame>
        <draw:custom-shape draw:name="Rectangle 2" draw:style-name="gr5" draw:text-style-name="P18" draw:layer="layout" svg:width="13.84cm" svg:height="5.581cm" svg:x="5.21cm" svg:y="6.611cm">
          <text:p text:style-name="P21"><text:span text:style-name="T24">void lower(char *s)</text:span></text:p>
          <text:p text:style-name="P21"><text:span text:style-name="T24">{</text:span></text:p>
          <text:p text:style-name="P21"><text:span text:style-name="T24"><text:s text:c="2"/></text:span><text:span text:style-name="T24">size_t i;</text:span></text:p>
          <text:p text:style-name="P21"><text:span text:style-name="T24"><text:s text:c="2"/></text:span><text:span text:style-name="T24">for (i = 0; i &lt; strlen(s); i++)</text:span></text:p>
          <text:p text:style-name="P21"><text:span text:style-name="T24"><text:s text:c="4"/></text:span><text:span text:style-name="T24">if (s[i] &gt;= 'A' &amp;&amp; s[i] &lt;= 'Z')</text:span></text:p>
          <text:p text:style-name="P21"><text:span text:style-name="T24"><text:s text:c="6"/></text:span><text:span text:style-name="T24">s[i] -= ('A' - 'a');</text:span></text:p>
          <text:p text:style-name="P21"><text:span text:style-name="T2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" draw:layer="layout" svg:width="23.494cm" svg:height="1.591cm" svg:x="1.482cm" svg:y="0.948cm" presentation:class="title" presentation:user-transformed="true">
          <draw:text-box>
            <text:p text:style-name="P9"><text:span text:style-name="T1">Optimization </text:span><text:span text:style-name="T1">Blocker #1: </text:span><text:span text:style-name="T1">Procedure Calls</text:span></text:p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8" presentation:class="page"/>
          <draw:frame draw:name="Rectangle 3" presentation:style-name="pr15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Lower Case Conversion Performance" draw:style-name="dp1" draw:master-page-name="Title_20_and_20_Content" presentation:presentation-page-layout-name="AL2T11">
        <draw:frame draw:name="Rectangle 2" presentation:style-name="pr5" draw:text-style-name="P2" draw:layer="layout" svg:width="24.107cm" svg:height="1.591cm" svg:x="0.635cm" svg:y="0.93cm" presentation:class="title" presentation:user-transformed="true">
          <draw:text-box>
            <text:p text:style-name="P9"><text:span text:style-name="T11">Lower Case </text:span><text:span text:style-name="T11">Conversion </text:span><text:span text:style-name="T11">Performance</text:span></text:p>
          </draw:text-box>
        </draw:frame>
        <draw:frame draw:name="Rectangle 3" presentation:style-name="pr6" draw:text-style-name="P12" draw:layer="layout" svg:width="23.075cm" svg:height="2.521cm" svg:x="0.807cm" svg:y="4.229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11"><text:span text:style-name="T2">Time quadruples </text:span><text:span text:style-name="T2">when double string </text:span><text:span text:style-name="T2">length</text:span></text:p>
                  </text:list-item>
                  <text:list-item>
                    <text:p text:style-name="P11"><text:span text:style-name="T2">Quadratic </text:span><text:span text:style-name="T2">performance</text:span></text:p>
                  </text:list-item>
                </text:list>
              </text:list-item>
            </text:list>
          </draw:text-box>
        </draw:frame>
        <draw:frame draw:name="Chart 5" draw:style-name="gr6" draw:text-style-name="P22" draw:layer="layout" svg:width="22.577cm" svg:height="9.559cm" svg:x="1.305cm" svg:y="7.2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Text Box 10" draw:style-name="gr7" draw:text-style-name="P24" draw:layer="layout" svg:width="1.603cm" svg:height="0.584cm" svg:x="15.575cm" svg:y="10.798cm">
          <text:p text:style-name="P23"><text:span text:style-name="T25">lower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9" presentation:class="page"/>
          <draw:frame draw:name="Rectangle 3" presentation:style-name="pr1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Improving Performance" draw:style-name="dp1" draw:master-page-name="Title_20_and_20_Content" presentation:presentation-page-layout-name="AL2T11">
        <draw:frame draw:name="Rectangle 2" presentation:style-name="pr5" draw:text-style-name="P2" draw:layer="layout" svg:width="17.307cm" svg:height="1.591cm" svg:x="2.752cm" svg:y="0.93cm" presentation:class="title" presentation:user-transformed="true">
          <draw:text-box>
            <text:p text:style-name="P9"><text:span text:style-name="T11">Improving </text:span><text:span text:style-name="T11">Performance</text:span></text:p>
          </draw:text-box>
        </draw:frame>
        <draw:frame draw:name="Rectangle 3" presentation:style-name="pr6" draw:text-style-name="P12" draw:layer="layout" svg:width="23.075cm" svg:height="7.16cm" svg:x="0.807cm" svg:y="10.742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11"><text:span text:style-name="T2">Move call to </text:span><text:span text:style-name="T23">strlen</text:span><text:span text:style-name="T2"> </text:span><text:span text:style-name="T2">outside of loop</text:span></text:p>
                  </text:list-item>
                  <text:list-item>
                    <text:p text:style-name="P11"><text:span text:style-name="T2">Since result does not </text:span><text:span text:style-name="T2">change from one </text:span><text:span text:style-name="T2">iteration to another</text:span></text:p>
                  </text:list-item>
                  <text:list-item>
                    <text:p text:style-name="P11"><text:span text:style-name="T2">Form of code motion</text:span></text:p>
                  </text:list-item>
                  <text:list-item>
                    <text:p text:style-name="P11"><text:span text:style-name="T2">Compiler can’t do it, </text:span><text:span text:style-name="T2">unless code for strlen </text:span><text:span text:style-name="T2">is inlined</text:span></text:p>
                  </text:list-item>
                  <text:list-item>
                    <text:p text:style-name="P11"><text:span text:style-name="T2">And perhaps not even </text:span><text:span text:style-name="T2">then</text:span></text:p>
                  </text:list-item>
                </text:list>
              </text:list-item>
            </text:list>
          </draw:text-box>
        </draw:frame>
        <draw:custom-shape draw:name="Rectangle 4" draw:style-name="gr5" draw:text-style-name="P18" draw:layer="layout" svg:width="13.84cm" svg:height="6.343cm" svg:x="5.538cm" svg:y="3.175cm">
          <text:p text:style-name="P21"><text:span text:style-name="T24">void lower(char *s)</text:span></text:p>
          <text:p text:style-name="P21"><text:span text:style-name="T24">{</text:span></text:p>
          <text:p text:style-name="P21"><text:span text:style-name="T24"><text:s text:c="2"/></text:span><text:span text:style-name="T24">size_t i;</text:span></text:p>
          <text:p text:style-name="P21"><text:span text:style-name="T24"><text:s text:c="2"/></text:span><text:span text:style-name="T24">size_t </text:span><text:span text:style-name="T26">len = strlen</text:span><text:span text:style-name="T24">(s);</text:span></text:p>
          <text:p text:style-name="P21"><text:span text:style-name="T24"><text:s text:c="2"/></text:span><text:span text:style-name="T24">for (i = 0; i &lt;</text:span><text:span text:style-name="T26"> len</text:span><text:span text:style-name="T24">; i++)</text:span></text:p>
          <text:p text:style-name="P21"><text:span text:style-name="T24"><text:s text:c="4"/></text:span><text:span text:style-name="T24">if (s[i] &gt;= 'A' &amp;&amp; s[i] &lt;= 'Z')</text:span></text:p>
          <text:p text:style-name="P21"><text:span text:style-name="T24"><text:s text:c="6"/></text:span><text:span text:style-name="T24">s[i] -= ('A' - 'a');</text:span></text:p>
          <text:p text:style-name="P21"><text:span text:style-name="T2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10" presentation:class="page"/>
          <draw:frame draw:name="Rectangle 3" presentation:style-name="pr1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ploiting Instruction-Level Parallelism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27">Exploiting Instruction-</text:span><text:span text:style-name="T27">Level Parallelism</text:span></text:p>
          </draw:text-box>
        </draw:frame>
        <draw:frame draw:name="Content Placeholder 2" presentation:style-name="pr6" draw:text-style-name="P12" draw:layer="layout" svg:width="21.933cm" svg:height="13.81cm" svg:x="1.102cm" svg:y="3.784cm" presentation:class="outline" presentation:user-transformed="true">
          <draw:text-box>
            <text:list text:style-name="L4">
              <text:list-item>
                <text:p text:style-name="P10"><text:span text:style-name="T13">Need general </text:span><text:span text:style-name="T13">understanding of </text:span><text:span text:style-name="T13">modern processor </text:span><text:span text:style-name="T13">design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4">Hardware can execute </text:span><text:span text:style-name="T14">multiple instructions in </text:span><text:span text:style-name="T14">parallel</text:span></text:p>
                  </text:list-item>
                </text:list>
              </text:list-item>
              <text:list-item>
                <text:p text:style-name="P10"><text:span text:style-name="T13">Performance limited </text:span><text:span text:style-name="T13">by data </text:span><text:span text:style-name="T13">dependencies</text:span></text:p>
              </text:list-item>
              <text:list-item>
                <text:p text:style-name="P10"><text:span text:style-name="T13">Simple </text:span><text:span text:style-name="T13">transformations can </text:span><text:span text:style-name="T13">yield dramatic </text:span><text:span text:style-name="T13">performance </text:span><text:span text:style-name="T13">improvement</text:span></text:p>
                <text:list>
                  <text:list-item>
                    <text:p text:style-name="P11"><text:span text:style-name="T14">Compilers often cannot </text:span><text:span text:style-name="T14">make these </text:span><text:span text:style-name="T14">transformations</text:span></text:p>
                  </text:list-item>
                  <text:list-item>
                    <text:p text:style-name="P11"><text:span text:style-name="T14">Lack of associativity and </text:span><text:span text:style-name="T14">distributivity in floating-</text:span><text:span text:style-name="T14">point arithmetic</text:span></text:p>
                  </text:list-item>
                </text:list>
              </text:list-item>
            </text:list>
            <text:p text:style-name="P10"><text:span text:style-name="T7"/></text:p>
          </draw:text-box>
        </draw:frame>
        <presentation:notes draw:style-name="dp3">
          <draw:page-thumbnail draw:style-name="gr1" draw:layer="layout" svg:width="13.313cm" svg:height="9.985cm" svg:x="3.485cm" svg:y="2.023cm" draw:page-number="11" presentation:class="page"/>
          <draw:frame presentation:style-name="pr18" draw:text-style-name="P2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Benchmark Example: Data Type for Vectors" draw:style-name="dp1" draw:master-page-name="Title_20_and_20_Content" presentation:presentation-page-layout-name="AL2T11">
        <draw:frame draw:name="Title 1" presentation:style-name="pr5" draw:text-style-name="P2" draw:layer="layout" svg:width="22.376cm" svg:height="2.116cm" svg:x="0.992cm" svg:y="1.21cm" presentation:class="title" presentation:user-transformed="true">
          <draw:text-box>
            <text:p text:style-name="P9"><text:span text:style-name="T7">Benchmark Example: </text:span><text:span text:style-name="T7">Data Type for Vectors</text:span></text:p>
          </draw:text-box>
        </draw:frame>
        <draw:custom-shape draw:name="Rectangle 7" draw:style-name="gr8" draw:text-style-name="P18" draw:layer="layout" svg:width="11.342cm" svg:height="3.627cm" svg:x="1.498cm" svg:y="4.163cm">
          <text:p text:style-name="P17"><text:span text:style-name="T28">/* data structure for vectors */</text:span></text:p>
          <text:p text:style-name="P17"><text:span text:style-name="T28">typedef struct{</text:span></text:p>
          <text:p text:style-name="P17"><text:span text:style-name="T28"><text:tab/></text:span><text:span text:style-name="T28">size_t len;</text:span></text:p>
          <text:p text:style-name="P17"><text:span text:style-name="T28"><text:tab/></text:span><text:span text:style-name="T28">data_t *data;</text:span></text:p>
          <text:p text:style-name="P17"><text:span text:style-name="T28">} vec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18" draw:layer="layout" svg:width="12.358cm" svg:height="7.007cm" svg:x="11.772cm" svg:y="9.144cm">
          <text:p text:style-name="P17"><text:span text:style-name="T28">/* retrieve vector element</text:span></text:p>
          <text:p text:style-name="P17"><text:span text:style-name="T28"><text:s text:c="3"/></text:span><text:span text:style-name="T28">and store at val */</text:span></text:p>
          <text:p text:style-name="P17"><text:span text:style-name="T28">int get_vec_element</text:span></text:p>
          <text:p text:style-name="P17"><text:span text:style-name="T28"><text:s text:c="2"/></text:span><text:span text:style-name="T28">(*vec v, size_t idx, data_t *val)</text:span></text:p>
          <text:p text:style-name="P17"><text:span text:style-name="T28">{</text:span></text:p>
          <text:p text:style-name="P17"><text:span text:style-name="T28"><text:tab/></text:span><text:span text:style-name="T28">if (idx &gt;= v-&gt;len)</text:span></text:p>
          <text:p text:style-name="P17"><text:span text:style-name="T28"><text:tab/></text:span><text:span text:style-name="T28"><text:tab/></text:span><text:span text:style-name="T28">return 0;</text:span></text:p>
          <text:p text:style-name="P17"><text:span text:style-name="T28"><text:tab/></text:span><text:span text:style-name="T28">*val = v-&gt;data[idx];</text:span></text:p>
          <text:p text:style-name="P17"><text:span text:style-name="T28"><text:tab/></text:span><text:span text:style-name="T28">return 1;</text:span></text:p>
          <text:p text:style-name="P17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26" draw:layer="layout" svg:width="0.981cm" svg:height="0.81cm" svg:x="18.065cm" svg:y="5.927cm">
          <text:p text:style-name="P2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28" draw:layer="layout" svg:width="2.156cm" svg:height="0.81cm" svg:x="13.335cm" svg:y="5.115cm">
          <text:p text:style-name="P27"><text:span text:style-name="T24">l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0" draw:text-style-name="P28" draw:layer="layout" svg:width="2.156cm" svg:height="0.81cm" svg:x="13.335cm" svg:y="5.927cm">
          <text:p text:style-name="P27"><text:span text:style-name="T24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26" draw:layer="layout" svg:width="0.981cm" svg:height="0.81cm" svg:x="19.05cm" svg:y="5.927cm">
          <text:p text:style-name="P2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26" draw:layer="layout" svg:width="0.981cm" svg:height="0.81cm" svg:x="22.936cm" svg:y="5.927cm">
          <text:p text:style-name="P2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11" draw:text-style-name="P22" draw:layer="layout" svg:width="2.572cm" svg:height="0.003cm" svg:x="15.492cm" svg:y="6.3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9" draw:text-style-name="P26" draw:layer="layout" svg:width="2.892cm" svg:height="0.81cm" svg:x="20.043cm" svg:y="5.927cm">
          <text:p text:style-name="P2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2" draw:text-style-name="P15" draw:layer="layout" svg:width="0.842cm" svg:height="0.927cm" svg:x="18.106cm" svg:y="5.104cm">
          <text:p text:style-name="P27"><text:span text:style-name="T2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2" draw:text-style-name="P15" draw:layer="layout" svg:width="0.842cm" svg:height="0.927cm" svg:x="19.15cm" svg:y="5.104cm">
          <text:p text:style-name="P27"><text:span text:style-name="T2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2" draw:text-style-name="P15" draw:layer="layout" svg:width="2.196cm" svg:height="0.927cm" svg:x="22.341cm" svg:y="5.104cm">
          <text:p text:style-name="P27"><text:span text:style-name="T28">le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13" draw:text-style-name="P22" draw:layer="layout" svg:x1="20.469cm" svg:y1="6.35cm" svg:x2="22.507cm" svg:y2="6.353cm">
          <text:p/>
        </draw:line>
        <draw:frame draw:name="Rectangle 3" presentation:style-name="pr6" draw:text-style-name="P12" draw:layer="layout" svg:width="10.754cm" svg:height="6.164cm" svg:x="1.778cm" svg:y="10.414cm" presentation:class="outline" presentation:user-transformed="true">
          <draw:text-box>
            <text:list text:style-name="L13">
              <text:list-item>
                <text:p text:style-name="P10"><text:span text:style-name="T5">Data Types</text:span></text:p>
              </text:list-item>
            </text:list>
            <text:list text:style-name="L14">
              <text:list-item>
                <text:list>
                  <text:list-item>
                    <text:p text:style-name="P11"><text:span text:style-name="T16">Use different declarations for </text:span><text:span text:style-name="T29">data_t</text:span></text:p>
                  </text:list-item>
                  <text:list-item>
                    <text:p text:style-name="P11"><text:span text:style-name="T29">int</text:span></text:p>
                  </text:list-item>
                  <text:list-item>
                    <text:p text:style-name="P11"><text:span text:style-name="T29">long</text:span></text:p>
                  </text:list-item>
                  <text:list-item>
                    <text:p text:style-name="P11"><text:span text:style-name="T29">float</text:span></text:p>
                  </text:list-item>
                  <text:list-item>
                    <text:p text:style-name="P11"><text:span text:style-name="T29">doubl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313cm" svg:height="9.985cm" svg:x="3.485cm" svg:y="2.023cm" draw:page-number="12" presentation:class="page"/>
          <draw:frame presentation:style-name="pr18" draw:text-style-name="P2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Benchmark Computation" draw:style-name="dp1" draw:master-page-name="Two_20_Content" presentation:presentation-page-layout-name="AL3T3">
        <draw:frame draw:name="Rectangle 2" presentation:style-name="pr19" draw:text-style-name="P2" draw:layer="layout" svg:width="21.086cm" svg:height="2.116cm" svg:x="1.039cm" svg:y="1.031cm" presentation:class="title" presentation:user-transformed="true">
          <draw:text-box>
            <text:p text:style-name="P9"><text:span text:style-name="T1">Benchmark </text:span><text:span text:style-name="T1">Computation</text:span></text:p>
          </draw:text-box>
        </draw:frame>
        <draw:frame draw:name="Rectangle 3" presentation:style-name="pr20" draw:text-style-name="P29" draw:layer="layout" svg:width="10.754cm" svg:height="6.164cm" svg:x="1.773cm" svg:y="11.642cm" presentation:class="outline" presentation:user-transformed="true">
          <draw:text-box>
            <text:list text:style-name="L13">
              <text:list-item>
                <text:p text:style-name="P10"><text:span text:style-name="T15">Data Types</text:span></text:p>
              </text:list-item>
            </text:list>
            <text:list text:style-name="L14">
              <text:list-item>
                <text:list>
                  <text:list-item>
                    <text:p text:style-name="P11"><text:span text:style-name="T30">Use different declarations for </text:span><text:span text:style-name="T31">data_t</text:span></text:p>
                  </text:list-item>
                  <text:list-item>
                    <text:p text:style-name="P11"><text:span text:style-name="T31">int</text:span></text:p>
                  </text:list-item>
                  <text:list-item>
                    <text:p text:style-name="P11"><text:span text:style-name="T31">long</text:span></text:p>
                  </text:list-item>
                  <text:list-item>
                    <text:p text:style-name="P11"><text:span text:style-name="T31">float</text:span></text:p>
                  </text:list-item>
                  <text:list-item>
                    <text:p text:style-name="P11"><text:span text:style-name="T31">double</text:span></text:p>
                  </text:list-item>
                </text:list>
              </text:list-item>
            </text:list>
          </draw:text-box>
        </draw:frame>
        <draw:frame draw:name="Rectangle 5" presentation:style-name="pr20" draw:text-style-name="P29" draw:layer="layout" svg:width="10.754cm" svg:height="6.164cm" svg:x="12.951cm" svg:y="11.642cm" presentation:class="outline" presentation:user-transformed="true">
          <draw:text-box>
            <text:list text:style-name="L13">
              <text:list-item>
                <text:p text:style-name="P10"><text:span text:style-name="T5">Operations</text:span></text:p>
              </text:list-item>
            </text:list>
            <text:list text:style-name="L14">
              <text:list-item>
                <text:list>
                  <text:list-item>
                    <text:p text:style-name="P11"><text:span text:style-name="T16">Use different definitions of </text:span><text:span text:style-name="T29">OP</text:span><text:span text:style-name="T16"> and </text:span><text:span text:style-name="T29">IDENT</text:span></text:p>
                  </text:list-item>
                  <text:list-item>
                    <text:p text:style-name="P11"><text:span text:style-name="T16"><text:s/></text:span><text:span text:style-name="T29">+ </text:span><text:span text:style-name="T16">/</text:span><text:span text:style-name="T29"> 0</text:span></text:p>
                  </text:list-item>
                  <text:list-item>
                    <text:p text:style-name="P11"><text:span text:style-name="T16"><text:s/></text:span><text:span text:style-name="T29">* </text:span><text:span text:style-name="T16">/</text:span><text:span text:style-name="T29"> 1</text:span></text:p>
                  </text:list-item>
                </text:list>
              </text:list-item>
            </text:list>
          </draw:text-box>
        </draw:frame>
        <draw:custom-shape draw:name="Rectangle 4" draw:style-name="gr5" draw:text-style-name="P18" draw:layer="layout" svg:width="14.391cm" svg:height="7.007cm" svg:x="2.68cm" svg:y="3.148cm">
          <text:p text:style-name="P21"><text:span text:style-name="T28">void combine1(vec_ptr v, data_t *dest)</text:span></text:p>
          <text:p text:style-name="P21"><text:span text:style-name="T28">{</text:span></text:p>
          <text:p text:style-name="P21"><text:span text:style-name="T28"><text:s text:c="4"/></text:span><text:span text:style-name="T28">long int i;</text:span></text:p>
          <text:p text:style-name="P21"><text:span text:style-name="T28"><text:s text:c="4"/></text:span><text:span text:style-name="T28">*dest = IDENT;</text:span></text:p>
          <text:p text:style-name="P21"><text:span text:style-name="T28"><text:s text:c="4"/></text:span><text:span text:style-name="T28">for (i = 0; i &lt; vec_length(v); i++) {</text:span></text:p>
          <text:p text:style-name="P21"><text:span text:style-name="T28"><text:tab/></text:span><text:span text:style-name="T28">data_t val;</text:span></text:p>
          <text:p text:style-name="P21"><text:span text:style-name="T28"><text:tab/></text:span><text:span text:style-name="T28">get_vec_element(v, i, &amp;val);</text:span></text:p>
          <text:p text:style-name="P21"><text:span text:style-name="T28"><text:tab/></text:span><text:span text:style-name="T28">*dest = *dest OP val;</text:span></text:p>
          <text:p text:style-name="P21"><text:span text:style-name="T28"><text:s text:c="4"/></text:span><text:span text:style-name="T28">}</text:span></text:p>
          <text:p text:style-name="P21"><text:span text:style-name="T2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4" draw:text-style-name="P12" draw:layer="layout" svg:width="6.772cm" svg:height="2.537cm" svg:x="18.627cm" svg:y="4.445cm">
          <text:p text:style-name="P17"><text:span text:style-name="T15">Compute sum or product of vector el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13" presentation:class="page"/>
          <draw:frame draw:name="Rectangle 3" presentation:style-name="pr21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ycles Per Element (CPE)" draw:style-name="dp1" draw:master-page-name="Title_20_and_20_Content" presentation:presentation-page-layout-name="AL2T11">
        <draw:frame draw:name="Rectangle 2" presentation:style-name="pr5" draw:text-style-name="P2" draw:layer="layout" svg:width="22.612cm" svg:height="1.591cm" svg:x="1.27cm" svg:y="1.058cm" presentation:class="title" presentation:user-transformed="true">
          <draw:text-box>
            <text:p text:style-name="P9"><text:span text:style-name="T1">Cycles Per </text:span><text:span text:style-name="T1">Element (CPE)</text:span></text:p>
          </draw:text-box>
        </draw:frame>
        <draw:frame draw:name="Rectangle 3" presentation:style-name="pr6" draw:text-style-name="P12" draw:layer="layout" svg:width="23.075cm" svg:height="4.21cm" svg:x="0.807cm" svg:y="2.752cm" presentation:class="outline" presentation:user-transformed="true">
          <draw:text-box>
            <text:list text:style-name="L4">
              <text:list-item>
                <text:p text:style-name="P11"><text:span text:style-name="T5">Convenient way to </text:span><text:span text:style-name="T5">express performance </text:span><text:span text:style-name="T5">of program that </text:span><text:span text:style-name="T5">operates on vectors or </text:span><text:span text:style-name="T5">lists</text:span></text:p>
              </text:list-item>
              <text:list-item>
                <text:p text:style-name="P11"><text:span text:style-name="T5">Length = n</text:span></text:p>
              </text:list-item>
              <text:list-item>
                <text:p text:style-name="P11"><text:span text:style-name="T5">In our case: </text:span><text:span text:style-name="T32">CPE = </text:span><text:span text:style-name="T32">cycles per OP</text:span></text:p>
              </text:list-item>
              <text:list-item>
                <text:p text:style-name="P11"><text:span text:style-name="T5">T = CPE*n + Overhead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16">CPE is slope of line</text:span></text:p>
                  </text:list-item>
                </text:list>
              </text:list-item>
            </text:list>
          </draw:text-box>
        </draw:frame>
        <draw:frame draw:name="Chart 6" draw:style-name="gr6" draw:text-style-name="P22" draw:layer="layout" svg:width="15.985cm" svg:height="9.101cm" svg:x="4.868cm" svg:y="9.1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name="Text Box 2" draw:style-name="gr15" draw:text-style-name="P32" draw:layer="layout" svg:width="2.314cm" svg:height="1.089cm" svg:x="11.528cm" svg:y="11.581cm">
          <text:p text:style-name="P31"><text:span text:style-name="T25">psum1</text:span></text:p>
          <text:p text:style-name="P31"><text:span text:style-name="T33">Slope = 9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6" draw:text-style-name="P32" draw:layer="layout" svg:width="2.314cm" svg:height="1.077cm" svg:x="12.579cm" svg:y="14.514cm">
          <text:p text:style-name="P31"><text:span text:style-name="T33"><text:s/></text:span><text:span text:style-name="T25">psum2</text:span></text:p>
          <text:p text:style-name="P31"><text:span text:style-name="T33">Slope = 6.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14" presentation:class="page"/>
          <draw:frame draw:name="Rectangle 3" presentation:style-name="pr2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Benchmark Performance" draw:style-name="dp1" draw:master-page-name="Title_20_Only" presentation:presentation-page-layout-name="AL4T19">
        <draw:frame draw:name="Rectangle 2" presentation:style-name="pr23" draw:text-style-name="P2" draw:layer="layout" svg:width="21.086cm" svg:height="2.116cm" svg:x="0.994cm" svg:y="1.236cm" presentation:class="title" presentation:user-transformed="true">
          <draw:text-box>
            <text:p text:style-name="P9"><text:span text:style-name="T1">Benchmark </text:span><text:span text:style-name="T1">Performance</text:span></text:p>
          </draw:text-box>
        </draw:frame>
        <draw:custom-shape draw:name="Rectangle 4" draw:style-name="gr5" draw:text-style-name="P18" draw:layer="layout" svg:width="16.126cm" svg:height="7.867cm" svg:x="1.813cm" svg:y="3.148cm">
          <text:p text:style-name="P21"><text:span text:style-name="T24">void combine1(vec_ptr v, data_t *dest)</text:span></text:p>
          <text:p text:style-name="P21"><text:span text:style-name="T24">{</text:span></text:p>
          <text:p text:style-name="P21"><text:span text:style-name="T24"><text:s text:c="4"/></text:span><text:span text:style-name="T24">long int i;</text:span></text:p>
          <text:p text:style-name="P21"><text:span text:style-name="T24"><text:s text:c="4"/></text:span><text:span text:style-name="T24">*dest = IDENT;</text:span></text:p>
          <text:p text:style-name="P21"><text:span text:style-name="T24"><text:s text:c="4"/></text:span><text:span text:style-name="T24">for (i = 0; i &lt; vec_length(v); i++) {</text:span></text:p>
          <text:p text:style-name="P21"><text:span text:style-name="T24"><text:tab/></text:span><text:span text:style-name="T24">data_t val;</text:span></text:p>
          <text:p text:style-name="P21"><text:span text:style-name="T24"><text:tab/></text:span><text:span text:style-name="T24">get_vec_element(v, i, &amp;val);</text:span></text:p>
          <text:p text:style-name="P21"><text:span text:style-name="T24"><text:tab/></text:span><text:span text:style-name="T24">*dest = *dest OP val;</text:span></text:p>
          <text:p text:style-name="P21"><text:span text:style-name="T24"><text:s text:c="4"/></text:span><text:span text:style-name="T24">}</text:span></text:p>
          <text:p text:style-name="P21"><text:span text:style-name="T2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4" draw:text-style-name="P12" draw:layer="layout" svg:width="6.772cm" svg:height="2.537cm" svg:x="18.627cm" svg:y="4.445cm">
          <text:p text:style-name="P17"><text:span text:style-name="T15">Compute sum or product of vector el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49" draw:style-name="standard" draw:layer="layout" svg:width="22.858cm" svg:height="4.634cm" svg:x="1.102cm" svg:y="11.85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standard">
              <table:table-cell table:style-name="ce1">
                <text:p text:style-name="P33"><text:span text:style-name="T34">Method</text:span></text:p>
              </table:table-cell>
              <table:table-cell table:style-name="ce2" table:number-columns-spanned="2">
                <text:p text:style-name="P34"><text:span text:style-name="T34">Integer</text:span></text:p>
              </table:table-cell>
              <table:covered-table-cell/>
              <table:table-cell table:style-name="ce3" table:number-columns-spanned="2">
                <text:p text:style-name="P34"><text:span text:style-name="T34">Double FP</text:span></text:p>
              </table:table-cell>
              <table:covered-table-cell/>
            </table:table-row>
            <table:table-row table:style-name="ro1" table:default-cell-style-name="ce5">
              <table:table-cell table:style-name="ce4">
                <text:p text:style-name="P33"><text:span text:style-name="T34">Operation</text:span></text:p>
              </table:table-cell>
              <table:table-cell>
                <text:p text:style-name="P35"><text:span text:style-name="T34">Add</text:span></text:p>
              </table:table-cell>
              <table:table-cell>
                <text:p text:style-name="P35"><text:span text:style-name="T34">Mult</text:span></text:p>
              </table:table-cell>
              <table:table-cell>
                <text:p text:style-name="P35"><text:span text:style-name="T34">Add</text:span></text:p>
              </table:table-cell>
              <table:table-cell table:style-name="ce6">
                <text:p text:style-name="P35"><text:span text:style-name="T34">Mult</text:span></text:p>
              </table:table-cell>
            </table:table-row>
            <table:table-row table:style-name="ro2" table:default-cell-style-name="ce5">
              <table:table-cell table:style-name="ce4">
                <text:p text:style-name="P33"><text:span text:style-name="T35">Combine1 unoptimized</text:span></text:p>
              </table:table-cell>
              <table:table-cell>
                <text:p text:style-name="P35"><text:span text:style-name="T35">22.68</text:span></text:p>
              </table:table-cell>
              <table:table-cell>
                <text:p text:style-name="P35"><text:span text:style-name="T35">20.02</text:span></text:p>
              </table:table-cell>
              <table:table-cell>
                <text:p text:style-name="P35"><text:span text:style-name="T35">19.98</text:span></text:p>
              </table:table-cell>
              <table:table-cell table:style-name="ce6">
                <text:p text:style-name="P35"><text:span text:style-name="T35">20.18</text:span></text:p>
              </table:table-cell>
            </table:table-row>
            <table:table-row table:style-name="ro1" table:default-cell-style-name="ce8">
              <table:table-cell table:style-name="ce7">
                <text:p text:style-name="P33"><text:span text:style-name="T35">Combine1 –O1</text:span></text:p>
              </table:table-cell>
              <table:table-cell>
                <text:p text:style-name="P35"><text:span text:style-name="T35">10.12</text:span></text:p>
              </table:table-cell>
              <table:table-cell>
                <text:p text:style-name="P35"><text:span text:style-name="T35">10.12</text:span></text:p>
              </table:table-cell>
              <table:table-cell>
                <text:p text:style-name="P35"><text:span text:style-name="T35">10.17</text:span></text:p>
              </table:table-cell>
              <table:table-cell table:style-name="ce9">
                <text:p text:style-name="P35"><text:span text:style-name="T35">11.1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Rectangle 2" draw:style-name="gr1" draw:layer="layout" svg:width="13.546cm" svg:height="10.159cm" svg:x="3.387cm" svg:y="1.905cm" draw:page-number="15" presentation:class="page"/>
          <draw:frame draw:name="Rectangle 3" presentation:style-name="pr2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Basic Optimizations" draw:style-name="dp1" draw:master-page-name="Title_20_and_20_Content" presentation:presentation-page-layout-name="AL2T11"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Basic </text:span><text:span text:style-name="T1">Optimizations</text:span></text:p>
          </draw:text-box>
        </draw:frame>
        <draw:frame draw:name="Content Placeholder 5" presentation:style-name="pr6" draw:text-style-name="P12" draw:layer="layout" svg:width="21.933cm" svg:height="5.105cm" svg:x="1.102cm" svg:y="12.488cm" presentation:class="outline" presentation:user-transformed="true">
          <draw:text-box>
            <text:list text:style-name="L4">
              <text:list-item>
                <text:p text:style-name="P10"><text:span text:style-name="T7">Move vec_length </text:span><text:span text:style-name="T7">out of loop</text:span></text:p>
              </text:list-item>
              <text:list-item>
                <text:p text:style-name="P10"><text:span text:style-name="T7">Avoid bounds </text:span><text:span text:style-name="T7">check on each </text:span><text:span text:style-name="T7">cycle</text:span></text:p>
              </text:list-item>
              <text:list-item>
                <text:p text:style-name="P10"><text:span text:style-name="T7">Accumulate in </text:span><text:span text:style-name="T7">temporary</text:span></text:p>
              </text:list-item>
            </text:list>
          </draw:text-box>
        </draw:frame>
        <draw:custom-shape draw:name="Rectangle 4" draw:style-name="gr5" draw:text-style-name="P18" draw:layer="layout" svg:width="14.983cm" svg:height="7.867cm" svg:x="3.635cm" svg:y="3.698cm">
          <text:p text:style-name="P21"><text:span text:style-name="T24">void combine4(vec_ptr v, data_t *dest)</text:span></text:p>
          <text:p text:style-name="P21"><text:span text:style-name="T24">{</text:span></text:p>
          <text:p text:style-name="P21"><text:span text:style-name="T24"><text:s text:c="2"/></text:span><text:span text:style-name="T24">long i;</text:span></text:p>
          <text:p text:style-name="P21"><text:span text:style-name="T24"><text:s text:c="2"/></text:span><text:span text:style-name="T24">long length = vec_length(v);</text:span></text:p>
          <text:p text:style-name="P21"><text:span text:style-name="T24"><text:s text:c="2"/></text:span><text:span text:style-name="T24">data_t *d = get_vec_start(v);</text:span></text:p>
          <text:p text:style-name="P21"><text:span text:style-name="T24"><text:s text:c="2"/></text:span><text:span text:style-name="T24">data_t t = IDENT;</text:span></text:p>
          <text:p text:style-name="P21"><text:span text:style-name="T24"><text:s text:c="2"/></text:span><text:span text:style-name="T24">for (i = 0; i &lt; length; i++)</text:span></text:p>
          <text:p text:style-name="P21"><text:span text:style-name="T24"><text:s text:c="4"/></text:span><text:span text:style-name="T24">t = t OP d[i];</text:span></text:p>
          <text:p text:style-name="P21"><text:span text:style-name="T24"><text:s text:c="2"/></text:span><text:span text:style-name="T24">*dest = t;</text:span></text:p>
          <text:p text:style-name="P21"><text:span text:style-name="T2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16" presentation:class="page"/>
          <draw:frame draw:name="Rectangle 3" presentation:style-name="pr25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ffect of Basic Optimizations" draw:style-name="dp1" draw:master-page-name="Title_20_and_20_Content" presentation:presentation-page-layout-name="AL2T11"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1">Effect of Basic </text:span><text:span text:style-name="T11">Optimizations</text:span></text:p>
          </draw:text-box>
        </draw:frame>
        <draw:frame draw:name="Content Placeholder 5" presentation:style-name="pr6" draw:text-style-name="P12" draw:layer="layout" svg:width="21.933cm" svg:height="1.507cm" svg:x="1.102cm" svg:y="16.484cm" presentation:class="outline" presentation:user-transformed="true">
          <draw:text-box>
            <text:list text:style-name="L4">
              <text:list-item>
                <text:p text:style-name="P10"><text:span text:style-name="T7">Eliminates sources </text:span><text:span text:style-name="T7">of overhead in </text:span><text:span text:style-name="T7">loop</text:span></text:p>
              </text:list-item>
            </text:list>
          </draw:text-box>
        </draw:frame>
        <draw:custom-shape draw:name="Rectangle 4" draw:style-name="gr5" draw:text-style-name="P18" draw:layer="layout" svg:width="14.983cm" svg:height="7.867cm" svg:x="3.635cm" svg:y="3.698cm">
          <text:p text:style-name="P21"><text:span text:style-name="T24">void combine4(vec_ptr v, data_t *dest)</text:span></text:p>
          <text:p text:style-name="P21"><text:span text:style-name="T24">{</text:span></text:p>
          <text:p text:style-name="P21"><text:span text:style-name="T24"><text:s text:c="2"/></text:span><text:span text:style-name="T24">long i;</text:span></text:p>
          <text:p text:style-name="P21"><text:span text:style-name="T24"><text:s text:c="2"/></text:span><text:span text:style-name="T24">long length = vec_length(v);</text:span></text:p>
          <text:p text:style-name="P21"><text:span text:style-name="T24"><text:s text:c="2"/></text:span><text:span text:style-name="T24">data_t *d = get_vec_start(v);</text:span></text:p>
          <text:p text:style-name="P21"><text:span text:style-name="T24"><text:s text:c="2"/></text:span><text:span text:style-name="T24">data_t t = IDENT;</text:span></text:p>
          <text:p text:style-name="P21"><text:span text:style-name="T24"><text:s text:c="2"/></text:span><text:span text:style-name="T24">for (i = 0; i &lt; length; i++)</text:span></text:p>
          <text:p text:style-name="P21"><text:span text:style-name="T24"><text:s text:c="4"/></text:span><text:span text:style-name="T24">t = t OP d[i];</text:span></text:p>
          <text:p text:style-name="P21"><text:span text:style-name="T24"><text:s text:c="2"/></text:span><text:span text:style-name="T24">*dest = t;</text:span></text:p>
          <text:p text:style-name="P21"><text:span text:style-name="T2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49" draw:style-name="standard" draw:layer="layout" svg:width="16.676cm" svg:height="4.311cm" svg:x="1.102cm" svg:y="11.853cm">
          <table:table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standard">
              <table:table-cell table:style-name="ce1">
                <text:p text:style-name="P33"><text:span text:style-name="T34">Method</text:span></text:p>
              </table:table-cell>
              <table:table-cell table:style-name="ce2" table:number-columns-spanned="2">
                <text:p text:style-name="P34"><text:span text:style-name="T34">Integer</text:span></text:p>
              </table:table-cell>
              <table:covered-table-cell/>
              <table:table-cell table:style-name="ce3" table:number-columns-spanned="2">
                <text:p text:style-name="P34"><text:span text:style-name="T34">Double FP</text:span></text:p>
              </table:table-cell>
              <table:covered-table-cell/>
            </table:table-row>
            <table:table-row table:style-name="ro4" table:default-cell-style-name="ce5">
              <table:table-cell table:style-name="ce4">
                <text:p text:style-name="P33"><text:span text:style-name="T34">Operation</text:span></text:p>
              </table:table-cell>
              <table:table-cell>
                <text:p text:style-name="P35"><text:span text:style-name="T34">Add</text:span></text:p>
              </table:table-cell>
              <table:table-cell>
                <text:p text:style-name="P35"><text:span text:style-name="T34">Mult</text:span></text:p>
              </table:table-cell>
              <table:table-cell>
                <text:p text:style-name="P35"><text:span text:style-name="T34">Add</text:span></text:p>
              </table:table-cell>
              <table:table-cell table:style-name="ce6">
                <text:p text:style-name="P35"><text:span text:style-name="T34">Mult</text:span></text:p>
              </table:table-cell>
            </table:table-row>
            <table:table-row table:style-name="ro4" table:default-cell-style-name="ce5">
              <table:table-cell table:style-name="ce4">
                <text:p text:style-name="P33"><text:span text:style-name="T35">Combine1 –O1</text:span></text:p>
              </table:table-cell>
              <table:table-cell>
                <text:p text:style-name="P35"><text:span text:style-name="T35">10.12</text:span></text:p>
              </table:table-cell>
              <table:table-cell>
                <text:p text:style-name="P35"><text:span text:style-name="T35">10.12</text:span></text:p>
              </table:table-cell>
              <table:table-cell>
                <text:p text:style-name="P35"><text:span text:style-name="T35">10.17</text:span></text:p>
              </table:table-cell>
              <table:table-cell table:style-name="ce6">
                <text:p text:style-name="P35"><text:span text:style-name="T35">11.14</text:span></text:p>
              </table:table-cell>
            </table:table-row>
            <table:table-row table:style-name="ro5" table:default-cell-style-name="ce8">
              <table:table-cell table:style-name="ce7">
                <text:p text:style-name="P33"><text:span text:style-name="T35">Combine4</text:span></text:p>
              </table:table-cell>
              <table:table-cell>
                <text:p text:style-name="P35"><text:span text:style-name="T35">1.27</text:span></text:p>
              </table:table-cell>
              <table:table-cell>
                <text:p text:style-name="P35"><text:span text:style-name="T35">3.01</text:span></text:p>
              </table:table-cell>
              <table:table-cell>
                <text:p text:style-name="P35"><text:span text:style-name="T35">3.01</text:span></text:p>
              </table:table-cell>
              <table:table-cell table:style-name="ce9">
                <text:p text:style-name="P35"><text:span text:style-name="T35">5.0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Rectangle 2" draw:style-name="gr1" draw:layer="layout" svg:width="13.546cm" svg:height="10.159cm" svg:x="3.387cm" svg:y="1.905cm" draw:page-number="17" presentation:class="page"/>
          <draw:frame draw:name="Rectangle 3" presentation:style-name="pr2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odern CPU Design" draw:style-name="dp1" draw:master-page-name="Title_20_Only" presentation:presentation-page-layout-name="AL4T19">
        <draw:frame draw:name="Rectangle 2" presentation:style-name="pr23" draw:text-style-name="P2" draw:layer="layout" svg:width="16.284cm" svg:height="1.591cm" svg:x="1.482cm" svg:y="1.27cm" presentation:class="title" presentation:user-transformed="true">
          <draw:text-box>
            <text:p text:style-name="P9"><text:span text:style-name="T1">Modern CPU </text:span><text:span text:style-name="T1">Design</text:span></text:p>
          </draw:text-box>
        </draw:frame>
        <draw:custom-shape draw:name="Rectangle 3" draw:style-name="gr17" draw:text-style-name="P37" draw:layer="layout" svg:width="18.083cm" svg:height="8.466cm" svg:x="4.283cm" svg:y="9.737cm">
          <text:p text:style-name="P36"><text:span text:style-name="T36">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8" draw:text-style-name="P39" draw:layer="layout" svg:width="15.849cm" svg:height="2.116cm" svg:x="5.715cm" svg:y="10.834cm">
          <text:p text:style-name="P38"><text:span text:style-name="T37">Functional</text:span></text:p>
          <text:p text:style-name="P38"><text:span text:style-name="T37">Un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37" draw:layer="layout" svg:width="18.083cm" svg:height="5.291cm" svg:x="4.318cm" svg:y="3.345cm">
          <text:p text:style-name="P36"><text:span text:style-name="T36">Instruction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0" draw:text-style-name="P41" draw:layer="layout" svg:width="1.878cm" svg:height="1.269cm" svg:x="6.158cm" svg:y="11.218cm">
          <text:p text:style-name="P40"><text:span text:style-name="T38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41" draw:layer="layout" svg:width="1.878cm" svg:height="1.269cm" svg:x="10.444cm" svg:y="11.218cm">
          <text:p text:style-name="P40"><text:span text:style-name="T38">Ari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0" draw:text-style-name="P41" draw:layer="layout" svg:width="1.873cm" svg:height="1.269cm" svg:x="12.591cm" svg:y="11.218cm">
          <text:p text:style-name="P40"><text:span text:style-name="T38">Ari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0" draw:text-style-name="P41" draw:layer="layout" svg:width="1.878cm" svg:height="1.269cm" svg:x="14.73cm" svg:y="11.218cm">
          <text:p text:style-name="P40"><text:span text:style-name="T38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0" draw:text-style-name="P41" draw:layer="layout" svg:width="1.878cm" svg:height="1.269cm" svg:x="16.873cm" svg:y="11.218cm">
          <text:p text:style-name="P40"><text:span text:style-name="T38">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0" draw:text-style-name="P41" draw:layer="layout" svg:width="3.619cm" svg:height="3.174cm" svg:x="18.542cm" svg:y="4.657cm">
          <text:p text:style-name="P40"><text:span text:style-name="T38">Instruction</text:span></text:p>
          <text:p text:style-name="P40"><text:span text:style-name="T38">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0" draw:text-style-name="P41" draw:layer="layout" svg:width="4.021cm" svg:height="1.692cm" svg:x="14.73cm" svg:y="15.452cm">
          <text:p text:style-name="P40"><text:span text:style-name="T38">Data</text:span></text:p>
          <text:p text:style-name="P40"><text:span text:style-name="T38">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0" draw:text-style-name="P41" draw:layer="layout" svg:width="3.214cm" svg:height="1.481cm" svg:x="11.784cm" svg:y="4.657cm">
          <text:p text:style-name="P40"><text:span text:style-name="T38">Fetch</text:span></text:p>
          <text:p text:style-name="P40"><text:span text:style-name="T38">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0" draw:text-style-name="P41" draw:layer="layout" svg:width="3.214cm" svg:height="1.481cm" svg:x="11.784cm" svg:y="6.35cm">
          <text:p text:style-name="P40"><text:span text:style-name="T38">Instruction</text:span></text:p>
          <text:p text:style-name="P40"><text:span text:style-name="T38">De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1" draw:text-style-name="P12" draw:layer="layout" svg:x1="14.999cm" svg:y1="5.411cm" svg:x2="18.542cm" svg:y2="5.411cm">
          <text:p/>
        </draw:line>
        <draw:line draw:name="Line 16" draw:style-name="gr21" draw:text-style-name="P12" draw:layer="layout" svg:x1="18.542cm" svg:y1="7.112cm" svg:x2="14.999cm" svg:y2="7.119cm">
          <text:p/>
        </draw:line>
        <draw:line draw:name="Line 17" draw:style-name="gr21" draw:text-style-name="P12" draw:layer="layout" svg:x1="13.389cm" svg:y1="7.831cm" svg:x2="13.389cm" svg:y2="10.583cm">
          <text:p/>
        </draw:line>
        <draw:custom-shape draw:name="Freeform 18" draw:style-name="gr22" draw:text-style-name="P12" draw:layer="layout" svg:width="5.357cm" svg:height="6.349cm" svg:x="6.425cm" svg:y="4.868cm">
          <text:p text:style-name="P17"><text:span text:style-name="T7"/></text:p>
          <draw:enhanced-geometry draw:mirror-horizontal="true" draw:mirror-vertical="false" drawooo:sub-view-size="144 864" draw:text-areas="?f9 ?f10 ?f11 ?f12" svg:viewBox="0 0 0 0" draw:type="ooxml-non-primitive" draw:enhanced-path="M 0 0 L 144 0 144 864 N">
            <draw:equation draw:name="f0" draw:formula="0*logwidth/144"/>
            <draw:equation draw:name="f1" draw:formula="0*logheight/864"/>
            <draw:equation draw:name="f2" draw:formula="144*logwidth/144"/>
            <draw:equation draw:name="f3" draw:formula="0*logheight/864"/>
            <draw:equation draw:name="f4" draw:formula="144*logwidth/144"/>
            <draw:equation draw:name="f5" draw:formula="864*logheight/86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144"/>
            <draw:equation draw:name="f10" draw:formula="0*logheight/864"/>
            <draw:equation draw:name="f11" draw:formula="144*logwidth/144"/>
            <draw:equation draw:name="f12" draw:formula="864*logheight/864"/>
          </draw:enhanced-geometry>
        </draw:custom-shape>
        <draw:line draw:name="Line 19" draw:style-name="gr21" draw:text-style-name="P12" draw:layer="layout" svg:x1="15.268cm" svg:y1="12.488cm" svg:x2="15.268cm" svg:y2="15.451cm">
          <text:p/>
        </draw:line>
        <draw:line draw:name="Line 20" draw:style-name="gr21" draw:text-style-name="P12" draw:layer="layout" svg:x1="16.075cm" svg:y1="15.451cm" svg:x2="16.075cm" svg:y2="12.488cm">
          <text:p/>
        </draw:line>
        <draw:line draw:name="Line 21" draw:style-name="gr21" draw:text-style-name="P12" draw:layer="layout" svg:x1="17.411cm" svg:y1="12.488cm" svg:x2="17.411cm" svg:y2="15.451cm">
          <text:p/>
        </draw:line>
        <draw:line draw:name="Line 22" draw:style-name="gr21" draw:text-style-name="P12" draw:layer="layout" svg:x1="18.213cm" svg:y1="12.488cm" svg:x2="18.213cm" svg:y2="15.451cm">
          <text:p/>
        </draw:line>
        <draw:custom-shape draw:name="Text Box 23" draw:style-name="gr23" draw:text-style-name="P15" draw:layer="layout" svg:width="2.768cm" svg:height="0.843cm" svg:x="15.02cm" svg:y="4.648cm">
          <text:p text:style-name="P40"><text:span text:style-name="T37">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24" draw:text-style-name="P42" draw:layer="layout" svg:width="3.852cm" svg:height="0.843cm" svg:x="14.793cm" svg:y="6.35cm">
          <text:p text:style-name="P40"><text:span text:style-name="T37">Instru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3" draw:text-style-name="P15" draw:layer="layout" svg:width="3.581cm" svg:height="0.843cm" svg:x="13.691cm" svg:y="7.874cm">
          <text:p text:style-name="P40"><text:span text:style-name="T37">Oper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23" draw:text-style-name="P12" draw:layer="layout" svg:width="4.622cm" svg:height="0.843cm" svg:x="6.554cm" svg:y="8.795cm">
          <text:p text:style-name="P36"><text:span text:style-name="T37">Prediction O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23" draw:text-style-name="P15" draw:layer="layout" svg:width="1.435cm" svg:height="0.674cm" svg:x="17.985cm" svg:y="14.556cm">
          <text:p text:style-name="P40"><text:span text:style-name="T39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23" draw:text-style-name="P15" draw:layer="layout" svg:width="1.435cm" svg:height="0.674cm" svg:x="15.819cm" svg:y="14.605cm">
          <text:p text:style-name="P40"><text:span text:style-name="T39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23" draw:text-style-name="P15" draw:layer="layout" svg:width="1.528cm" svg:height="0.674cm" svg:x="14.024cm" svg:y="13.921cm">
          <text:p text:style-name="P40"><text:span text:style-name="T39">Add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3" draw:text-style-name="P15" draw:layer="layout" svg:width="1.528cm" svg:height="0.674cm" svg:x="16.16cm" svg:y="13.921cm">
          <text:p text:style-name="P40"><text:span text:style-name="T39">Add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21" draw:text-style-name="P12" draw:layer="layout" svg:x1="7.064cm" svg:y1="10.583cm" svg:x2="7.064cm" svg:y2="11.218cm">
          <text:p/>
        </draw:line>
        <draw:line draw:name="Line 32" draw:style-name="gr21" draw:text-style-name="P12" draw:layer="layout" svg:x1="11.355cm" svg:y1="10.583cm" svg:x2="11.355cm" svg:y2="11.218cm">
          <text:p/>
        </draw:line>
        <draw:line draw:name="Line 33" draw:style-name="gr21" draw:text-style-name="P12" draw:layer="layout" svg:x1="13.493cm" svg:y1="10.583cm" svg:x2="13.493cm" svg:y2="11.218cm">
          <text:p/>
        </draw:line>
        <draw:line draw:name="Line 34" draw:style-name="gr21" draw:text-style-name="P12" draw:layer="layout" svg:x1="15.641cm" svg:y1="10.583cm" svg:x2="15.641cm" svg:y2="11.218cm">
          <text:p/>
        </draw:line>
        <draw:line draw:name="Line 35" draw:style-name="gr21" draw:text-style-name="P12" draw:layer="layout" svg:x1="17.78cm" svg:y1="10.583cm" svg:x2="17.78cm" svg:y2="11.218cm">
          <text:p/>
        </draw:line>
        <draw:line draw:name="Line 36" draw:style-name="gr25" draw:text-style-name="P12" draw:layer="layout" svg:x1="7.064cm" svg:y1="10.583cm" svg:x2="17.78cm" svg:y2="10.583cm">
          <text:p/>
        </draw:line>
        <draw:custom-shape draw:name="Rectangle 37" draw:style-name="gr20" draw:text-style-name="P41" draw:layer="layout" svg:width="1.869cm" svg:height="1.269cm" svg:x="8.305cm" svg:y="11.218cm">
          <text:p text:style-name="P40"><text:span text:style-name="T38">Ari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1" draw:text-style-name="P12" draw:layer="layout" svg:x1="9.207cm" svg:y1="10.583cm" svg:x2="9.207cm" svg:y2="11.218cm">
          <text:p/>
        </draw:line>
        <draw:line draw:name="Line 39" draw:style-name="gr25" draw:text-style-name="P12" draw:layer="layout" svg:x1="4.821cm" svg:y1="13.546cm" svg:x2="19.306cm" svg:y2="13.546cm">
          <text:p/>
        </draw:line>
        <draw:g draw:name="Group 40">
          <draw:line draw:name="Line 41" draw:style-name="gr26" draw:text-style-name="P12" draw:layer="layout" svg:x1="6.964cm" svg:y1="12.488cm" svg:x2="6.964cm" svg:y2="13.546cm">
            <text:p/>
          </draw:line>
          <draw:line draw:name="Line 42" draw:style-name="gr26" draw:text-style-name="P12" draw:layer="layout" svg:x1="11.25cm" svg:y1="12.488cm" svg:x2="11.25cm" svg:y2="13.546cm">
            <text:p/>
          </draw:line>
          <draw:line draw:name="Line 43" draw:style-name="gr26" draw:text-style-name="P12" draw:layer="layout" svg:x1="13.393cm" svg:y1="12.488cm" svg:x2="13.393cm" svg:y2="13.546cm">
            <text:p/>
          </draw:line>
          <draw:line draw:name="Line 44" draw:style-name="gr26" draw:text-style-name="P12" draw:layer="layout" svg:x1="15.537cm" svg:y1="12.488cm" svg:x2="15.537cm" svg:y2="13.546cm">
            <text:p/>
          </draw:line>
          <draw:line draw:name="Line 45" draw:style-name="gr26" draw:text-style-name="P12" draw:layer="layout" svg:x1="17.68cm" svg:y1="12.488cm" svg:x2="17.68cm" svg:y2="13.546cm">
            <text:p/>
          </draw:line>
          <draw:line draw:name="Line 46" draw:style-name="gr26" draw:text-style-name="P12" draw:layer="layout" svg:x1="9.107cm" svg:y1="12.488cm" svg:x2="9.107cm" svg:y2="13.546cm">
            <text:p/>
          </draw:line>
        </draw:g>
        <draw:custom-shape draw:name="Rectangle 47" draw:style-name="gr23" draw:text-style-name="P12" draw:layer="layout" svg:width="5.524cm" svg:height="0.843cm" svg:x="7.109cm" svg:y="13.414cm">
          <text:p text:style-name="P36"><text:span text:style-name="T37">Operation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7" draw:text-style-name="P41" draw:layer="layout" svg:width="3.214cm" svg:height="2.751cm" svg:x="7.767cm" svg:y="5.08cm">
          <text:p text:style-name="P40"><text:span text:style-name="T38">Retirement</text:span></text:p>
          <text:p text:style-name="P40"><text:span text:style-name="T38">Un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8" draw:text-style-name="P43" draw:layer="layout" svg:width="2.138cm" svg:height="1.269cm" svg:x="8.305cm" svg:y="6.35cm">
          <text:p text:style-name="P40"><text:span text:style-name="T38">Register</text:span></text:p>
          <text:p text:style-name="P40"><text:span text:style-name="T38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29" draw:text-style-name="P12" draw:layer="layout" svg:x1="6.426cm" svg:y1="6.138cm" svg:x2="7.767cm" svg:y2="6.138cm">
          <text:p/>
        </draw:line>
        <draw:custom-shape draw:name="Freeform 51" draw:style-name="gr30" draw:text-style-name="P12" draw:layer="layout" svg:width="2.474cm" svg:height="6.137cm" svg:x="5.292cm" svg:y="7.408cm">
          <text:p text:style-name="P17"><text:span text:style-name="T7"/></text:p>
          <draw:enhanced-geometry draw:mirror-horizontal="true" draw:mirror-vertical="false" drawooo:sub-view-size="144 864" draw:text-areas="?f9 ?f10 ?f11 ?f12" svg:viewBox="0 0 0 0" draw:type="ooxml-non-primitive" draw:enhanced-path="M 0 0 L 144 0 144 864 N">
            <draw:equation draw:name="f0" draw:formula="0*logwidth/144"/>
            <draw:equation draw:name="f1" draw:formula="0*logheight/864"/>
            <draw:equation draw:name="f2" draw:formula="144*logwidth/144"/>
            <draw:equation draw:name="f3" draw:formula="0*logheight/864"/>
            <draw:equation draw:name="f4" draw:formula="144*logwidth/144"/>
            <draw:equation draw:name="f5" draw:formula="864*logheight/86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144"/>
            <draw:equation draw:name="f10" draw:formula="0*logheight/864"/>
            <draw:equation draw:name="f11" draw:formula="144*logwidth/144"/>
            <draw:equation draw:name="f12" draw:formula="864*logheight/864"/>
          </draw:enhanced-geometry>
        </draw:custom-shape>
        <draw:custom-shape draw:name="Text Box 52" draw:style-name="gr23" draw:text-style-name="P12" draw:layer="layout" svg:width="5.342cm" svg:height="0.843cm" svg:x="0cm" svg:y="8.775cm">
          <text:p text:style-name="P38"><text:span text:style-name="T37">Register Upd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21" draw:text-style-name="P12" draw:layer="layout" svg:x1="10.443cm" svg:y1="6.985cm" svg:x2="11.784cm" svg:y2="6.985cm">
          <text:p/>
        </draw:line>
        <draw:custom-shape draw:name="Freeform 54" draw:style-name="gr31" draw:text-style-name="P12" draw:layer="layout" svg:width="2.676cm" svg:height="0.634cm" svg:x="10.713cm" svg:y="7.832cm">
          <text:p text:style-name="P17"><text:span text:style-name="T7"/></text:p>
          <draw:enhanced-geometry draw:mirror-horizontal="false" draw:mirror-vertical="false" drawooo:sub-view-size="480 144" draw:text-areas="?f9 ?f10 ?f11 ?f12" svg:viewBox="0 0 0 0" draw:type="ooxml-non-primitive" draw:enhanced-path="M 480 144 L 0 144 0 0 N">
            <draw:equation draw:name="f0" draw:formula="480*logwidth/480"/>
            <draw:equation draw:name="f1" draw:formula="144*logheight/144"/>
            <draw:equation draw:name="f2" draw:formula="0*logwidth/480"/>
            <draw:equation draw:name="f3" draw:formula="144*logheight/144"/>
            <draw:equation draw:name="f4" draw:formula="0*logwidth/480"/>
            <draw:equation draw:name="f5" draw:formula="0*logheight/14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480"/>
            <draw:equation draw:name="f10" draw:formula="0*logheight/144"/>
            <draw:equation draw:name="f11" draw:formula="480*logwidth/480"/>
            <draw:equation draw:name="f12" draw:formula="144*logheight/144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18" presentation:class="page"/>
          <draw:frame draw:name="Rectangle 3" presentation:style-name="pr2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perscalar Processor" draw:style-name="dp1" draw:master-page-name="Title_20_and_20_Content" presentation:presentation-page-layout-name="AL2T11">
        <draw:frame draw:name="Title 1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Superscalar </text:span><text:span text:style-name="T1">Processor</text:span></text:p>
          </draw:text-box>
        </draw:frame>
        <draw:frame draw:name="Content Placeholder 2" presentation:style-name="pr6" draw:text-style-name="P12" draw:layer="layout" svg:width="21.933cm" svg:height="13.81cm" svg:x="1.102cm" svg:y="3.784cm" presentation:class="outline" presentation:user-transformed="true">
          <draw:text-box>
            <text:list text:style-name="L4">
              <text:list-item>
                <text:p text:style-name="P10"><text:span text:style-name="T40">Definition:</text:span><text:span text:style-name="T7"> A superscalar processor can issue and execute </text:span><text:span text:style-name="T41">multiple instructions in one cycle</text:span><text:span text:style-name="T7">. The instructions are retrieved from a sequential instruction stream and are usually scheduled dynamically.</text:span></text:p>
              </text:list-item>
            </text:list>
            <text:p text:style-name="P10"><text:span text:style-name="T7"/></text:p>
            <text:list text:continue-numbering="true" text:style-name="L4">
              <text:list-item>
                <text:p xml:id="id1" text:id="id1" text:style-name="P10"><text:span text:style-name="T7">Benefit: without programming effort, superscalar processor can take advantage of the </text:span><text:span text:style-name="T41">instruction level parallelism</text:span><text:span text:style-name="T40"> </text:span><text:span text:style-name="T7">that most programs have</text:span></text:p>
              </text:list-item>
            </text:list>
            <text:p text:style-name="P10"><text:span text:style-name="T7"/></text:p>
            <text:list text:continue-numbering="true" text:style-name="L4">
              <text:list-item>
                <text:p xml:id="id2" text:id="id2" text:style-name="P10"><text:span text:style-name="T7">Most modern CPUs are superscalar.</text:span></text:p>
              </text:list-item>
              <text:list-item>
                <text:p xml:id="id3" text:id="id3" text:style-name="P10"><text:span text:style-name="T7">Intel: since Pentium (1993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313cm" svg:height="9.985cm" svg:x="3.485cm" svg:y="2.023cm" draw:page-number="19" presentation:class="page"/>
          <draw:frame presentation:style-name="pr18" draw:text-style-name="P25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Haswell CPU" draw:style-name="dp1" draw:master-page-name="Title_20_and_20_Content" presentation:presentation-page-layout-name="AL2T11">
        <draw:frame draw:name="Rectangle 2" presentation:style-name="pr5" draw:text-style-name="P2" draw:layer="layout" svg:width="20.482cm" svg:height="1.591cm" svg:x="1.039cm" svg:y="1.371cm" presentation:class="title" presentation:user-transformed="true">
          <draw:text-box>
            <text:p text:style-name="P9"><text:span text:style-name="T1">Haswell CPU</text:span></text:p>
          </draw:text-box>
        </draw:frame>
        <draw:frame draw:name="Rectangle 3" presentation:style-name="pr6" draw:text-style-name="P12" draw:layer="layout" svg:width="23.075cm" svg:height="13.969cm" svg:x="1.058cm" svg:y="3.387cm" presentation:class="outline" presentation:user-transformed="true">
          <draw:text-box>
            <text:list text:style-name="L18">
              <text:list-item>
                <text:list>
                  <text:list-item>
                    <text:p text:style-name="P44"><text:span text:style-name="T2">8 Total Functional Units</text:span></text:p>
                  </text:list-item>
                </text:list>
              </text:list-item>
            </text:list>
            <text:list text:style-name="L19">
              <text:list-item>
                <text:p text:style-name="P45"><text:span text:style-name="T13">Multiple instructions can execute in parallel</text:span></text:p>
              </text:list-item>
            </text:list>
            <text:p text:style-name="P46"><text:span text:style-name="T16">2 load, with address computation</text:span></text:p>
            <text:p text:style-name="P46"><text:span text:style-name="T16">1 store, with address computation</text:span></text:p>
            <text:p text:style-name="P46"><text:span text:style-name="T16">4 integer</text:span></text:p>
            <text:p text:style-name="P46"><text:span text:style-name="T16">2 FP multiply</text:span></text:p>
            <text:p text:style-name="P46"><text:span text:style-name="T16">1 FP add</text:span></text:p>
            <text:p text:style-name="P46"><text:span text:style-name="T16">1 FP divide</text:span></text:p>
            <text:list text:style-name="L20">
              <text:list-item>
                <text:p xml:id="id4" text:id="id4" text:style-name="P45"><text:span text:style-name="T13">Some instructions take &gt; 1 cycle, but can be pipelined</text:span></text:p>
              </text:list-item>
            </text:list>
            <text:p xml:id="id5" text:id="id5" text:style-name="P46"><text:span text:style-name="T42">Instruction</text:span><text:span text:style-name="T42"><text:tab/></text:span><text:span text:style-name="T42"><text:tab/></text:span><text:span text:style-name="T42"><text:tab/></text:span><text:span text:style-name="T42"><text:tab/></text:span><text:span text:style-name="T42">Latency</text:span><text:span text:style-name="T42"><text:tab/></text:span><text:span text:style-name="T42"><text:tab/></text:span><text:span text:style-name="T42">Cycles/Issue</text:span></text:p>
            <text:p xml:id="id6" text:id="id6" text:style-name="P46"><text:span text:style-name="T16">Load / Store</text:span><text:span text:style-name="T16"><text:tab/></text:span><text:span text:style-name="T16"><text:tab/></text:span><text:span text:style-name="T16"><text:tab/></text:span><text:span text:style-name="T16"><text:tab/></text:span><text:span text:style-name="T16">4</text:span><text:span text:style-name="T16"><text:tab/></text:span><text:span text:style-name="T16"><text:tab/></text:span><text:span text:style-name="T16"><text:tab/></text:span><text:span text:style-name="T16">1</text:span></text:p>
            <text:p xml:id="id7" text:id="id7" text:style-name="P46"><text:span text:style-name="T16">Integer Multiply</text:span><text:span text:style-name="T16"><text:tab/></text:span><text:span text:style-name="T16"><text:tab/></text:span><text:span text:style-name="T16"><text:tab/></text:span><text:span text:style-name="T16"><text:tab/></text:span><text:span text:style-name="T16">3</text:span><text:span text:style-name="T16"><text:tab/></text:span><text:span text:style-name="T16"><text:tab/></text:span><text:span text:style-name="T16"><text:tab/></text:span><text:span text:style-name="T16">1</text:span></text:p>
            <text:p xml:id="id8" text:id="id8" text:style-name="P46"><text:span text:style-name="T43">Integer/Long Divide</text:span><text:span text:style-name="T43"><text:tab/></text:span><text:span text:style-name="T43"><text:tab/></text:span><text:span text:style-name="T43">3-30</text:span><text:span text:style-name="T43"><text:tab/></text:span><text:span text:style-name="T43"><text:tab/></text:span><text:span text:style-name="T43">3-30</text:span></text:p>
            <text:p xml:id="id9" text:id="id9" text:style-name="P46"><text:span text:style-name="T16">Single/Double FP Multiply</text:span><text:span text:style-name="T16"><text:tab/></text:span><text:span text:style-name="T16">5</text:span><text:span text:style-name="T16"><text:tab/></text:span><text:span text:style-name="T16"><text:tab/></text:span><text:span text:style-name="T16"><text:tab/></text:span><text:span text:style-name="T16">1</text:span></text:p>
            <text:p xml:id="id10" text:id="id10" text:style-name="P46"><text:span text:style-name="T16">Single/Double FP Add</text:span><text:span text:style-name="T16"><text:tab/></text:span><text:span text:style-name="T16"><text:tab/></text:span><text:span text:style-name="T16">3</text:span><text:span text:style-name="T16"><text:tab/></text:span><text:span text:style-name="T16"><text:tab/></text:span><text:span text:style-name="T16"><text:tab/></text:span><text:span text:style-name="T16">1</text:span></text:p>
            <text:p xml:id="id11" text:id="id11" text:style-name="P46"><text:span text:style-name="T43">Single/Double FP Divide</text:span><text:span text:style-name="T43"><text:tab/></text:span><text:span text:style-name="T43">3-15</text:span><text:span text:style-name="T43"><text:tab/></text:span><text:span text:style-name="T43"><text:tab/></text:span><text:span text:style-name="T43">3-15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20" presentation:class="page"/>
          <draw:frame draw:name="Rectangle 3" presentation:style-name="pr28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x86-64 Compilation of Combine4" draw:style-name="dp1" draw:master-page-name="Title_20_and_20_Content" presentation:presentation-page-layout-name="AL2T11">
        <draw:frame draw:name="Rectangle 2" presentation:style-name="pr5" draw:text-style-name="P2" draw:layer="layout" svg:width="21.088cm" svg:height="2.116cm" svg:x="1.136cm" svg:y="1.058cm" presentation:class="title" presentation:user-transformed="true">
          <draw:text-box>
            <text:p text:style-name="P9"><text:span text:style-name="T44">x86-64 Compilation of </text:span><text:span text:style-name="T44">Combine4</text:span></text:p>
          </draw:text-box>
        </draw:frame>
        <draw:frame draw:name="Rectangle 3" presentation:style-name="pr6" draw:text-style-name="P12" draw:layer="layout" svg:width="22.93cm" svg:height="1.904cm" svg:x="0.971cm" svg:y="3.81cm" presentation:class="outline" presentation:user-transformed="true">
          <draw:text-box>
            <text:list text:style-name="L21">
              <text:list-item>
                <text:p text:style-name="P10"><text:span text:style-name="T7">Inner Loop (Case: </text:span><text:span text:style-name="T7">Integer Multiply)</text:span></text:p>
              </text:list-item>
            </text:list>
          </draw:text-box>
        </draw:frame>
        <draw:custom-shape draw:name="Rectangle 4" draw:style-name="gr32" draw:text-style-name="P37" draw:layer="layout" svg:width="15.874cm" svg:height="3.207cm" svg:x="4.144cm" svg:y="5.715cm">
          <text:p text:style-name="P47"><text:span text:style-name="T19">.L519:</text:span><text:span text:style-name="T19"><text:tab/></text:span><text:span text:style-name="T19"><text:tab/></text:span><text:span text:style-name="T19"># Loop:</text:span></text:p>
          <text:p text:style-name="P47"><text:span text:style-name="T19"><text:tab/></text:span><text:span text:style-name="T19">movq <text:s/></text:span><text:span text:style-name="T45"><text:tab/></text:span><text:span text:style-name="T45">(%rax,%rdx,4), %r15</text:span><text:span text:style-name="T45"><text:tab/></text:span><text:span text:style-name="T45"># t = t * d[i] (I)</text:span></text:p>
          <text:p text:style-name="P47"><text:span text:style-name="T19"><text:tab/></text:span><text:span text:style-name="T19">addq</text:span><text:span text:style-name="T19"><text:tab/></text:span><text:span text:style-name="T19">$1, %rdx</text:span><text:span text:style-name="T19"><text:tab/></text:span><text:span text:style-name="T19"># i++</text:span></text:p>
          <text:p text:style-name="P47"><text:span text:style-name="T19"><text:tab/></text:span><text:span text:style-name="T19">imul</text:span><text:span text:style-name="T19"><text:tab/></text:span><text:span text:style-name="T19">%r15, %ecx</text:span><text:span text:style-name="T19"><text:tab/></text:span><text:span text:style-name="T19"># t = t * d[i] (II)</text:span></text:p>
          <text:p text:style-name="P47"><text:span text:style-name="T19"><text:tab/></text:span><text:span text:style-name="T19">cbg</text:span><text:span text:style-name="T19"><text:tab/></text:span><text:span text:style-name="T19">%rbp,%rdx,.L519</text:span><text:span text:style-name="T19"><text:tab/></text:span><text:span text:style-name="T19"># If lim&gt;i, goto Lo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49" draw:style-name="standard" draw:layer="layout" svg:width="16.676cm" svg:height="4.657cm" svg:x="4.361cm" svg:y="11.148cm">
          <table:table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standard">
              <table:table-cell table:style-name="ce1">
                <text:p text:style-name="P33"><text:span text:style-name="T34">Method</text:span></text:p>
              </table:table-cell>
              <table:table-cell table:style-name="ce2" table:number-columns-spanned="2">
                <text:p text:style-name="P34"><text:span text:style-name="T34">Integer</text:span></text:p>
              </table:table-cell>
              <table:covered-table-cell/>
              <table:table-cell table:style-name="ce3" table:number-columns-spanned="2">
                <text:p text:style-name="P34"><text:span text:style-name="T34">Double FP</text:span></text:p>
              </table:table-cell>
              <table:covered-table-cell/>
            </table:table-row>
            <table:table-row table:style-name="ro7" table:default-cell-style-name="ce5">
              <table:table-cell table:style-name="ce4">
                <text:p text:style-name="P33"><text:span text:style-name="T34">Operation</text:span></text:p>
              </table:table-cell>
              <table:table-cell>
                <text:p text:style-name="P35"><text:span text:style-name="T34">Add</text:span></text:p>
              </table:table-cell>
              <table:table-cell>
                <text:p text:style-name="P35"><text:span text:style-name="T34">Mult</text:span></text:p>
              </table:table-cell>
              <table:table-cell>
                <text:p text:style-name="P35"><text:span text:style-name="T34">Add</text:span></text:p>
              </table:table-cell>
              <table:table-cell table:style-name="ce6">
                <text:p text:style-name="P35"><text:span text:style-name="T34">Mult</text:span></text:p>
              </table:table-cell>
            </table:table-row>
            <table:table-row table:style-name="ro7" table:default-cell-style-name="ce5">
              <table:table-cell table:style-name="ce4">
                <text:p text:style-name="P33"><text:span text:style-name="T35">Combine4</text:span></text:p>
              </table:table-cell>
              <table:table-cell>
                <text:p text:style-name="P35"><text:span text:style-name="T35">1.27</text:span></text:p>
              </table:table-cell>
              <table:table-cell>
                <text:p text:style-name="P35"><text:span text:style-name="T35">3.01</text:span></text:p>
              </table:table-cell>
              <table:table-cell>
                <text:p text:style-name="P35"><text:span text:style-name="T35">3.01</text:span></text:p>
              </table:table-cell>
              <table:table-cell table:style-name="ce6">
                <text:p text:style-name="P35"><text:span text:style-name="T35">5.01</text:span></text:p>
              </table:table-cell>
            </table:table-row>
            <table:table-row table:style-name="ro2" table:default-cell-style-name="ce8">
              <table:table-cell table:style-name="ce10">
                <text:p text:style-name="P33"><text:span text:style-name="T35">Latency Bound</text:span></text:p>
              </table:table-cell>
              <table:table-cell>
                <text:p text:style-name="P35"><text:span text:style-name="T35">1.00</text:span></text:p>
              </table:table-cell>
              <table:table-cell>
                <text:p text:style-name="P35"><text:span text:style-name="T35">3.00</text:span></text:p>
              </table:table-cell>
              <table:table-cell>
                <text:p text:style-name="P35"><text:span text:style-name="T35">3.00</text:span></text:p>
              </table:table-cell>
              <table:table-cell table:style-name="ce9">
                <text:p text:style-name="P35"><text:span text:style-name="T35">5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Rectangle 2" draw:style-name="gr1" draw:layer="layout" svg:width="13.546cm" svg:height="10.159cm" svg:x="3.387cm" svg:y="1.905cm" draw:page-number="21" presentation:class="page"/>
          <draw:frame draw:name="Rectangle 3" presentation:style-name="pr29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mbine4 = Serial Computation (OP = *)" draw:style-name="dp1" draw:master-page-name="Title_20_and_20_Content" presentation:presentation-page-layout-name="AL2T11">
        <draw:frame draw:name="Rectangle 2" presentation:style-name="pr5" draw:text-style-name="P2" draw:layer="layout" svg:width="24.067cm" svg:height="2.169cm" svg:x="0.908cm" svg:y="0.794cm" presentation:class="title" presentation:user-transformed="true">
          <draw:text-box>
            <text:p text:style-name="P9"><text:span text:style-name="T44">Combine4 = Serial </text:span><text:span text:style-name="T44">Computation (OP = *)</text:span></text:p>
          </draw:text-box>
        </draw:frame>
        <draw:frame draw:name="Rectangle 3" presentation:style-name="pr6" draw:text-style-name="P12" draw:layer="layout" svg:width="17.681cm" svg:height="4.656cm" svg:x="7.295cm" svg:y="3.175cm" presentation:class="outline" presentation:user-transformed="true">
          <draw:text-box>
            <text:list text:style-name="L21">
              <text:list-item>
                <text:p text:style-name="P10"><text:span text:style-name="T7">Computation (length=8)</text:span></text:p>
              </text:list-item>
            </text:list>
            <text:p text:style-name="P48"><text:span text:style-name="T37"><text:s/></text:span><text:span text:style-name="T28">((((((((1 * d[0]) * d[1]) * d[2]) * d[3]) </text:span><text:span text:style-name="T28"><text:line-break/></text:span><text:span text:style-name="T28">* d[4]) * d[5]) * d[6]) * d[7])</text:span></text:p>
            <text:list text:style-name="L22">
              <text:list-item>
                <text:p text:style-name="P49"><text:span text:style-name="T7">Sequential dependence</text:span></text:p>
              </text:list-item>
            </text:list>
            <text:list text:style-name="L23">
              <text:list-item>
                <text:list>
                  <text:list-item>
                    <text:p xml:id="id12" text:id="id12" text:style-name="P3"><text:span text:style-name="T2">Performance: determined by latency of OP</text:span></text:p>
                  </text:list-item>
                </text:list>
              </text:list-item>
            </text:list>
          </draw:text-box>
        </draw:frame>
        <draw:custom-shape draw:name="AutoShape 5" draw:style-name="gr33" draw:text-style-name="P50" draw:layer="layout" svg:width="1.481cm" svg:height="0.846cm" svg:x="1.666cm" svg:y="5.292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6" draw:style-name="gr34" draw:text-style-name="P12" draw:layer="layout" svg:x1="2.089cm" svg:y1="4.656cm" svg:x2="2.089cm" svg:y2="5.291cm">
          <text:p/>
        </draw:line>
        <draw:line draw:name="Line 7" draw:style-name="gr34" draw:text-style-name="P12" draw:layer="layout" svg:x1="2.724cm" svg:y1="4.656cm" svg:x2="2.724cm" svg:y2="5.291cm">
          <text:p/>
        </draw:line>
        <draw:custom-shape draw:name="AutoShape 8" draw:style-name="gr33" draw:text-style-name="P50" draw:layer="layout" svg:width="1.481cm" svg:height="0.846cm" svg:x="2.77cm" svg:y="6.773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34" draw:text-style-name="P12" draw:layer="layout" svg:x1="3.193cm" svg:y1="6.35cm" svg:x2="3.193cm" svg:y2="6.773cm">
          <text:p/>
        </draw:line>
        <draw:line draw:name="Line 10" draw:style-name="gr34" draw:text-style-name="P12" draw:layer="layout" svg:x1="3.828cm" svg:y1="6.138cm" svg:x2="3.828cm" svg:y2="6.773cm">
          <text:p/>
        </draw:line>
        <draw:custom-shape draw:name="Freeform 11" draw:style-name="gr35" draw:text-style-name="P12" draw:layer="layout" svg:width="0.256cm" svg:height="1.025cm" svg:x="2.513cm" svg:y="6.138cm">
          <text:p text:style-name="P17"><text:span text:style-name="T15"/></text:p>
          <draw:enhanced-geometry draw:mirror-horizontal="fals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Rectangle 12" draw:style-name="gr36" draw:text-style-name="P15" draw:layer="layout" svg:width="0.638cm" svg:height="1.013cm" svg:x="1.794cm" svg:y="3.81cm">
          <text:p text:style-name="P27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6" draw:text-style-name="P15" draw:layer="layout" svg:width="0.897cm" svg:height="1.115cm" svg:x="2.301cm" svg:y="3.81cm">
          <text:p text:style-name="P27"><text:span text:style-name="T24">d</text:span><text:span text:style-name="T4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6" draw:text-style-name="P15" draw:layer="layout" svg:width="0.897cm" svg:height="1.115cm" svg:x="3.405cm" svg:y="5.292cm">
          <text:p text:style-name="P27"><text:span text:style-name="T24">d</text:span><text:span text:style-name="T4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33" draw:text-style-name="P50" draw:layer="layout" svg:width="1.481cm" svg:height="0.846cm" svg:x="3.848cm" svg:y="8.255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6" draw:style-name="gr34" draw:text-style-name="P12" draw:layer="layout" svg:x1="4.271cm" svg:y1="7.831cm" svg:x2="4.271cm" svg:y2="8.255cm">
          <text:p/>
        </draw:line>
        <draw:line draw:name="Line 17" draw:style-name="gr34" draw:text-style-name="P12" draw:layer="layout" svg:x1="4.906cm" svg:y1="7.62cm" svg:x2="4.906cm" svg:y2="8.255cm">
          <text:p/>
        </draw:line>
        <draw:custom-shape draw:name="Freeform 18" draw:style-name="gr35" draw:text-style-name="P12" draw:layer="layout" svg:width="0.256cm" svg:height="1.025cm" svg:x="3.573cm" svg:y="7.62cm">
          <text:p text:style-name="P17"><text:span text:style-name="T15"/></text:p>
          <draw:enhanced-geometry draw:mirror-horizontal="fals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Rectangle 19" draw:style-name="gr36" draw:text-style-name="P15" draw:layer="layout" svg:width="0.897cm" svg:height="1.115cm" svg:x="4.483cm" svg:y="6.773cm">
          <text:p text:style-name="P27"><text:span text:style-name="T24">d</text:span><text:span text:style-name="T4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" draw:style-name="gr33" draw:text-style-name="P50" draw:layer="layout" svg:width="1.481cm" svg:height="0.846cm" svg:x="4.915cm" svg:y="9.737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21" draw:style-name="gr34" draw:text-style-name="P12" draw:layer="layout" svg:x1="5.338cm" svg:y1="9.313cm" svg:x2="5.338cm" svg:y2="9.736cm">
          <text:p/>
        </draw:line>
        <draw:line draw:name="Line 22" draw:style-name="gr34" draw:text-style-name="P12" draw:layer="layout" svg:x1="5.973cm" svg:y1="9.101cm" svg:x2="5.973cm" svg:y2="9.736cm">
          <text:p/>
        </draw:line>
        <draw:custom-shape draw:name="Freeform 23" draw:style-name="gr35" draw:text-style-name="P12" draw:layer="layout" svg:width="0.256cm" svg:height="1.025cm" svg:x="4.651cm" svg:y="9.102cm">
          <text:p text:style-name="P17"><text:span text:style-name="T15"/></text:p>
          <draw:enhanced-geometry draw:mirror-horizontal="fals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Rectangle 24" draw:style-name="gr36" draw:text-style-name="P15" draw:layer="layout" svg:width="0.897cm" svg:height="1.115cm" svg:x="5.55cm" svg:y="8.255cm">
          <text:p text:style-name="P27"><text:span text:style-name="T24">d</text:span><text:span text:style-name="T4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5" draw:style-name="gr33" draw:text-style-name="P50" draw:layer="layout" svg:width="1.481cm" svg:height="0.846cm" svg:x="6.025cm" svg:y="11.218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26" draw:style-name="gr34" draw:text-style-name="P12" draw:layer="layout" svg:x1="6.447cm" svg:y1="10.795cm" svg:x2="6.447cm" svg:y2="11.218cm">
          <text:p/>
        </draw:line>
        <draw:line draw:name="Line 27" draw:style-name="gr34" draw:text-style-name="P12" draw:layer="layout" svg:x1="7.082cm" svg:y1="10.583cm" svg:x2="7.082cm" svg:y2="11.218cm">
          <text:p/>
        </draw:line>
        <draw:custom-shape draw:name="Freeform 28" draw:style-name="gr35" draw:text-style-name="P12" draw:layer="layout" svg:width="0.256cm" svg:height="1.025cm" svg:x="5.718cm" svg:y="10.583cm">
          <text:p text:style-name="P17"><text:span text:style-name="T15"/></text:p>
          <draw:enhanced-geometry draw:mirror-horizontal="fals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Rectangle 29" draw:style-name="gr36" draw:text-style-name="P15" draw:layer="layout" svg:width="0.897cm" svg:height="1.115cm" svg:x="6.66cm" svg:y="9.737cm">
          <text:p text:style-name="P27"><text:span text:style-name="T24">d</text:span><text:span text:style-name="T4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0" draw:style-name="gr33" draw:text-style-name="P50" draw:layer="layout" svg:width="1.481cm" svg:height="0.846cm" svg:x="7.087cm" svg:y="12.7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31" draw:style-name="gr34" draw:text-style-name="P12" draw:layer="layout" svg:x1="7.509cm" svg:y1="12.276cm" svg:x2="7.509cm" svg:y2="12.7cm">
          <text:p/>
        </draw:line>
        <draw:line draw:name="Line 32" draw:style-name="gr34" draw:text-style-name="P12" draw:layer="layout" svg:x1="8.144cm" svg:y1="12.065cm" svg:x2="8.144cm" svg:y2="12.7cm">
          <text:p/>
        </draw:line>
        <draw:custom-shape draw:name="Freeform 33" draw:style-name="gr35" draw:text-style-name="P12" draw:layer="layout" svg:width="0.256cm" svg:height="1.025cm" svg:x="6.827cm" svg:y="12.065cm">
          <text:p text:style-name="P17"><text:span text:style-name="T15"/></text:p>
          <draw:enhanced-geometry draw:mirror-horizontal="fals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Rectangle 34" draw:style-name="gr36" draw:text-style-name="P15" draw:layer="layout" svg:width="0.897cm" svg:height="1.115cm" svg:x="7.722cm" svg:y="11.218cm">
          <text:p text:style-name="P27"><text:span text:style-name="T24">d</text:span><text:span text:style-name="T4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5" draw:style-name="gr33" draw:text-style-name="P50" draw:layer="layout" svg:width="1.481cm" svg:height="0.846cm" svg:x="8.167cm" svg:y="14.182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36" draw:style-name="gr34" draw:text-style-name="P12" draw:layer="layout" svg:x1="8.589cm" svg:y1="13.758cm" svg:x2="8.589cm" svg:y2="14.181cm">
          <text:p/>
        </draw:line>
        <draw:line draw:name="Line 37" draw:style-name="gr34" draw:text-style-name="P12" draw:layer="layout" svg:x1="9.224cm" svg:y1="13.546cm" svg:x2="9.224cm" svg:y2="14.181cm">
          <text:p/>
        </draw:line>
        <draw:custom-shape draw:name="Freeform 38" draw:style-name="gr35" draw:text-style-name="P12" draw:layer="layout" svg:width="0.256cm" svg:height="1.025cm" svg:x="7.889cm" svg:y="13.547cm">
          <text:p text:style-name="P17"><text:span text:style-name="T15"/></text:p>
          <draw:enhanced-geometry draw:mirror-horizontal="fals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Rectangle 39" draw:style-name="gr36" draw:text-style-name="P15" draw:layer="layout" svg:width="0.897cm" svg:height="1.115cm" svg:x="8.802cm" svg:y="12.7cm">
          <text:p text:style-name="P27"><text:span text:style-name="T24">d</text:span><text:span text:style-name="T46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0" draw:style-name="gr33" draw:text-style-name="P50" draw:layer="layout" svg:width="1.481cm" svg:height="0.846cm" svg:x="9.262cm" svg:y="15.663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41" draw:style-name="gr34" draw:text-style-name="P12" draw:layer="layout" svg:x1="9.702cm" svg:y1="15.24cm" svg:x2="9.702cm" svg:y2="15.663cm">
          <text:p/>
        </draw:line>
        <draw:line draw:name="Line 42" draw:style-name="gr34" draw:text-style-name="P12" draw:layer="layout" svg:x1="10.32cm" svg:y1="15.028cm" svg:x2="10.32cm" svg:y2="15.663cm">
          <text:p/>
        </draw:line>
        <draw:custom-shape draw:name="Freeform 43" draw:style-name="gr35" draw:text-style-name="P12" draw:layer="layout" svg:width="0.256cm" svg:height="1.025cm" svg:x="8.969cm" svg:y="15.028cm">
          <text:p text:style-name="P17"><text:span text:style-name="T15"/></text:p>
          <draw:enhanced-geometry draw:mirror-horizontal="fals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Rectangle 44" draw:style-name="gr36" draw:text-style-name="P15" draw:layer="layout" svg:width="0.897cm" svg:height="1.115cm" svg:x="9.897cm" svg:y="14.182cm">
          <text:p text:style-name="P27"><text:span text:style-name="T24">d</text:span><text:span text:style-name="T46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22" presentation:class="page"/>
          <draw:frame draw:name="Rectangle 3" presentation:style-name="pr30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Loop Unrolling (2x1)" draw:style-name="dp1" draw:master-page-name="Title_20_and_20_Content" presentation:presentation-page-layout-name="AL2T11">
        <draw:frame draw:name="Rectangle 2" presentation:style-name="pr5" draw:text-style-name="P2" draw:layer="layout" svg:width="21.088cm" svg:height="2.116cm" svg:x="1.136cm" svg:y="1.058cm" presentation:class="title" presentation:user-transformed="true">
          <draw:text-box>
            <text:p text:style-name="P9"><text:span text:style-name="T1">Loop Unrolling </text:span><text:span text:style-name="T1">(2x1)</text:span></text:p>
          </draw:text-box>
        </draw:frame>
        <draw:frame draw:name="Rectangle 3" presentation:style-name="pr6" draw:text-style-name="P12" draw:layer="layout" svg:width="23.075cm" svg:height="1.604cm" svg:x="1.266cm" svg:y="14.986cm" presentation:class="outline" presentation:user-transformed="true">
          <draw:text-box>
            <text:list text:style-name="L4">
              <text:list-item>
                <text:p text:style-name="P51"><text:span text:style-name="T7">Perform 2x more </text:span><text:span text:style-name="T7">useful work per </text:span><text:span text:style-name="T7">iteration</text:span></text:p>
              </text:list-item>
            </text:list>
          </draw:text-box>
        </draw:frame>
        <draw:custom-shape draw:name="Rectangle 4" draw:style-name="gr8" draw:text-style-name="P18" draw:layer="layout" svg:width="15.11cm" svg:height="11.025cm" svg:x="3.143cm" svg:y="3.598cm">
          <text:p text:style-name="P21"><text:span text:style-name="T47">void unroll2a_combine(vec_ptr v, data_t *dest)</text:span></text:p>
          <text:p text:style-name="P21"><text:span text:style-name="T47">{</text:span></text:p>
          <text:p text:style-name="P21"><text:span text:style-name="T47"><text:s text:c="4"/></text:span><text:span text:style-name="T47">long length = vec_length(v);</text:span></text:p>
          <text:p text:style-name="P21"><text:span text:style-name="T47"><text:s text:c="4"/></text:span><text:span text:style-name="T47">long limit = length-1;</text:span></text:p>
          <text:p text:style-name="P21"><text:span text:style-name="T47"><text:s text:c="4"/></text:span><text:span text:style-name="T47">data_t *d = get_vec_start(v);</text:span></text:p>
          <text:p text:style-name="P21"><text:span text:style-name="T47"><text:s text:c="4"/></text:span><text:span text:style-name="T47">data_t x = IDENT;</text:span></text:p>
          <text:p text:style-name="P21"><text:span text:style-name="T47"><text:s text:c="4"/></text:span><text:span text:style-name="T47">long i;</text:span></text:p>
          <text:p text:style-name="P21"><text:span text:style-name="T47"><text:s text:c="4"/></text:span><text:span text:style-name="T47">/* Combine 2 elements at a time */</text:span></text:p>
          <text:p text:style-name="P21"><text:span text:style-name="T47"><text:s text:c="4"/></text:span><text:span text:style-name="T48">for (i = 0; i &lt; limit; i+=2) {</text:span></text:p>
          <text:p text:style-name="P21"><text:span text:style-name="T48"><text:tab/></text:span><text:span text:style-name="T48">x = </text:span><text:span text:style-name="T49">(</text:span><text:span text:style-name="T48">x OP d[i]</text:span><text:span text:style-name="T49">)</text:span><text:span text:style-name="T48"> OP d[i+1];</text:span></text:p>
          <text:p text:style-name="P21"><text:span text:style-name="T48"><text:s text:c="4"/></text:span><text:span text:style-name="T48">}</text:span></text:p>
          <text:p text:style-name="P21"><text:span text:style-name="T47"><text:s text:c="4"/></text:span><text:span text:style-name="T47">/* Finish any remaining elements */</text:span></text:p>
          <text:p text:style-name="P21"><text:span text:style-name="T47"><text:s text:c="4"/></text:span><text:span text:style-name="T47">for (; i &lt; length; i++) {</text:span></text:p>
          <text:p text:style-name="P21"><text:span text:style-name="T47"><text:tab/></text:span><text:span text:style-name="T47">x = x OP d[i];</text:span></text:p>
          <text:p text:style-name="P21"><text:span text:style-name="T47"><text:s text:c="4"/></text:span><text:span text:style-name="T47">}</text:span></text:p>
          <text:p text:style-name="P21"><text:span text:style-name="T47"><text:s text:c="4"/></text:span><text:span text:style-name="T47">*dest = x;</text:span></text:p>
          <text:p text:style-name="P21"><text:span text:style-name="T47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3" presentation:class="page"/>
          <draw:frame draw:name="Rectangle 3" presentation:style-name="pr31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ffect of Loop Unrolling" draw:style-name="dp1" draw:master-page-name="Title_20_and_20_Content" presentation:presentation-page-layout-name="AL2T11">
        <draw:frame draw:name="Rectangle 45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Effect of Loop </text:span><text:span text:style-name="T1">Unrolling</text:span></text:p>
          </draw:text-box>
        </draw:frame>
        <draw:frame draw:name="Rectangle 46" presentation:style-name="pr6" draw:text-style-name="P12" draw:layer="layout" svg:width="23.075cm" svg:height="7.407cm" svg:x="1.054cm" svg:y="10.795cm" presentation:class="outline" presentation:user-transformed="true">
          <draw:text-box>
            <text:list text:style-name="L4">
              <text:list-item>
                <text:p text:style-name="P10"><text:span text:style-name="T7">Helps integer add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">Achieves latency bound</text:span></text:p>
                  </text:list-item>
                </text:list>
              </text:list-item>
              <text:list-item>
                <text:p text:style-name="P10"><text:span text:style-name="T7">Others don’t improve. </text:span><text:span text:style-name="T41">Why?</text:span></text:p>
                <text:list>
                  <text:list-item>
                    <text:p xml:id="id13" text:id="id13" text:style-name="P11"><text:span text:style-name="T2">Still sequential dependency</text:span></text:p>
                  </text:list-item>
                </text:list>
              </text:list-item>
            </text:list>
          </draw:text-box>
        </draw:frame>
        <draw:custom-shape draw:name="Rectangle 47" draw:style-name="gr8" draw:text-style-name="P18" xml:id="id14" draw:id="id14" draw:layer="layout" svg:width="10.411cm" svg:height="1.009cm" svg:x="12.514cm" svg:y="11.642cm">
          <text:p text:style-name="P21"><text:span text:style-name="T24">x = (x OP d[i]) OP d[i+1]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49" draw:style-name="standard" draw:layer="layout" svg:width="16.676cm" svg:height="5.612cm" svg:x="4.361cm" svg:y="3.74cm">
          <table:table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standard">
              <table:table-cell table:style-name="ce1">
                <text:p text:style-name="P33"><text:span text:style-name="T34">Method</text:span></text:p>
              </table:table-cell>
              <table:table-cell table:style-name="ce2" table:number-columns-spanned="2">
                <text:p text:style-name="P34"><text:span text:style-name="T34">Integer</text:span></text:p>
              </table:table-cell>
              <table:covered-table-cell/>
              <table:table-cell table:style-name="ce3" table:number-columns-spanned="2">
                <text:p text:style-name="P34"><text:span text:style-name="T34">Double FP</text:span></text:p>
              </table:table-cell>
              <table:covered-table-cell/>
            </table:table-row>
            <table:table-row table:style-name="ro1" table:default-cell-style-name="ce5">
              <table:table-cell table:style-name="ce4">
                <text:p text:style-name="P33"><text:span text:style-name="T34">Operation</text:span></text:p>
              </table:table-cell>
              <table:table-cell>
                <text:p text:style-name="P35"><text:span text:style-name="T34">Add</text:span></text:p>
              </table:table-cell>
              <table:table-cell>
                <text:p text:style-name="P35"><text:span text:style-name="T34">Mult</text:span></text:p>
              </table:table-cell>
              <table:table-cell>
                <text:p text:style-name="P35"><text:span text:style-name="T34">Add</text:span></text:p>
              </table:table-cell>
              <table:table-cell table:style-name="ce6">
                <text:p text:style-name="P35"><text:span text:style-name="T34">Mult</text:span></text:p>
              </table:table-cell>
            </table:table-row>
            <table:table-row table:style-name="ro1" table:default-cell-style-name="ce5">
              <table:table-cell table:style-name="ce4">
                <text:p text:style-name="P33"><text:span text:style-name="T35">Combine4</text:span></text:p>
              </table:table-cell>
              <table:table-cell>
                <text:p text:style-name="P35"><text:span text:style-name="T35">1.27</text:span></text:p>
              </table:table-cell>
              <table:table-cell>
                <text:p text:style-name="P35"><text:span text:style-name="T35">3.01</text:span></text:p>
              </table:table-cell>
              <table:table-cell>
                <text:p text:style-name="P35"><text:span text:style-name="T35">3.01</text:span></text:p>
              </table:table-cell>
              <table:table-cell table:style-name="ce6">
                <text:p text:style-name="P35"><text:span text:style-name="T35">5.01</text:span></text:p>
              </table:table-cell>
            </table:table-row>
            <table:table-row table:style-name="ro1" table:default-cell-style-name="ce5">
              <table:table-cell table:style-name="ce4">
                <text:p text:style-name="P33"><text:span text:style-name="T35">Unroll 2x1</text:span></text:p>
              </table:table-cell>
              <table:table-cell>
                <text:p text:style-name="P35"><text:span text:style-name="T35">1.01</text:span></text:p>
              </table:table-cell>
              <table:table-cell>
                <text:p text:style-name="P35"><text:span text:style-name="T35">3.01</text:span></text:p>
              </table:table-cell>
              <table:table-cell>
                <text:p text:style-name="P35"><text:span text:style-name="T35">3.01</text:span></text:p>
              </table:table-cell>
              <table:table-cell table:style-name="ce6">
                <text:p text:style-name="P35"><text:span text:style-name="T35">5.01</text:span></text:p>
              </table:table-cell>
            </table:table-row>
            <table:table-row table:style-name="ro2" table:default-cell-style-name="ce8">
              <table:table-cell table:style-name="ce10">
                <text:p text:style-name="P33"><text:span text:style-name="T35">Latency Bound</text:span></text:p>
              </table:table-cell>
              <table:table-cell>
                <text:p text:style-name="P35"><text:span text:style-name="T35">1.00</text:span></text:p>
              </table:table-cell>
              <table:table-cell>
                <text:p text:style-name="P35"><text:span text:style-name="T35">3.00</text:span></text:p>
              </table:table-cell>
              <table:table-cell>
                <text:p text:style-name="P35"><text:span text:style-name="T35">3.00</text:span></text:p>
              </table:table-cell>
              <table:table-cell table:style-name="ce9">
                <text:p text:style-name="P35"><text:span text:style-name="T35">5.00</text:span></text:p>
              </table:table-cell>
            </table:table-row>
          </table:table>
          <draw:image xlink:href="Pictures/TablePreview4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24" presentation:class="page"/>
          <draw:frame draw:name="Rectangle 3" presentation:style-name="pr3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Loop Unrolling with Reassociation (2x1a)" draw:style-name="dp1" draw:master-page-name="Title_20_and_20_Content" presentation:presentation-page-layout-name="AL2T11">
        <draw:frame draw:name="Rectangle 2" presentation:style-name="pr5" draw:text-style-name="P2" draw:layer="layout" svg:width="22.358cm" svg:height="2.116cm" svg:x="1.136cm" svg:y="1.21cm" presentation:class="title" presentation:user-transformed="true">
          <draw:text-box>
            <text:p text:style-name="P9"><text:span text:style-name="T27">Loop Unrolling with </text:span><text:span text:style-name="T27">Reassociation (2x1a)</text:span></text:p>
          </draw:text-box>
        </draw:frame>
        <draw:frame draw:name="Rectangle 3" presentation:style-name="pr6" draw:text-style-name="P12" draw:layer="layout" svg:width="22.052cm" svg:height="1.604cm" svg:x="1.316cm" svg:y="14.732cm" presentation:class="outline" presentation:user-transformed="true">
          <draw:text-box>
            <text:list text:style-name="L4">
              <text:list-item>
                <text:p text:style-name="P51"><text:span text:style-name="T13">Can this change the result of the computation?</text:span></text:p>
              </text:list-item>
              <text:list-item>
                <text:p xml:id="id15" text:id="id15" text:style-name="P51"><text:span text:style-name="T13">Yes, for FP. </text:span><text:span text:style-name="T50">Why?</text:span></text:p>
              </text:list-item>
            </text:list>
          </draw:text-box>
        </draw:frame>
        <draw:custom-shape draw:name="Rectangle 4" draw:style-name="gr8" draw:text-style-name="P18" draw:layer="layout" svg:width="14.433cm" svg:height="10.294cm" svg:x="3.633cm" svg:y="3.598cm">
          <text:p text:style-name="P21"><text:span text:style-name="T19">void unroll2aa_combine(vec_ptr v, data_t *dest)</text:span></text:p>
          <text:p text:style-name="P21"><text:span text:style-name="T19">{</text:span></text:p>
          <text:p text:style-name="P21"><text:span text:style-name="T19"><text:s text:c="4"/></text:span><text:span text:style-name="T19">long length = vec_length(v);</text:span></text:p>
          <text:p text:style-name="P21"><text:span text:style-name="T19"><text:s text:c="4"/></text:span><text:span text:style-name="T19">long limit = length-1;</text:span></text:p>
          <text:p text:style-name="P21"><text:span text:style-name="T19"><text:s text:c="4"/></text:span><text:span text:style-name="T19">data_t *d = get_vec_start(v);</text:span></text:p>
          <text:p text:style-name="P21"><text:span text:style-name="T19"><text:s text:c="4"/></text:span><text:span text:style-name="T19">data_t x = IDENT;</text:span></text:p>
          <text:p text:style-name="P21"><text:span text:style-name="T19"><text:s text:c="4"/></text:span><text:span text:style-name="T19">long i;</text:span></text:p>
          <text:p text:style-name="P21"><text:span text:style-name="T19"><text:s text:c="4"/></text:span><text:span text:style-name="T19">/* Combine 2 elements at a time */</text:span></text:p>
          <text:p text:style-name="P21"><text:span text:style-name="T19"><text:s text:c="4"/></text:span><text:span text:style-name="T51">for (i = 0; i &lt; limit; i+=2) {</text:span></text:p>
          <text:p text:style-name="P21"><text:span text:style-name="T51"><text:tab/></text:span><text:span text:style-name="T51">x = x OP </text:span><text:span text:style-name="T45">(</text:span><text:span text:style-name="T51">d[i] OP d[i+1]</text:span><text:span text:style-name="T45">)</text:span><text:span text:style-name="T51">;</text:span></text:p>
          <text:p text:style-name="P21"><text:span text:style-name="T51"><text:s text:c="4"/></text:span><text:span text:style-name="T51">}</text:span></text:p>
          <text:p text:style-name="P21"><text:span text:style-name="T19"><text:s text:c="4"/></text:span><text:span text:style-name="T19">/* Finish any remaining elements */</text:span></text:p>
          <text:p text:style-name="P21"><text:span text:style-name="T19"><text:s text:c="4"/></text:span><text:span text:style-name="T19">for (; i &lt; length; i++) {</text:span></text:p>
          <text:p text:style-name="P21"><text:span text:style-name="T19"><text:tab/></text:span><text:span text:style-name="T19">x = x OP d[i];</text:span></text:p>
          <text:p text:style-name="P21"><text:span text:style-name="T19"><text:s text:c="4"/></text:span><text:span text:style-name="T19">}</text:span></text:p>
          <text:p text:style-name="P21"><text:span text:style-name="T19"><text:s text:c="4"/></text:span><text:span text:style-name="T19">*dest = x;</text:span></text:p>
          <text:p text:style-name="P21"><text:span text:style-name="T1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37" draw:text-style-name="P52" draw:layer="layout" svg:width="10.411cm" svg:height="1.009cm" svg:x="13.956cm" svg:y="13.421cm">
          <text:p text:style-name="P21"><text:span text:style-name="T24">x = (x OP d[i]) OP d[i+1]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8" draw:text-style-name="P53" draw:layer="layout" svg:width="7.209cm" svg:height="1.013cm" svg:x="13.078cm" svg:y="12.395cm">
          <text:p text:style-name="P17"><text:span text:style-name="T15">Compare to bef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25" presentation:class="page"/>
          <draw:frame draw:name="Rectangle 3" presentation:style-name="pr3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eassociated Computation" draw:style-name="dp1" draw:master-page-name="Title_20_and_20_Content" presentation:presentation-page-layout-name="AL2T11">
        <draw:line draw:name="Line 7" draw:style-name="gr34" draw:text-style-name="P12" draw:layer="layout" svg:x1="8.678cm" svg:y1="15.24cm" svg:x2="8.678cm" svg:y2="15.875cm">
          <text:p/>
        </draw:line>
        <draw:frame draw:name="Rectangle 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Reassociated </text:span><text:span text:style-name="T1">Computation</text:span></text:p>
          </draw:text-box>
        </draw:frame>
        <draw:frame draw:name="Rectangle 3" presentation:style-name="pr6" draw:text-style-name="P12" draw:layer="layout" svg:width="10.97cm" svg:height="14.511cm" svg:x="13.582cm" svg:y="4.114cm" presentation:class="outline" presentation:user-transformed="true">
          <draw:text-box>
            <text:list text:style-name="L21">
              <text:list-item>
                <text:p text:style-name="P54"><text:span text:style-name="T7">What changed:</text:span></text:p>
              </text:list-item>
            </text:list>
            <text:list text:style-name="L25">
              <text:list-item>
                <text:list>
                  <text:list-item>
                    <text:p text:style-name="P55"><text:span text:style-name="T14">Ops in the next iteration </text:span><text:span text:style-name="T14">can be started early (no </text:span><text:span text:style-name="T14">dependency)</text:span></text:p>
                  </text:list-item>
                </text:list>
              </text:list-item>
            </text:list>
            <text:p text:style-name="P54"><text:span text:style-name="T7"/></text:p>
            <text:list text:continue-numbering="true" text:style-name="L25">
              <text:list-item>
                <text:p text:style-name="P54"><text:span text:style-name="T7">Overall </text:span><text:span text:style-name="T7">Performance</text:span></text:p>
              </text:list-item>
            </text:list>
            <text:list text:style-name="L26">
              <text:list-item>
                <text:list>
                  <text:list-item>
                    <text:p text:style-name="P56"><text:span text:style-name="T14">N elements, D cycles </text:span><text:span text:style-name="T14">latency/op</text:span></text:p>
                  </text:list-item>
                  <text:list-item>
                    <text:p text:style-name="P56"><text:span text:style-name="T14">(N/2+1)*D cycles:</text:span><text:span text:style-name="T14"><text:line-break/></text:span><text:span text:style-name="T52">CPE = D/2</text:span></text:p>
                  </text:list-item>
                </text:list>
              </text:list-item>
            </text:list>
          </draw:text-box>
        </draw:frame>
        <draw:custom-shape draw:name="AutoShape 6" draw:style-name="gr33" draw:text-style-name="P50" draw:layer="layout" svg:width="1.481cm" svg:height="0.846cm" svg:x="2.963cm" svg:y="10.045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34" draw:text-style-name="P12" draw:layer="layout" svg:x1="3.386cm" svg:y1="9.41cm" svg:x2="3.386cm" svg:y2="10.045cm">
          <text:p/>
        </draw:line>
        <draw:custom-shape draw:name="AutoShape 8" draw:style-name="gr33" draw:text-style-name="P50" draw:layer="layout" svg:width="1.481cm" svg:height="0.846cm" svg:x="4.657cm" svg:y="11.527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reeform 10" draw:style-name="gr39" draw:text-style-name="P12" draw:layer="layout" svg:width="0.846cm" svg:height="1.026cm" svg:x="3.81cm" svg:y="10.892cm">
          <text:p text:style-name="P17"><text:span text:style-name="T15"/></text:p>
          <draw:enhanced-geometry draw:mirror-horizontal="fals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Rectangle 11" draw:style-name="gr40" draw:text-style-name="P15" draw:layer="layout" svg:width="0.638cm" svg:height="1.013cm" svg:x="3.091cm" svg:y="8.564cm">
          <text:p text:style-name="P27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33" draw:text-style-name="P50" draw:layer="layout" svg:width="1.481cm" svg:height="0.846cm" svg:x="6.306cm" svg:y="13.009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reeform 14" draw:style-name="gr39" draw:text-style-name="P12" draw:layer="layout" svg:width="0.846cm" svg:height="1.026cm" svg:x="5.459cm" svg:y="12.374cm">
          <text:p text:style-name="P17"><text:span text:style-name="T15"/></text:p>
          <draw:enhanced-geometry draw:mirror-horizontal="fals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AutoShape 15" draw:style-name="gr33" draw:text-style-name="P50" draw:layer="layout" svg:width="1.481cm" svg:height="0.846cm" svg:x="7.955cm" svg:y="14.49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reeform 17" draw:style-name="gr39" draw:text-style-name="P12" draw:layer="layout" svg:width="0.846cm" svg:height="1.026cm" svg:x="7.108cm" svg:y="13.855cm">
          <text:p text:style-name="P17"><text:span text:style-name="T15"/></text:p>
          <draw:enhanced-geometry draw:mirror-horizontal="fals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AutoShape 25" draw:style-name="gr41" draw:text-style-name="P57" draw:layer="layout" svg:width="1.481cm" svg:height="0.846cm" svg:x="3.81cm" svg:y="8.14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6" draw:style-name="gr36" draw:text-style-name="P15" draw:layer="layout" svg:width="0.89cm" svg:height="1.115cm" svg:x="4.657cm" svg:y="6.773cm">
          <text:p text:style-name="P27"><text:span text:style-name="T24">d</text:span><text:span text:style-name="T4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34" draw:text-style-name="P12" draw:layer="layout" svg:x1="4.021cm" svg:y1="7.505cm" svg:x2="4.021cm" svg:y2="8.14cm">
          <text:p/>
        </draw:line>
        <draw:custom-shape draw:name="Rectangle 28" draw:style-name="gr40" draw:text-style-name="P15" draw:layer="layout" svg:width="0.858cm" svg:height="1.115cm" svg:x="3.618cm" svg:y="6.773cm">
          <text:p text:style-name="P27"><text:span text:style-name="T24">d</text:span><text:span text:style-name="T4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9" draw:style-name="gr42" draw:text-style-name="P12" draw:layer="layout" svg:width="0.255cm" svg:height="1.026cm" svg:x="4.022cm" svg:y="8.987cm">
          <text:p text:style-name="P17"><text:span text:style-name="T15"/></text:p>
          <draw:enhanced-geometry draw:mirror-horizontal="false" draw:mirror-vertical="false" drawooo:sub-view-size="96 144" draw:text-areas="?f12 ?f13 ?f14 ?f15" svg:viewBox="0 0 0 0" draw:type="ooxml-non-primitive" draw:enhanced-path="M 96 0 L 96 48 0 48 0 144 N">
            <draw:equation draw:name="f0" draw:formula="96*logwidth/96"/>
            <draw:equation draw:name="f1" draw:formula="0*logheight/144"/>
            <draw:equation draw:name="f2" draw:formula="96*logwidth/96"/>
            <draw:equation draw:name="f3" draw:formula="48*logheight/144"/>
            <draw:equation draw:name="f4" draw:formula="0*logwidth/96"/>
            <draw:equation draw:name="f5" draw:formula="48*logheight/144"/>
            <draw:equation draw:name="f6" draw:formula="0*logwidth/96"/>
            <draw:equation draw:name="f7" draw:formula="144*logheight/144"/>
            <draw:equation draw:name="f8" draw:formula="0*60000/65536"/>
            <draw:equation draw:name="f9" draw:formula="0*60000/65536"/>
            <draw:equation draw:name="f10" draw:formula="0*60000/65536"/>
            <draw:equation draw:name="f11" draw:formula="0*60000/65536"/>
            <draw:equation draw:name="f12" draw:formula="0*logwidth/96"/>
            <draw:equation draw:name="f13" draw:formula="0*logheight/144"/>
            <draw:equation draw:name="f14" draw:formula="96*logwidth/96"/>
            <draw:equation draw:name="f15" draw:formula="144*logheight/144"/>
          </draw:enhanced-geometry>
        </draw:custom-shape>
        <draw:line draw:name="Line 30" draw:style-name="gr34" draw:text-style-name="P12" draw:layer="layout" svg:x1="5.08cm" svg:y1="7.505cm" svg:x2="5.08cm" svg:y2="8.14cm">
          <text:p/>
        </draw:line>
        <draw:custom-shape draw:name="AutoShape 32" draw:style-name="gr41" draw:text-style-name="P57" draw:layer="layout" svg:width="1.481cm" svg:height="0.846cm" svg:x="5.503cm" svg:y="9.622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33" draw:style-name="gr36" draw:text-style-name="P15" draw:layer="layout" svg:width="0.89cm" svg:height="1.115cm" svg:x="6.35cm" svg:y="8.255cm">
          <text:p text:style-name="P27"><text:span text:style-name="T24">d</text:span><text:span text:style-name="T4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34" draw:text-style-name="P12" draw:layer="layout" svg:x1="5.715cm" svg:y1="8.987cm" svg:x2="5.715cm" svg:y2="9.622cm">
          <text:p/>
        </draw:line>
        <draw:custom-shape draw:name="Rectangle 35" draw:style-name="gr40" draw:text-style-name="P15" draw:layer="layout" svg:width="0.858cm" svg:height="1.115cm" svg:x="5.312cm" svg:y="8.255cm">
          <text:p text:style-name="P27"><text:span text:style-name="T24">d</text:span><text:span text:style-name="T4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6" draw:style-name="gr42" draw:text-style-name="P12" draw:layer="layout" svg:width="0.255cm" svg:height="1.026cm" svg:x="5.715cm" svg:y="10.469cm">
          <text:p text:style-name="P17"><text:span text:style-name="T15"/></text:p>
          <draw:enhanced-geometry draw:mirror-horizontal="false" draw:mirror-vertical="false" drawooo:sub-view-size="96 144" draw:text-areas="?f12 ?f13 ?f14 ?f15" svg:viewBox="0 0 0 0" draw:type="ooxml-non-primitive" draw:enhanced-path="M 96 0 L 96 48 0 48 0 144 N">
            <draw:equation draw:name="f0" draw:formula="96*logwidth/96"/>
            <draw:equation draw:name="f1" draw:formula="0*logheight/144"/>
            <draw:equation draw:name="f2" draw:formula="96*logwidth/96"/>
            <draw:equation draw:name="f3" draw:formula="48*logheight/144"/>
            <draw:equation draw:name="f4" draw:formula="0*logwidth/96"/>
            <draw:equation draw:name="f5" draw:formula="48*logheight/144"/>
            <draw:equation draw:name="f6" draw:formula="0*logwidth/96"/>
            <draw:equation draw:name="f7" draw:formula="144*logheight/144"/>
            <draw:equation draw:name="f8" draw:formula="0*60000/65536"/>
            <draw:equation draw:name="f9" draw:formula="0*60000/65536"/>
            <draw:equation draw:name="f10" draw:formula="0*60000/65536"/>
            <draw:equation draw:name="f11" draw:formula="0*60000/65536"/>
            <draw:equation draw:name="f12" draw:formula="0*logwidth/96"/>
            <draw:equation draw:name="f13" draw:formula="0*logheight/144"/>
            <draw:equation draw:name="f14" draw:formula="96*logwidth/96"/>
            <draw:equation draw:name="f15" draw:formula="144*logheight/144"/>
          </draw:enhanced-geometry>
        </draw:custom-shape>
        <draw:line draw:name="Line 37" draw:style-name="gr34" draw:text-style-name="P12" draw:layer="layout" svg:x1="6.773cm" svg:y1="8.987cm" svg:x2="6.773cm" svg:y2="9.622cm">
          <text:p/>
        </draw:line>
        <draw:custom-shape draw:name="AutoShape 39" draw:style-name="gr41" draw:text-style-name="P57" draw:layer="layout" svg:width="1.481cm" svg:height="0.846cm" svg:x="7.197cm" svg:y="11.104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40" draw:style-name="gr36" draw:text-style-name="P15" draw:layer="layout" svg:width="0.89cm" svg:height="1.115cm" svg:x="8.043cm" svg:y="9.737cm">
          <text:p text:style-name="P27"><text:span text:style-name="T24">d</text:span><text:span text:style-name="T4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34" draw:text-style-name="P12" draw:layer="layout" svg:x1="7.408cm" svg:y1="10.468cm" svg:x2="7.408cm" svg:y2="11.103cm">
          <text:p/>
        </draw:line>
        <draw:custom-shape draw:name="Rectangle 42" draw:style-name="gr40" draw:text-style-name="P15" draw:layer="layout" svg:width="0.858cm" svg:height="1.115cm" svg:x="7.005cm" svg:y="9.737cm">
          <text:p text:style-name="P27"><text:span text:style-name="T24">d</text:span><text:span text:style-name="T4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3" draw:style-name="gr42" draw:text-style-name="P12" draw:layer="layout" svg:width="0.255cm" svg:height="1.026cm" svg:x="7.408cm" svg:y="11.95cm">
          <text:p text:style-name="P17"><text:span text:style-name="T15"/></text:p>
          <draw:enhanced-geometry draw:mirror-horizontal="false" draw:mirror-vertical="false" drawooo:sub-view-size="96 144" draw:text-areas="?f12 ?f13 ?f14 ?f15" svg:viewBox="0 0 0 0" draw:type="ooxml-non-primitive" draw:enhanced-path="M 96 0 L 96 48 0 48 0 144 N">
            <draw:equation draw:name="f0" draw:formula="96*logwidth/96"/>
            <draw:equation draw:name="f1" draw:formula="0*logheight/144"/>
            <draw:equation draw:name="f2" draw:formula="96*logwidth/96"/>
            <draw:equation draw:name="f3" draw:formula="48*logheight/144"/>
            <draw:equation draw:name="f4" draw:formula="0*logwidth/96"/>
            <draw:equation draw:name="f5" draw:formula="48*logheight/144"/>
            <draw:equation draw:name="f6" draw:formula="0*logwidth/96"/>
            <draw:equation draw:name="f7" draw:formula="144*logheight/144"/>
            <draw:equation draw:name="f8" draw:formula="0*60000/65536"/>
            <draw:equation draw:name="f9" draw:formula="0*60000/65536"/>
            <draw:equation draw:name="f10" draw:formula="0*60000/65536"/>
            <draw:equation draw:name="f11" draw:formula="0*60000/65536"/>
            <draw:equation draw:name="f12" draw:formula="0*logwidth/96"/>
            <draw:equation draw:name="f13" draw:formula="0*logheight/144"/>
            <draw:equation draw:name="f14" draw:formula="96*logwidth/96"/>
            <draw:equation draw:name="f15" draw:formula="144*logheight/144"/>
          </draw:enhanced-geometry>
        </draw:custom-shape>
        <draw:line draw:name="Line 44" draw:style-name="gr34" draw:text-style-name="P12" draw:layer="layout" svg:x1="8.466cm" svg:y1="10.468cm" svg:x2="8.466cm" svg:y2="11.103cm">
          <text:p/>
        </draw:line>
        <draw:custom-shape draw:name="AutoShape 46" draw:style-name="gr41" draw:text-style-name="P57" draw:layer="layout" svg:width="1.481cm" svg:height="0.846cm" svg:x="8.89cm" svg:y="12.585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47" draw:style-name="gr36" draw:text-style-name="P15" draw:layer="layout" svg:width="0.89cm" svg:height="1.115cm" svg:x="9.737cm" svg:y="11.218cm">
          <text:p text:style-name="P27"><text:span text:style-name="T24">d</text:span><text:span text:style-name="T46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34" draw:text-style-name="P12" draw:layer="layout" svg:x1="9.101cm" svg:y1="11.95cm" svg:x2="9.101cm" svg:y2="12.585cm">
          <text:p/>
        </draw:line>
        <draw:custom-shape draw:name="Rectangle 49" draw:style-name="gr40" draw:text-style-name="P15" draw:layer="layout" svg:width="0.858cm" svg:height="1.115cm" svg:x="8.698cm" svg:y="11.218cm">
          <text:p text:style-name="P27"><text:span text:style-name="T24">d</text:span><text:span text:style-name="T46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0" draw:style-name="gr42" draw:text-style-name="P12" draw:layer="layout" svg:width="0.255cm" svg:height="1.026cm" svg:x="9.102cm" svg:y="13.432cm">
          <text:p text:style-name="P17"><text:span text:style-name="T15"/></text:p>
          <draw:enhanced-geometry draw:mirror-horizontal="false" draw:mirror-vertical="false" drawooo:sub-view-size="96 144" draw:text-areas="?f12 ?f13 ?f14 ?f15" svg:viewBox="0 0 0 0" draw:type="ooxml-non-primitive" draw:enhanced-path="M 96 0 L 96 48 0 48 0 144 N">
            <draw:equation draw:name="f0" draw:formula="96*logwidth/96"/>
            <draw:equation draw:name="f1" draw:formula="0*logheight/144"/>
            <draw:equation draw:name="f2" draw:formula="96*logwidth/96"/>
            <draw:equation draw:name="f3" draw:formula="48*logheight/144"/>
            <draw:equation draw:name="f4" draw:formula="0*logwidth/96"/>
            <draw:equation draw:name="f5" draw:formula="48*logheight/144"/>
            <draw:equation draw:name="f6" draw:formula="0*logwidth/96"/>
            <draw:equation draw:name="f7" draw:formula="144*logheight/144"/>
            <draw:equation draw:name="f8" draw:formula="0*60000/65536"/>
            <draw:equation draw:name="f9" draw:formula="0*60000/65536"/>
            <draw:equation draw:name="f10" draw:formula="0*60000/65536"/>
            <draw:equation draw:name="f11" draw:formula="0*60000/65536"/>
            <draw:equation draw:name="f12" draw:formula="0*logwidth/96"/>
            <draw:equation draw:name="f13" draw:formula="0*logheight/144"/>
            <draw:equation draw:name="f14" draw:formula="96*logwidth/96"/>
            <draw:equation draw:name="f15" draw:formula="144*logheight/144"/>
          </draw:enhanced-geometry>
        </draw:custom-shape>
        <draw:line draw:name="Line 51" draw:style-name="gr34" draw:text-style-name="P12" draw:layer="layout" svg:x1="10.16cm" svg:y1="11.95cm" svg:x2="10.16cm" svg:y2="12.585cm">
          <text:p/>
        </draw:line>
        <draw:custom-shape draw:name="Rectangle 28" draw:style-name="gr8" draw:text-style-name="P18" draw:layer="layout" svg:width="10.411cm" svg:height="1.009cm" svg:x="1.296cm" svg:y="4.485cm">
          <text:p text:style-name="P21"><text:span text:style-name="T24">x = x OP (d[i] OP d[i+1]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6" presentation:class="page"/>
          <draw:frame draw:name="Rectangle 3" presentation:style-name="pr3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Loop Unrolling with Separate Accumulators (2x2)" draw:style-name="dp1" draw:master-page-name="Title_20_and_20_Content" presentation:presentation-page-layout-name="AL2T11">
        <draw:frame draw:name="Rectangle 2" presentation:style-name="pr5" draw:text-style-name="P2" draw:layer="layout" svg:width="23.772cm" svg:height="2.116cm" svg:x="0.992cm" svg:y="1.058cm" presentation:class="title" presentation:user-transformed="true">
          <draw:text-box>
            <text:p text:style-name="P9"><text:span text:style-name="T1">Loop Unrolling </text:span><text:span text:style-name="T1">with Separate </text:span><text:span text:style-name="T1">Accumulators </text:span><text:span text:style-name="T1">(2x2)</text:span></text:p>
          </draw:text-box>
        </draw:frame>
        <draw:frame draw:name="Rectangle 3" presentation:style-name="pr6" draw:text-style-name="P12" draw:layer="layout" svg:width="23.075cm" svg:height="1.604cm" svg:x="1.054cm" svg:y="16.722cm" presentation:class="outline" presentation:user-transformed="true">
          <draw:text-box>
            <text:list text:style-name="L4">
              <text:list-item>
                <text:p text:style-name="P51"><text:span text:style-name="T44">Different form of </text:span><text:span text:style-name="T44">reassociation</text:span></text:p>
              </text:list-item>
            </text:list>
          </draw:text-box>
        </draw:frame>
        <draw:custom-shape draw:name="Rectangle 4" draw:style-name="gr8" draw:text-style-name="P18" draw:layer="layout" svg:width="14.136cm" svg:height="11.476cm" svg:x="5.588cm" svg:y="4.272cm">
          <text:p text:style-name="P21"><text:span text:style-name="T19">void unroll2a_combine(vec_ptr v, data_t *dest)</text:span></text:p>
          <text:p text:style-name="P21"><text:span text:style-name="T19">{</text:span></text:p>
          <text:p text:style-name="P21"><text:span text:style-name="T19"><text:s text:c="4"/></text:span><text:span text:style-name="T19">long length = vec_length(v);</text:span></text:p>
          <text:p text:style-name="P21"><text:span text:style-name="T19"><text:s text:c="4"/></text:span><text:span text:style-name="T19">long limit = length-1;</text:span></text:p>
          <text:p text:style-name="P21"><text:span text:style-name="T19"><text:s text:c="4"/></text:span><text:span text:style-name="T19">data_t *d = get_vec_start(v);</text:span></text:p>
          <text:p text:style-name="P21"><text:span text:style-name="T19"><text:s text:c="4"/></text:span><text:span text:style-name="T19">data_t x0 = IDENT;</text:span></text:p>
          <text:p text:style-name="P21"><text:span text:style-name="T19"><text:s text:c="4"/></text:span><text:span text:style-name="T19">data_t x1 = IDENT;</text:span></text:p>
          <text:p text:style-name="P21"><text:span text:style-name="T19"><text:s text:c="4"/></text:span><text:span text:style-name="T19">long i;</text:span></text:p>
          <text:p text:style-name="P21"><text:span text:style-name="T19"><text:s text:c="4"/></text:span><text:span text:style-name="T19">/* Combine 2 elements at a time */</text:span></text:p>
          <text:p text:style-name="P21"><text:span text:style-name="T19"><text:s text:c="4"/></text:span><text:span text:style-name="T51">for (i = 0; i &lt; limit; i+=2) {</text:span></text:p>
          <text:p text:style-name="P21"><text:span text:style-name="T51"><text:s text:c="7"/></text:span><text:span text:style-name="T51">x0 = x0 OP d[i];</text:span></text:p>
          <text:p text:style-name="P21"><text:span text:style-name="T51"><text:s text:c="7"/></text:span><text:span text:style-name="T51">x1 = x1 OP d[i+1];</text:span></text:p>
          <text:p text:style-name="P21"><text:span text:style-name="T51"><text:s text:c="4"/></text:span><text:span text:style-name="T51">}</text:span></text:p>
          <text:p text:style-name="P21"><text:span text:style-name="T19"><text:s text:c="4"/></text:span><text:span text:style-name="T19">/* Finish any remaining elements */</text:span></text:p>
          <text:p text:style-name="P21"><text:span text:style-name="T19"><text:s text:c="4"/></text:span><text:span text:style-name="T19">for (; i &lt; length; i++) {</text:span></text:p>
          <text:p text:style-name="P21"><text:span text:style-name="T19"><text:tab/></text:span><text:span text:style-name="T19">x0 = x0 OP d[i];</text:span></text:p>
          <text:p text:style-name="P21"><text:span text:style-name="T19"><text:s text:c="4"/></text:span><text:span text:style-name="T19">}</text:span></text:p>
          <text:p text:style-name="P21"><text:span text:style-name="T19"><text:s text:c="4"/></text:span><text:span text:style-name="T19">*dest = x0 OP x1;</text:span></text:p>
          <text:p text:style-name="P21"><text:span text:style-name="T1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27" presentation:class="page"/>
          <draw:frame draw:name="Rectangle 3" presentation:style-name="pr35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ffect of Separate Accumulators" draw:style-name="dp1" draw:master-page-name="Title_20_and_20_Content" presentation:presentation-page-layout-name="AL2T11">
        <draw:frame draw:name="Rectangle 3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1">Effect of Separate </text:span><text:span text:style-name="T11">Accumulators</text:span></text:p>
          </draw:text-box>
        </draw:frame>
        <draw:frame draw:name="Rectangle 33" presentation:style-name="pr6" draw:text-style-name="P12" draw:layer="layout" svg:width="23.075cm" svg:height="5.202cm" svg:x="0.807cm" svg:y="12.788cm" presentation:class="outline" presentation:user-transformed="true">
          <draw:text-box>
            <text:list text:style-name="L4">
              <text:list-item>
                <text:p xml:id="id17" text:id="id17" text:style-name="P10"><text:span text:style-name="T13">Int + makes use of two load units</text:span></text:p>
              </text:list-item>
            </text:list>
            <text:p text:style-name="P10"><text:span text:style-name="T7"/></text:p>
            <text:p text:style-name="P10"><text:span text:style-name="T7"/></text:p>
            <text:list text:continue-numbering="true" text:style-name="L4">
              <text:list-item>
                <text:p xml:id="id18" text:id="id18" text:style-name="P10"><text:span text:style-name="T13">2x speedup (over unroll2) for Int *, FP +, FP *</text:span></text:p>
              </text:list-item>
            </text:list>
            <text:p text:style-name="P58"><text:span text:style-name="T2"/></text:p>
          </draw:text-box>
        </draw:frame>
        <draw:custom-shape draw:name="Rectangle 34" draw:style-name="gr8" draw:text-style-name="P18" xml:id="id16" draw:id="id16" draw:layer="layout" svg:width="7.744cm" svg:height="1.771cm" svg:x="3.121cm" svg:y="14.434cm">
          <text:p text:style-name="P21"><text:span text:style-name="T24"><text:s/></text:span><text:span text:style-name="T24">x0 = x0 OP d[i];</text:span></text:p>
          <text:p text:style-name="P21"><text:span text:style-name="T24"><text:s/></text:span><text:span text:style-name="T24">x1 = x1 OP d[i+1]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49" draw:style-name="standard" draw:layer="layout" svg:width="21.655cm" svg:height="8.615cm" svg:x="0.992cm" svg:y="3.246cm">
          <table:table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3" table:default-cell-style-name="standard">
              <table:table-cell table:style-name="ce1">
                <text:p text:style-name="P33"><text:span text:style-name="T34">Method</text:span></text:p>
              </table:table-cell>
              <table:table-cell table:style-name="ce2" table:number-columns-spanned="2">
                <text:p text:style-name="P34"><text:span text:style-name="T34">Integer</text:span></text:p>
              </table:table-cell>
              <table:covered-table-cell/>
              <table:table-cell table:style-name="ce3" table:number-columns-spanned="2">
                <text:p text:style-name="P34"><text:span text:style-name="T34">Double FP</text:span></text:p>
              </table:table-cell>
              <table:covered-table-cell/>
            </table:table-row>
            <table:table-row table:style-name="ro4" table:default-cell-style-name="ce5">
              <table:table-cell table:style-name="ce4">
                <text:p text:style-name="P33"><text:span text:style-name="T34">Operation</text:span></text:p>
              </table:table-cell>
              <table:table-cell>
                <text:p text:style-name="P35"><text:span text:style-name="T34">Add</text:span></text:p>
              </table:table-cell>
              <table:table-cell>
                <text:p text:style-name="P35"><text:span text:style-name="T34">Mult</text:span></text:p>
              </table:table-cell>
              <table:table-cell>
                <text:p text:style-name="P35"><text:span text:style-name="T34">Add</text:span></text:p>
              </table:table-cell>
              <table:table-cell table:style-name="ce6">
                <text:p text:style-name="P35"><text:span text:style-name="T34">Mult</text:span></text:p>
              </table:table-cell>
            </table:table-row>
            <table:table-row table:style-name="ro4" table:default-cell-style-name="ce5">
              <table:table-cell table:style-name="ce4">
                <text:p text:style-name="P33"><text:span text:style-name="T35">Combine4</text:span></text:p>
              </table:table-cell>
              <table:table-cell>
                <text:p text:style-name="P35"><text:span text:style-name="T35">1.27</text:span></text:p>
              </table:table-cell>
              <table:table-cell>
                <text:p text:style-name="P35"><text:span text:style-name="T35">3.01</text:span></text:p>
              </table:table-cell>
              <table:table-cell>
                <text:p text:style-name="P35"><text:span text:style-name="T35">3.01</text:span></text:p>
              </table:table-cell>
              <table:table-cell table:style-name="ce6">
                <text:p text:style-name="P35"><text:span text:style-name="T35">5.01</text:span></text:p>
              </table:table-cell>
            </table:table-row>
            <table:table-row table:style-name="ro4" table:default-cell-style-name="ce5">
              <table:table-cell table:style-name="ce4">
                <text:p text:style-name="P33"><text:span text:style-name="T35">Unroll 2x1</text:span></text:p>
              </table:table-cell>
              <table:table-cell>
                <text:p text:style-name="P35"><text:span text:style-name="T35">1.01</text:span></text:p>
              </table:table-cell>
              <table:table-cell>
                <text:p text:style-name="P35"><text:span text:style-name="T35">3.01</text:span></text:p>
              </table:table-cell>
              <table:table-cell>
                <text:p text:style-name="P35"><text:span text:style-name="T35">3.01</text:span></text:p>
              </table:table-cell>
              <table:table-cell table:style-name="ce6">
                <text:p text:style-name="P35"><text:span text:style-name="T35">5.01</text:span></text:p>
              </table:table-cell>
            </table:table-row>
            <table:table-row table:style-name="ro4" table:default-cell-style-name="ce5">
              <table:table-cell table:style-name="ce4">
                <text:p text:style-name="P33"><text:span text:style-name="T35">Unroll 2x1a</text:span></text:p>
              </table:table-cell>
              <table:table-cell>
                <text:p text:style-name="P35"><text:span text:style-name="T35">1.01</text:span></text:p>
              </table:table-cell>
              <table:table-cell>
                <text:p text:style-name="P35"><text:span text:style-name="T35">1.51</text:span></text:p>
              </table:table-cell>
              <table:table-cell>
                <text:p text:style-name="P35"><text:span text:style-name="T35">1.51</text:span></text:p>
              </table:table-cell>
              <table:table-cell table:style-name="ce6">
                <text:p text:style-name="P35"><text:span text:style-name="T35">2.51</text:span></text:p>
              </table:table-cell>
            </table:table-row>
            <table:table-row table:style-name="ro4" table:default-cell-style-name="ce5">
              <table:table-cell table:style-name="ce4">
                <text:p text:style-name="P33"><text:span text:style-name="T35">Unroll 2x2</text:span></text:p>
              </table:table-cell>
              <table:table-cell>
                <text:p text:style-name="P35"><text:span text:style-name="T35">0.81</text:span></text:p>
              </table:table-cell>
              <table:table-cell>
                <text:p text:style-name="P35"><text:span text:style-name="T35">1.51</text:span></text:p>
              </table:table-cell>
              <table:table-cell>
                <text:p text:style-name="P35"><text:span text:style-name="T35">1.51</text:span></text:p>
              </table:table-cell>
              <table:table-cell table:style-name="ce6">
                <text:p text:style-name="P35"><text:span text:style-name="T35">2.51</text:span></text:p>
              </table:table-cell>
            </table:table-row>
            <table:table-row table:style-name="ro4" table:default-cell-style-name="ce5">
              <table:table-cell table:style-name="ce11">
                <text:p text:style-name="P33"><text:span text:style-name="T35">Latency Bound</text:span></text:p>
              </table:table-cell>
              <table:table-cell>
                <text:p text:style-name="P35"><text:span text:style-name="T35">1.00</text:span></text:p>
              </table:table-cell>
              <table:table-cell>
                <text:p text:style-name="P35"><text:span text:style-name="T35">3.00</text:span></text:p>
              </table:table-cell>
              <table:table-cell>
                <text:p text:style-name="P35"><text:span text:style-name="T35">3.00</text:span></text:p>
              </table:table-cell>
              <table:table-cell table:style-name="ce6">
                <text:p text:style-name="P35"><text:span text:style-name="T35">5.00</text:span></text:p>
              </table:table-cell>
            </table:table-row>
            <table:table-row table:style-name="ro8" table:default-cell-style-name="ce8">
              <table:table-cell table:style-name="ce10">
                <text:p text:style-name="P33"><text:span text:style-name="T35">Throughput Bound</text:span></text:p>
              </table:table-cell>
              <table:table-cell>
                <text:p text:style-name="P35"><text:span text:style-name="T35">0.50</text:span></text:p>
              </table:table-cell>
              <table:table-cell>
                <text:p text:style-name="P35"><text:span text:style-name="T35">1.00</text:span></text:p>
              </table:table-cell>
              <table:table-cell>
                <text:p text:style-name="P35"><text:span text:style-name="T35">1.00</text:span></text:p>
              </table:table-cell>
              <table:table-cell table:style-name="ce9">
                <text:p text:style-name="P35"><text:span text:style-name="T35">0.50</text:span></text:p>
              </table:table-cell>
            </table:table-row>
          </table:table>
          <draw:image xlink:href="Pictures/TablePreview5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28" presentation:class="page"/>
          <draw:frame draw:name="Rectangle 3" presentation:style-name="pr3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eparate Accumulators" draw:style-name="dp1" draw:master-page-name="Title_20_and_20_Content" presentation:presentation-page-layout-name="AL2T11">
        <draw:line draw:name="Line 138" draw:style-name="gr34" draw:text-style-name="P12" draw:layer="layout" svg:x1="9.736cm" svg:y1="15.24cm" svg:x2="9.736cm" svg:y2="15.875cm">
          <text:p/>
        </draw:line>
        <draw:frame draw:name="Rectangle 2" presentation:style-name="pr5" draw:text-style-name="P2" draw:layer="layout" svg:width="21.088cm" svg:height="2.116cm" svg:x="1.348cm" svg:y="1.27cm" presentation:class="title" presentation:user-transformed="true">
          <draw:text-box>
            <text:p text:style-name="P9"><text:span text:style-name="T1">Separate </text:span><text:span text:style-name="T1">Accumulators</text:span></text:p>
          </draw:text-box>
        </draw:frame>
        <draw:custom-shape draw:name="AutoShape 101" draw:style-name="gr33" draw:text-style-name="P50" draw:layer="layout" svg:width="1.481cm" svg:height="0.846cm" svg:x="5.715cm" svg:y="8.678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2" draw:style-name="gr34" draw:text-style-name="P12" draw:layer="layout" svg:x1="6.138cm" svg:y1="8.043cm" svg:x2="6.138cm" svg:y2="8.678cm">
          <text:p/>
        </draw:line>
        <draw:line draw:name="Line 103" draw:style-name="gr34" draw:text-style-name="P12" draw:layer="layout" svg:x1="6.773cm" svg:y1="8.043cm" svg:x2="6.773cm" svg:y2="8.678cm">
          <text:p/>
        </draw:line>
        <draw:custom-shape draw:name="AutoShape 104" draw:style-name="gr33" draw:text-style-name="P50" draw:layer="layout" svg:width="1.481cm" svg:height="0.846cm" svg:x="7.408cm" svg:y="10.16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6" draw:style-name="gr34" draw:text-style-name="P12" draw:layer="layout" svg:x1="8.466cm" svg:y1="9.525cm" svg:x2="8.466cm" svg:y2="10.16cm">
          <text:p/>
        </draw:line>
        <draw:custom-shape draw:name="Freeform 107" draw:style-name="gr43" draw:text-style-name="P12" draw:layer="layout" svg:width="0.846cm" svg:height="1.025cm" svg:x="6.562cm" svg:y="9.525cm">
          <text:p text:style-name="P17"><text:span text:style-name="T15"/></text:p>
          <draw:enhanced-geometry draw:mirror-horizontal="fals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Rectangle 108" draw:style-name="gr40" draw:text-style-name="P15" draw:layer="layout" svg:width="0.638cm" svg:height="1.013cm" svg:x="5.843cm" svg:y="7.197cm">
          <text:p text:style-name="P27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40" draw:text-style-name="P15" draw:layer="layout" svg:width="0.858cm" svg:height="1.115cm" svg:x="6.369cm" svg:y="7.197cm">
          <text:p text:style-name="P27"><text:span text:style-name="T24">d</text:span><text:span text:style-name="T4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40" draw:text-style-name="P15" draw:layer="layout" svg:width="0.858cm" svg:height="1.115cm" svg:x="8.062cm" svg:y="8.678cm">
          <text:p text:style-name="P27"><text:span text:style-name="T24">d</text:span><text:span text:style-name="T46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11" draw:style-name="gr33" draw:text-style-name="P50" draw:layer="layout" svg:width="1.481cm" svg:height="0.846cm" svg:x="9.058cm" svg:y="11.642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13" draw:style-name="gr34" draw:text-style-name="P12" draw:layer="layout" svg:x1="10.115cm" svg:y1="11.006cm" svg:x2="10.115cm" svg:y2="11.641cm">
          <text:p/>
        </draw:line>
        <draw:custom-shape draw:name="Freeform 114" draw:style-name="gr43" draw:text-style-name="P12" draw:layer="layout" svg:width="0.846cm" svg:height="1.025cm" svg:x="8.211cm" svg:y="11.007cm">
          <text:p text:style-name="P17"><text:span text:style-name="T15"/></text:p>
          <draw:enhanced-geometry draw:mirror-horizontal="fals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Rectangle 115" draw:style-name="gr40" draw:text-style-name="P15" draw:layer="layout" svg:width="0.858cm" svg:height="1.115cm" svg:x="9.712cm" svg:y="10.16cm">
          <text:p text:style-name="P27"><text:span text:style-name="T24">d</text:span><text:span text:style-name="T46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16" draw:style-name="gr33" draw:text-style-name="P50" draw:layer="layout" svg:width="1.481cm" svg:height="0.846cm" svg:x="10.707cm" svg:y="13.123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18" draw:style-name="gr34" draw:text-style-name="P12" draw:layer="layout" svg:x1="11.765cm" svg:y1="12.488cm" svg:x2="11.765cm" svg:y2="13.123cm">
          <text:p/>
        </draw:line>
        <draw:custom-shape draw:name="Freeform 119" draw:style-name="gr43" draw:text-style-name="P12" draw:layer="layout" svg:width="0.846cm" svg:height="1.025cm" svg:x="9.86cm" svg:y="12.488cm">
          <text:p text:style-name="P17"><text:span text:style-name="T15"/></text:p>
          <draw:enhanced-geometry draw:mirror-horizontal="fals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Rectangle 120" draw:style-name="gr40" draw:text-style-name="P15" draw:layer="layout" svg:width="0.858cm" svg:height="1.115cm" svg:x="11.361cm" svg:y="11.642cm">
          <text:p text:style-name="P27"><text:span text:style-name="T24">d</text:span><text:span text:style-name="T46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24" draw:style-name="gr35" draw:text-style-name="P12" draw:layer="layout" svg:width="1.137cm" svg:height="1.025cm" svg:x="10.37cm" svg:y="13.97cm">
          <text:p text:style-name="P17"><text:span text:style-name="T15"/></text:p>
          <draw:enhanced-geometry draw:mirror-horizontal="tru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AutoShape 134" draw:style-name="gr33" draw:text-style-name="P50" draw:layer="layout" svg:width="1.481cm" svg:height="0.846cm" svg:x="8.89cm" svg:y="14.573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137" draw:style-name="gr33" draw:text-style-name="P50" draw:layer="layout" svg:width="1.481cm" svg:height="0.846cm" svg:x="1.693cm" svg:y="8.678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38" draw:style-name="gr34" draw:text-style-name="P12" draw:layer="layout" svg:x1="2.116cm" svg:y1="8.043cm" svg:x2="2.116cm" svg:y2="8.678cm">
          <text:p/>
        </draw:line>
        <draw:line draw:name="Line 139" draw:style-name="gr34" draw:text-style-name="P12" draw:layer="layout" svg:x1="2.751cm" svg:y1="8.043cm" svg:x2="2.751cm" svg:y2="8.678cm">
          <text:p/>
        </draw:line>
        <draw:custom-shape draw:name="AutoShape 140" draw:style-name="gr33" draw:text-style-name="P50" draw:layer="layout" svg:width="1.481cm" svg:height="0.846cm" svg:x="3.387cm" svg:y="10.16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42" draw:style-name="gr34" draw:text-style-name="P12" draw:layer="layout" svg:x1="4.445cm" svg:y1="9.525cm" svg:x2="4.445cm" svg:y2="10.16cm">
          <text:p/>
        </draw:line>
        <draw:custom-shape draw:name="Freeform 143" draw:style-name="gr43" draw:text-style-name="P12" draw:layer="layout" svg:width="0.846cm" svg:height="1.025cm" svg:x="2.54cm" svg:y="9.525cm">
          <text:p text:style-name="P17"><text:span text:style-name="T15"/></text:p>
          <draw:enhanced-geometry draw:mirror-horizontal="fals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Rectangle 144" draw:style-name="gr40" draw:text-style-name="P15" draw:layer="layout" svg:width="0.638cm" svg:height="1.013cm" svg:x="1.821cm" svg:y="7.197cm">
          <text:p text:style-name="P27"><text:span text:style-name="T2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5" draw:style-name="gr40" draw:text-style-name="P15" draw:layer="layout" svg:width="0.858cm" svg:height="1.115cm" svg:x="2.347cm" svg:y="7.197cm">
          <text:p text:style-name="P27"><text:span text:style-name="T24">d</text:span><text:span text:style-name="T4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40" draw:text-style-name="P15" draw:layer="layout" svg:width="0.858cm" svg:height="1.115cm" svg:x="4.041cm" svg:y="8.678cm">
          <text:p text:style-name="P27"><text:span text:style-name="T24">d</text:span><text:span text:style-name="T46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7" draw:style-name="gr33" draw:text-style-name="P50" draw:layer="layout" svg:width="1.481cm" svg:height="0.846cm" svg:x="5.036cm" svg:y="11.642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49" draw:style-name="gr34" draw:text-style-name="P12" draw:layer="layout" svg:x1="6.094cm" svg:y1="11.006cm" svg:x2="6.094cm" svg:y2="11.641cm">
          <text:p/>
        </draw:line>
        <draw:custom-shape draw:name="Freeform 150" draw:style-name="gr43" draw:text-style-name="P12" draw:layer="layout" svg:width="0.846cm" svg:height="1.025cm" svg:x="4.189cm" svg:y="11.007cm">
          <text:p text:style-name="P17"><text:span text:style-name="T15"/></text:p>
          <draw:enhanced-geometry draw:mirror-horizontal="fals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Rectangle 151" draw:style-name="gr40" draw:text-style-name="P15" draw:layer="layout" svg:width="0.858cm" svg:height="1.115cm" svg:x="5.69cm" svg:y="10.16cm">
          <text:p text:style-name="P27"><text:span text:style-name="T24">d</text:span><text:span text:style-name="T46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2" draw:style-name="gr33" draw:text-style-name="P50" draw:layer="layout" svg:width="1.481cm" svg:height="0.846cm" svg:x="6.685cm" svg:y="13.123cm">
          <text:p text:style-name="P40"><text:span text:style-name="T24">*</text:span></text:p>
          <draw:enhanced-geometry draw:mirror-horizontal="false" draw:mirror-vertical="false" draw:text-areas="?f5 ?f5 ?f6 ?f7" svg:viewBox="0 0 0 0" draw:type="ooxml-roundRect" draw:modifiers="1964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54" draw:style-name="gr34" draw:text-style-name="P12" draw:layer="layout" svg:x1="7.743cm" svg:y1="12.488cm" svg:x2="7.743cm" svg:y2="13.123cm">
          <text:p/>
        </draw:line>
        <draw:custom-shape draw:name="Freeform 155" draw:style-name="gr43" draw:text-style-name="P12" draw:layer="layout" svg:width="0.846cm" svg:height="1.025cm" svg:x="5.838cm" svg:y="12.488cm">
          <text:p text:style-name="P17"><text:span text:style-name="T15"/></text:p>
          <draw:enhanced-geometry draw:mirror-horizontal="fals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Rectangle 156" draw:style-name="gr40" draw:text-style-name="P15" draw:layer="layout" svg:width="0.858cm" svg:height="1.115cm" svg:x="7.339cm" svg:y="11.642cm">
          <text:p text:style-name="P27"><text:span text:style-name="T24">d</text:span><text:span text:style-name="T46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60" draw:style-name="gr43" draw:text-style-name="P12" draw:layer="layout" svg:width="1.401cm" svg:height="1.025cm" svg:x="7.488cm" svg:y="13.97cm">
          <text:p text:style-name="P17"><text:span text:style-name="T15"/></text:p>
          <draw:enhanced-geometry draw:mirror-horizontal="false" draw:mirror-vertical="false" drawooo:sub-view-size="288 48" draw:text-areas="?f9 ?f10 ?f11 ?f12" svg:viewBox="0 0 0 0" draw:type="ooxml-non-primitive" draw:enhanced-path="M 0 0 L 0 48 288 48 N">
            <draw:equation draw:name="f0" draw:formula="0*logwidth/288"/>
            <draw:equation draw:name="f1" draw:formula="0*logheight/48"/>
            <draw:equation draw:name="f2" draw:formula="0*logwidth/288"/>
            <draw:equation draw:name="f3" draw:formula="48*logheight/48"/>
            <draw:equation draw:name="f4" draw:formula="288*logwidth/288"/>
            <draw:equation draw:name="f5" draw:formula="48*logheight/48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88"/>
            <draw:equation draw:name="f10" draw:formula="0*logheight/48"/>
            <draw:equation draw:name="f11" draw:formula="288*logwidth/288"/>
            <draw:equation draw:name="f12" draw:formula="48*logheight/48"/>
          </draw:enhanced-geometry>
        </draw:custom-shape>
        <draw:custom-shape draw:name="Rectangle 34" draw:style-name="gr8" draw:text-style-name="P18" draw:layer="layout" svg:width="7.744cm" svg:height="1.771cm" svg:x="1.712cm" svg:y="4.562cm">
          <text:p text:style-name="P21"><text:span text:style-name="T24"><text:s/></text:span><text:span text:style-name="T24">x0 = x0 OP d[i];</text:span></text:p>
          <text:p text:style-name="P21"><text:span text:style-name="T24"><text:s/></text:span><text:span text:style-name="T24">x1 = x1 OP d[i+1]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4" draw:text-style-name="P12" draw:layer="layout" svg:width="10.97cm" svg:height="8.677cm" svg:x="13.794cm" svg:y="4.445cm">
          <text:list text:style-name="L27">
            <text:list-item>
              <text:p text:style-name="P59"><text:span text:style-name="T7">What changed:</text:span></text:p>
            </text:list-item>
          </text:list>
          <text:list text:style-name="L28">
            <text:list-item>
              <text:list>
                <text:list-item>
                  <text:p text:style-name="P60"><text:span text:style-name="T14">Two independent “streams” of operations</text:span></text:p>
                </text:list-item>
              </text:list>
            </text:list-item>
          </text:list>
          <text:p text:style-name="P59"><text:span text:style-name="T7"/></text:p>
          <text:list text:continue-numbering="true" text:style-name="L28">
            <text:list-item>
              <text:p text:style-name="P59"><text:span text:style-name="T7">Overall Performance</text:span></text:p>
            </text:list-item>
          </text:list>
          <text:list text:style-name="L29">
            <text:list-item>
              <text:list>
                <text:list-item>
                  <text:p text:style-name="P61"><text:span text:style-name="T14">N elements, D cycles latency/op</text:span></text:p>
                </text:list-item>
                <text:list-item>
                  <text:p text:style-name="P61"><text:span text:style-name="T14">Should be (N/2+1)*D cycles:</text:span><text:span text:style-name="T14"><text:line-break/></text:span><text:span text:style-name="T52">CPE = D/2</text:span></text:p>
                </text:list-item>
                <text:list-item>
                  <text:p text:style-name="P61"><text:span text:style-name="T14">CPE matches prediction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12" draw:text-style-name="P12" xml:id="id19" draw:id="id19" draw:layer="layout" svg:width="5.871cm" svg:height="1.267cm" svg:x="14.703cm" svg:y="14.481cm">
          <text:p text:style-name="P17"><text:span text:style-name="T53">What Now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29" presentation:class="page"/>
          <draw:frame draw:name="Rectangle 3" presentation:style-name="pr3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Unrolling &amp; Accumulating" draw:style-name="dp1" draw:master-page-name="Title_20_and_20_Content" presentation:presentation-page-layout-name="AL2T11">
        <draw:frame draw:name="Rectangle 2" presentation:style-name="pr5" draw:text-style-name="P2" draw:layer="layout" svg:width="21.088cm" svg:height="2.116cm" svg:x="1.27cm" svg:y="1.27cm" presentation:class="title" presentation:user-transformed="true">
          <draw:text-box>
            <text:p text:style-name="P9"><text:span text:style-name="T1">Unrolling &amp; </text:span><text:span text:style-name="T1">Accumulating</text:span></text:p>
          </draw:text-box>
        </draw:frame>
        <draw:frame draw:name="Rectangle 3" presentation:style-name="pr6" draw:text-style-name="P12" draw:layer="layout" svg:width="23.075cm" svg:height="12.911cm" svg:x="1.27cm" svg:y="3.81cm" presentation:class="outline" presentation:user-transformed="true">
          <draw:text-box>
            <text:list text:style-name="L4">
              <text:list-item>
                <text:p text:style-name="P10"><text:span text:style-name="T7">Idea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">Can unroll to any </text:span><text:span text:style-name="T2">degree L</text:span></text:p>
                  </text:list-item>
                  <text:list-item>
                    <text:p text:style-name="P11"><text:span text:style-name="T2">Can accumulate K </text:span><text:span text:style-name="T2">results in parallel</text:span></text:p>
                  </text:list-item>
                  <text:list-item>
                    <text:p text:style-name="P11"><text:span text:style-name="T2">L must be multiple of </text:span><text:span text:style-name="T2">K</text:span></text:p>
                  </text:list-item>
                </text:list>
              </text:list-item>
            </text:list>
            <text:p text:style-name="P10"><text:span text:style-name="T7"/></text:p>
            <text:list text:continue-numbering="true" text:style-name="L5">
              <text:list-item>
                <text:p text:style-name="P10"><text:span text:style-name="T7">Limitations</text:span></text:p>
                <text:list>
                  <text:list-item>
                    <text:p text:style-name="P11"><text:span text:style-name="T2">Diminishing retur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2">Cannot go beyond </text:span><text:span text:style-name="T2">throughput </text:span><text:span text:style-name="T2">limitations of </text:span><text:span text:style-name="T2">execution units</text:span></text:p>
                      </text:list-item>
                    </text:list>
                  </text:list-item>
                  <text:list-item>
                    <text:p text:style-name="P11"><text:span text:style-name="T2">Large overhead for </text:span><text:span text:style-name="T2">short lengths</text:span></text:p>
                    <text:list>
                      <text:list-item>
                        <text:p text:style-name="P11"><text:span text:style-name="T2">Finish off iterations </text:span><text:span text:style-name="T2">sequential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30" presentation:class="page"/>
          <draw:frame draw:name="Rectangle 3" presentation:style-name="pr38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Unrolling &amp; Accumulating: Double *" draw:style-name="dp1" draw:master-page-name="Title_20_and_20_Content" presentation:presentation-page-layout-name="AL2T11">
        <draw:frame draw:name="Rectangle 2" presentation:style-name="pr5" draw:text-style-name="P2" draw:layer="layout" svg:width="21.088cm" svg:height="2.116cm" svg:x="1.27cm" svg:y="1.27cm" presentation:class="title" presentation:user-transformed="true">
          <draw:text-box>
            <text:p text:style-name="P9"><text:span text:style-name="T44">Unrolling &amp; </text:span><text:span text:style-name="T44">Accumulating: </text:span><text:span text:style-name="T44">Double *</text:span></text:p>
          </draw:text-box>
        </draw:frame>
        <draw:frame draw:name="Rectangle 3" presentation:style-name="pr6" draw:text-style-name="P12" draw:layer="layout" svg:width="23.075cm" svg:height="3.932cm" svg:x="1.27cm" svg:y="3.263cm" presentation:class="outline" presentation:user-transformed="true">
          <draw:text-box>
            <text:list text:style-name="L4">
              <text:list-item>
                <text:p text:style-name="P10"><text:span text:style-name="T7">Case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">Intel Haswell </text:span></text:p>
                  </text:list-item>
                  <text:list-item>
                    <text:p text:style-name="P11"><text:span text:style-name="T2">Double FP </text:span><text:span text:style-name="T2">Multiplication</text:span></text:p>
                  </text:list-item>
                  <text:list-item>
                    <text:p text:style-name="P11"><text:span text:style-name="T2">Latency bound: 5.00. <text:s/></text:span><text:span text:style-name="T2">Throughput bound: </text:span><text:span text:style-name="T2">0.50 </text:span></text:p>
                  </text:list-item>
                </text:list>
              </text:list-item>
            </text:list>
          </draw:text-box>
        </draw:frame>
        <draw:frame draw:name="Group 125" draw:style-name="standard" draw:layer="layout" svg:width="18.625cm" svg:height="9.779cm" svg:x="2.963cm" svg:y="7.832cm">
          <table:table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1"/>
            <table:table-column table:style-name="co12"/>
            <table:table-row table:style-name="ro9" table:default-cell-style-name="standard">
              <table:table-cell table:style-name="ce12">
                <text:p text:style-name="P34"><text:span text:style-name="T14">FP *</text:span></text:p>
              </table:table-cell>
              <table:table-cell table:style-name="ce12" table:number-columns-spanned="8">
                <text:p text:style-name="P34"><text:span text:style-name="T14">Unrolling Factor L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9" table:default-cell-style-name="ce12">
              <table:table-cell>
                <text:p text:style-name="P35"><text:span text:style-name="T54">K</text:span></text:p>
              </table:table-cell>
              <table:table-cell>
                <text:p text:style-name="P34"><text:span text:style-name="T55">1</text:span></text:p>
              </table:table-cell>
              <table:table-cell>
                <text:p text:style-name="P34"><text:span text:style-name="T55">2</text:span></text:p>
              </table:table-cell>
              <table:table-cell>
                <text:p text:style-name="P34"><text:span text:style-name="T55">3</text:span></text:p>
              </table:table-cell>
              <table:table-cell>
                <text:p text:style-name="P34"><text:span text:style-name="T55">4</text:span></text:p>
              </table:table-cell>
              <table:table-cell>
                <text:p text:style-name="P34"><text:span text:style-name="T55">6</text:span></text:p>
              </table:table-cell>
              <table:table-cell>
                <text:p text:style-name="P34"><text:span text:style-name="T55">8</text:span></text:p>
              </table:table-cell>
              <table:table-cell>
                <text:p text:style-name="P34"><text:span text:style-name="T55">10</text:span></text:p>
              </table:table-cell>
              <table:table-cell>
                <text:p text:style-name="P34"><text:span text:style-name="T55">12</text:span></text:p>
              </table:table-cell>
            </table:table-row>
            <table:table-row table:style-name="ro9" table:default-cell-style-name="ce13">
              <table:table-cell>
                <text:p text:style-name="P35"><text:span text:style-name="T55">1</text:span></text:p>
              </table:table-cell>
              <table:table-cell>
                <text:p text:style-name="P35"><text:span text:style-name="T55">5.01</text:span></text:p>
              </table:table-cell>
              <table:table-cell>
                <text:p text:style-name="P35"><text:span text:style-name="T55">5.01</text:span></text:p>
              </table:table-cell>
              <table:table-cell>
                <text:p text:style-name="P35"><text:span text:style-name="T14">5.01</text:span></text:p>
              </table:table-cell>
              <table:table-cell>
                <text:p text:style-name="P35"><text:span text:style-name="T55">5.01</text:span></text:p>
              </table:table-cell>
              <table:table-cell>
                <text:p text:style-name="P35"><text:span text:style-name="T14">5.01</text:span></text:p>
              </table:table-cell>
              <table:table-cell>
                <text:p text:style-name="P35"><text:span text:style-name="T55">5.01</text:span></text:p>
              </table:table-cell>
              <table:table-cell>
                <text:p text:style-name="P35"><text:span text:style-name="T14">5.01</text:span></text:p>
              </table:table-cell>
              <table:table-cell/>
            </table:table-row>
            <table:table-row table:style-name="ro9" table:default-cell-style-name="ce13">
              <table:table-cell>
                <text:p text:style-name="P35"><text:span text:style-name="T55">2</text:span></text:p>
              </table:table-cell>
              <table:table-cell/>
              <table:table-cell>
                <text:p text:style-name="P35"><text:span text:style-name="T55">2.51</text:span></text:p>
              </table:table-cell>
              <table:table-cell/>
              <table:table-cell>
                <text:p text:style-name="P35"><text:span text:style-name="T55">2.51</text:span></text:p>
              </table:table-cell>
              <table:table-cell/>
              <table:table-cell>
                <text:p text:style-name="P35"><text:span text:style-name="T55">2.51</text:span></text:p>
              </table:table-cell>
              <table:table-cell/>
              <table:table-cell/>
            </table:table-row>
            <table:table-row table:style-name="ro9" table:default-cell-style-name="ce13">
              <table:table-cell>
                <text:p text:style-name="P35"><text:span text:style-name="T55">3</text:span></text:p>
              </table:table-cell>
              <table:table-cell/>
              <table:table-cell/>
              <table:table-cell>
                <text:p text:style-name="P35"><text:span text:style-name="T55">1.67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3">
              <table:table-cell>
                <text:p text:style-name="P35"><text:span text:style-name="T55">4</text:span></text:p>
              </table:table-cell>
              <table:table-cell/>
              <table:table-cell/>
              <table:table-cell/>
              <table:table-cell>
                <text:p text:style-name="P35"><text:span text:style-name="T55">1.25</text:span></text:p>
              </table:table-cell>
              <table:table-cell/>
              <table:table-cell table:style-name="ce14">
                <text:p text:style-name="P35"><text:span text:style-name="T55">1.26</text:span></text:p>
              </table:table-cell>
              <table:table-cell/>
              <table:table-cell/>
            </table:table-row>
            <table:table-row table:style-name="ro9" table:default-cell-style-name="ce13">
              <table:table-cell>
                <text:p text:style-name="P35"><text:span text:style-name="T55">6</text:span></text:p>
              </table:table-cell>
              <table:table-cell/>
              <table:table-cell/>
              <table:table-cell/>
              <table:table-cell/>
              <table:table-cell table:style-name="ce14">
                <text:p text:style-name="P35"><text:span text:style-name="T55">0.84</text:span></text:p>
              </table:table-cell>
              <table:table-cell/>
              <table:table-cell/>
              <table:table-cell>
                <text:p text:style-name="P35"><text:span text:style-name="T55">0.88</text:span></text:p>
              </table:table-cell>
            </table:table-row>
            <table:table-row table:style-name="ro9" table:default-cell-style-name="ce13">
              <table:table-cell>
                <text:p text:style-name="P35"><text:span text:style-name="T55">8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35"><text:span text:style-name="T55">0.63</text:span></text:p>
              </table:table-cell>
              <table:table-cell/>
              <table:table-cell/>
            </table:table-row>
            <table:table-row table:style-name="ro9" table:default-cell-style-name="ce13">
              <table:table-cell>
                <text:p text:style-name="P35"><text:span text:style-name="T55">1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5">
                <text:p text:style-name="P35"><text:span text:style-name="T55">0.51</text:span></text:p>
              </table:table-cell>
              <table:table-cell/>
            </table:table-row>
            <table:table-row table:style-name="ro9" table:default-cell-style-name="ce13">
              <table:table-cell>
                <text:p text:style-name="P35"><text:span text:style-name="T55">1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5"><text:span text:style-name="T55">0.52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4" draw:style-name="gr12" draw:text-style-name="P12" draw:layer="layout" svg:width="7.019cm" svg:height="1.266cm" draw:transform="rotate (1.5707963267949) translate (1.469cm 16.773cm)">
          <text:p text:style-name="P17"><text:span text:style-name="T36">Accumula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1" presentation:class="page"/>
          <draw:frame draw:name="Rectangle 3" presentation:style-name="pr39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Unrolling &amp; Accumulating: Int +" draw:style-name="dp1" draw:master-page-name="Title_20_and_20_Content" presentation:presentation-page-layout-name="AL2T11">
        <draw:frame draw:name="Rectangle 2" presentation:style-name="pr5" draw:text-style-name="P2" draw:layer="layout" svg:width="21.088cm" svg:height="2.116cm" svg:x="1.27cm" svg:y="1.27cm" presentation:class="title" presentation:user-transformed="true">
          <draw:text-box>
            <text:p text:style-name="P9"><text:span text:style-name="T11">Unrolling &amp; </text:span><text:span text:style-name="T11">Accumulating: Int </text:span><text:span text:style-name="T11">+</text:span></text:p>
          </draw:text-box>
        </draw:frame>
        <draw:frame draw:name="Rectangle 3" presentation:style-name="pr6" draw:text-style-name="P12" draw:layer="layout" svg:width="23.075cm" svg:height="3.932cm" svg:x="1.27cm" svg:y="3.263cm" presentation:class="outline" presentation:user-transformed="true">
          <draw:text-box>
            <text:list text:style-name="L4">
              <text:list-item>
                <text:p text:style-name="P10"><text:span text:style-name="T7">Case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">Intel Haswell</text:span></text:p>
                  </text:list-item>
                  <text:list-item>
                    <text:p text:style-name="P11"><text:span text:style-name="T2">Integer addition</text:span></text:p>
                  </text:list-item>
                  <text:list-item>
                    <text:p text:style-name="P11"><text:span text:style-name="T2">Latency bound: 1.00. <text:s/></text:span><text:span text:style-name="T2">Throughput bound: </text:span><text:span text:style-name="T2">0.50 </text:span></text:p>
                  </text:list-item>
                </text:list>
              </text:list-item>
            </text:list>
          </draw:text-box>
        </draw:frame>
        <draw:frame draw:name="Group 125" draw:style-name="standard" draw:layer="layout" svg:width="18.625cm" svg:height="9.779cm" svg:x="2.963cm" svg:y="7.832cm">
          <table:table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1"/>
            <table:table-column table:style-name="co10"/>
            <table:table-column table:style-name="co10"/>
            <table:table-column table:style-name="co11"/>
            <table:table-column table:style-name="co12"/>
            <table:table-row table:style-name="ro9" table:default-cell-style-name="standard">
              <table:table-cell table:style-name="ce12">
                <text:p text:style-name="P34"><text:span text:style-name="T14">FP *</text:span></text:p>
              </table:table-cell>
              <table:table-cell table:style-name="ce12" table:number-columns-spanned="8">
                <text:p text:style-name="P34"><text:span text:style-name="T14">Unrolling Factor L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9" table:default-cell-style-name="ce12">
              <table:table-cell>
                <text:p text:style-name="P35"><text:span text:style-name="T54">K</text:span></text:p>
              </table:table-cell>
              <table:table-cell>
                <text:p text:style-name="P34"><text:span text:style-name="T55">1</text:span></text:p>
              </table:table-cell>
              <table:table-cell>
                <text:p text:style-name="P34"><text:span text:style-name="T55">2</text:span></text:p>
              </table:table-cell>
              <table:table-cell>
                <text:p text:style-name="P34"><text:span text:style-name="T55">3</text:span></text:p>
              </table:table-cell>
              <table:table-cell>
                <text:p text:style-name="P34"><text:span text:style-name="T55">4</text:span></text:p>
              </table:table-cell>
              <table:table-cell>
                <text:p text:style-name="P34"><text:span text:style-name="T55">6</text:span></text:p>
              </table:table-cell>
              <table:table-cell>
                <text:p text:style-name="P34"><text:span text:style-name="T55">8</text:span></text:p>
              </table:table-cell>
              <table:table-cell>
                <text:p text:style-name="P34"><text:span text:style-name="T55">10</text:span></text:p>
              </table:table-cell>
              <table:table-cell>
                <text:p text:style-name="P34"><text:span text:style-name="T55">12</text:span></text:p>
              </table:table-cell>
            </table:table-row>
            <table:table-row table:style-name="ro9" table:default-cell-style-name="ce13">
              <table:table-cell>
                <text:p text:style-name="P35"><text:span text:style-name="T55">1</text:span></text:p>
              </table:table-cell>
              <table:table-cell>
                <text:p text:style-name="P35"><text:span text:style-name="T55">1.27</text:span></text:p>
              </table:table-cell>
              <table:table-cell>
                <text:p text:style-name="P35"><text:span text:style-name="T55">1.01</text:span></text:p>
              </table:table-cell>
              <table:table-cell table:style-name="ce14">
                <text:p text:style-name="P35"><text:span text:style-name="T14">1.01</text:span></text:p>
              </table:table-cell>
              <table:table-cell>
                <text:p text:style-name="P35"><text:span text:style-name="T14">1.01</text:span></text:p>
              </table:table-cell>
              <table:table-cell>
                <text:p text:style-name="P35"><text:span text:style-name="T14">1.01</text:span></text:p>
              </table:table-cell>
              <table:table-cell>
                <text:p text:style-name="P35"><text:span text:style-name="T55">1.01</text:span></text:p>
              </table:table-cell>
              <table:table-cell>
                <text:p text:style-name="P35"><text:span text:style-name="T14">1.01</text:span></text:p>
              </table:table-cell>
              <table:table-cell/>
            </table:table-row>
            <table:table-row table:style-name="ro9" table:default-cell-style-name="ce13">
              <table:table-cell>
                <text:p text:style-name="P35"><text:span text:style-name="T55">2</text:span></text:p>
              </table:table-cell>
              <table:table-cell/>
              <table:table-cell>
                <text:p text:style-name="P35"><text:span text:style-name="T55">0.81</text:span></text:p>
              </table:table-cell>
              <table:table-cell/>
              <table:table-cell>
                <text:p text:style-name="P35"><text:span text:style-name="T55">0.69</text:span></text:p>
              </table:table-cell>
              <table:table-cell/>
              <table:table-cell>
                <text:p text:style-name="P35"><text:span text:style-name="T55">0.54</text:span></text:p>
              </table:table-cell>
              <table:table-cell/>
              <table:table-cell/>
            </table:table-row>
            <table:table-row table:style-name="ro9" table:default-cell-style-name="ce13">
              <table:table-cell>
                <text:p text:style-name="P35"><text:span text:style-name="T55">3</text:span></text:p>
              </table:table-cell>
              <table:table-cell/>
              <table:table-cell/>
              <table:table-cell>
                <text:p text:style-name="P35"><text:span text:style-name="T55">0.7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ce13">
              <table:table-cell>
                <text:p text:style-name="P35"><text:span text:style-name="T55">4</text:span></text:p>
              </table:table-cell>
              <table:table-cell/>
              <table:table-cell/>
              <table:table-cell/>
              <table:table-cell>
                <text:p text:style-name="P35"><text:span text:style-name="T55">0.69</text:span></text:p>
              </table:table-cell>
              <table:table-cell/>
              <table:table-cell table:style-name="ce14">
                <text:p text:style-name="P35"><text:span text:style-name="T55">1.24</text:span></text:p>
              </table:table-cell>
              <table:table-cell/>
              <table:table-cell/>
            </table:table-row>
            <table:table-row table:style-name="ro9" table:default-cell-style-name="ce13">
              <table:table-cell>
                <text:p text:style-name="P35"><text:span text:style-name="T55">6</text:span></text:p>
              </table:table-cell>
              <table:table-cell/>
              <table:table-cell/>
              <table:table-cell/>
              <table:table-cell/>
              <table:table-cell>
                <text:p text:style-name="P35"><text:span text:style-name="T55">0.56</text:span></text:p>
              </table:table-cell>
              <table:table-cell/>
              <table:table-cell/>
              <table:table-cell>
                <text:p text:style-name="P35"><text:span text:style-name="T55">0.56</text:span></text:p>
              </table:table-cell>
            </table:table-row>
            <table:table-row table:style-name="ro9" table:default-cell-style-name="ce13">
              <table:table-cell>
                <text:p text:style-name="P35"><text:span text:style-name="T55">8</text:span></text:p>
              </table:table-cell>
              <table:table-cell/>
              <table:table-cell/>
              <table:table-cell/>
              <table:table-cell/>
              <table:table-cell/>
              <table:table-cell table:style-name="ce15">
                <text:p text:style-name="P35"><text:span text:style-name="T55">0.54</text:span></text:p>
              </table:table-cell>
              <table:table-cell/>
              <table:table-cell/>
            </table:table-row>
            <table:table-row table:style-name="ro9" table:default-cell-style-name="ce13">
              <table:table-cell>
                <text:p text:style-name="P35"><text:span text:style-name="T55">10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5"><text:span text:style-name="T55">0.54</text:span></text:p>
              </table:table-cell>
              <table:table-cell/>
            </table:table-row>
            <table:table-row table:style-name="ro9" table:default-cell-style-name="ce13">
              <table:table-cell>
                <text:p text:style-name="P35"><text:span text:style-name="T55">1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5"><text:span text:style-name="T14">0.56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Box 4" draw:style-name="gr12" draw:text-style-name="P12" draw:layer="layout" svg:width="7.019cm" svg:height="1.266cm" draw:transform="rotate (1.5707963267949) translate (1.469cm 16.773cm)">
          <text:p text:style-name="P17"><text:span text:style-name="T36">Accumula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2" presentation:class="page"/>
          <draw:frame draw:name="Rectangle 3" presentation:style-name="pr40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chievable Performance" draw:style-name="dp1" draw:master-page-name="Title_20_and_20_Content" presentation:presentation-page-layout-name="AL2T11">
        <draw:frame draw:name="Rectangle 32" presentation:style-name="pr5" draw:text-style-name="P2" draw:layer="layout" svg:width="21.088cm" svg:height="2.116cm" svg:x="0.992cm" svg:y="1.21cm" presentation:class="title" presentation:user-transformed="true">
          <draw:text-box>
            <text:p text:style-name="P9"><text:span text:style-name="T1">Achievable </text:span><text:span text:style-name="T1">Performance</text:span></text:p>
          </draw:text-box>
        </draw:frame>
        <draw:frame draw:name="Rectangle 33" presentation:style-name="pr6" draw:text-style-name="P12" draw:layer="layout" svg:width="23.075cm" svg:height="5.202cm" svg:x="0.807cm" svg:y="12.788cm" presentation:class="outline" presentation:user-transformed="true">
          <draw:text-box>
            <text:list text:style-name="L4">
              <text:list-item>
                <text:p xml:id="id20" text:id="id20" text:style-name="P10"><text:span text:style-name="T7">Limited only by throughput of functional units</text:span></text:p>
              </text:list-item>
              <text:list-item>
                <text:p xml:id="id21" text:id="id21" text:style-name="P10"><text:span text:style-name="T7">Up to 42X improvement over original, unoptimized code</text:span></text:p>
              </text:list-item>
            </text:list>
            <text:p text:style-name="P58"><text:span text:style-name="T2"/></text:p>
            <text:p text:style-name="P58"><text:span text:style-name="T2"/></text:p>
          </draw:text-box>
        </draw:frame>
        <draw:frame draw:name="Group 49" draw:style-name="standard" draw:layer="layout" svg:width="21.655cm" svg:height="5.387cm" svg:x="0.992cm" svg:y="3.246cm">
          <table:table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3" table:default-cell-style-name="standard">
              <table:table-cell table:style-name="ce1">
                <text:p text:style-name="P33"><text:span text:style-name="T34">Method</text:span></text:p>
              </table:table-cell>
              <table:table-cell table:style-name="ce2" table:number-columns-spanned="2">
                <text:p text:style-name="P34"><text:span text:style-name="T34">Integer</text:span></text:p>
              </table:table-cell>
              <table:covered-table-cell/>
              <table:table-cell table:style-name="ce3" table:number-columns-spanned="2">
                <text:p text:style-name="P34"><text:span text:style-name="T34">Double FP</text:span></text:p>
              </table:table-cell>
              <table:covered-table-cell/>
            </table:table-row>
            <table:table-row table:style-name="ro4" table:default-cell-style-name="ce5">
              <table:table-cell table:style-name="ce4">
                <text:p text:style-name="P33"><text:span text:style-name="T34">Operation</text:span></text:p>
              </table:table-cell>
              <table:table-cell>
                <text:p text:style-name="P35"><text:span text:style-name="T34">Add</text:span></text:p>
              </table:table-cell>
              <table:table-cell>
                <text:p text:style-name="P35"><text:span text:style-name="T34">Mult</text:span></text:p>
              </table:table-cell>
              <table:table-cell>
                <text:p text:style-name="P35"><text:span text:style-name="T34">Add</text:span></text:p>
              </table:table-cell>
              <table:table-cell table:style-name="ce6">
                <text:p text:style-name="P35"><text:span text:style-name="T34">Mult</text:span></text:p>
              </table:table-cell>
            </table:table-row>
            <table:table-row table:style-name="ro4" table:default-cell-style-name="ce5">
              <table:table-cell table:style-name="ce4">
                <text:p text:style-name="P33"><text:span text:style-name="T35">Best</text:span></text:p>
              </table:table-cell>
              <table:table-cell>
                <text:p text:style-name="P35"><text:span text:style-name="T35">0.54</text:span></text:p>
              </table:table-cell>
              <table:table-cell>
                <text:p text:style-name="P35"><text:span text:style-name="T35">1.01</text:span></text:p>
              </table:table-cell>
              <table:table-cell>
                <text:p text:style-name="P35"><text:span text:style-name="T35">1.01</text:span></text:p>
              </table:table-cell>
              <table:table-cell table:style-name="ce6">
                <text:p text:style-name="P35"><text:span text:style-name="T35">0.52</text:span></text:p>
              </table:table-cell>
            </table:table-row>
            <table:table-row table:style-name="ro4" table:default-cell-style-name="ce5">
              <table:table-cell table:style-name="ce11">
                <text:p text:style-name="P33"><text:span text:style-name="T35">Latency Bound</text:span></text:p>
              </table:table-cell>
              <table:table-cell>
                <text:p text:style-name="P35"><text:span text:style-name="T35">1.00</text:span></text:p>
              </table:table-cell>
              <table:table-cell>
                <text:p text:style-name="P35"><text:span text:style-name="T35">3.00</text:span></text:p>
              </table:table-cell>
              <table:table-cell>
                <text:p text:style-name="P35"><text:span text:style-name="T35">3.00</text:span></text:p>
              </table:table-cell>
              <table:table-cell table:style-name="ce6">
                <text:p text:style-name="P35"><text:span text:style-name="T35">5.00</text:span></text:p>
              </table:table-cell>
            </table:table-row>
            <table:table-row table:style-name="ro10" table:default-cell-style-name="ce5">
              <table:table-cell table:style-name="ce11">
                <text:p text:style-name="P33"><text:span text:style-name="T35">Throughput Bound</text:span></text:p>
              </table:table-cell>
              <table:table-cell>
                <text:p text:style-name="P35"><text:span text:style-name="T35">0.50</text:span></text:p>
              </table:table-cell>
              <table:table-cell>
                <text:p text:style-name="P35"><text:span text:style-name="T35">1.00</text:span></text:p>
              </table:table-cell>
              <table:table-cell>
                <text:p text:style-name="P35"><text:span text:style-name="T35">1.00</text:span></text:p>
              </table:table-cell>
              <table:table-cell table:style-name="ce6">
                <text:p text:style-name="P35"><text:span text:style-name="T35">0.50</text:span></text:p>
              </table:table-cell>
            </table:table-row>
          </table:table>
          <draw:image xlink:href="Pictures/TablePreview8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1" draw:layer="layout" svg:width="13.546cm" svg:height="10.159cm" svg:x="3.387cm" svg:y="1.905cm" draw:page-number="33" presentation:class="page"/>
          <draw:frame draw:name="Rectangle 3" presentation:style-name="pr41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What About Branches?" draw:style-name="dp1" draw:master-page-name="Title_20_and_20_Content" presentation:presentation-page-layout-name="AL2T11">
        <draw:frame draw:name="Rectangle 3" presentation:style-name="pr6" draw:text-style-name="P12" draw:layer="layout" svg:width="23.957cm" svg:height="14.278cm" svg:x="1.23cm" svg:y="3.391cm" presentation:class="outline" presentation:user-transformed="true">
          <draw:text-box>
            <text:list text:style-name="L31">
              <text:list-item>
                <text:p text:style-name="P10"><text:span text:style-name="T7">Challenge</text:span></text:p>
              </text:list-item>
            </text:list>
            <text:list text:style-name="L32">
              <text:list-item>
                <text:list>
                  <text:list-item>
                    <text:p text:style-name="P11"><text:span text:style-name="T56">Instruction Control Unit </text:span><text:span text:style-name="T2">must work well ahead of </text:span><text:span text:style-name="T56">Execution Unit</text:span><text:span text:style-name="T2"><text:line-break/></text:span><text:span text:style-name="T2">to generate enough </text:span><text:span text:style-name="T2">operations to keep EU </text:span><text:span text:style-name="T2">busy</text:span></text:p>
                  </text:list-item>
                </text:list>
              </text:list-item>
            </text:list>
            <text:p text:style-name="P58"><text:span text:style-name="T2"/></text:p>
            <text:p text:style-name="P58"><text:span text:style-name="T2"/></text:p>
            <text:p text:style-name="P58"><text:span text:style-name="T2"/></text:p>
            <text:p text:style-name="P58"><text:span text:style-name="T2"/></text:p>
            <text:p text:style-name="P58"><text:span text:style-name="T2"/></text:p>
            <text:p text:style-name="P58"><text:span text:style-name="T2"/></text:p>
            <text:p text:style-name="P58"><text:span text:style-name="T2"/></text:p>
            <text:list text:continue-numbering="true" text:style-name="L32">
              <text:list-item>
                <text:list>
                  <text:list-item>
                    <text:p text:style-name="P11"><text:span text:style-name="T2">When encounters </text:span><text:span text:style-name="T2">conditional branch, </text:span><text:span text:style-name="T2">cannot reliably </text:span><text:span text:style-name="T2">determine where to </text:span><text:span text:style-name="T2">continue fetching</text:span></text:p>
                  </text:list-item>
                </text:list>
              </text:list-item>
            </text:list>
          </draw:text-box>
        </draw:frame>
        <draw:custom-shape draw:name="Rectangle 4" draw:style-name="gr45" draw:text-style-name="P37" draw:layer="layout" svg:width="13.455cm" svg:height="6.343cm" svg:x="2.673cm" svg:y="8.636cm">
          <text:p text:style-name="P62"><text:span text:style-name="T57"><text:s text:c="2"/></text:span><text:span text:style-name="T57">404663: <text:s/>mov <text:s text:c="3"/>$0x0,%rax</text:span></text:p>
          <text:p text:style-name="P62"><text:span text:style-name="T57"><text:s text:c="2"/></text:span><text:span text:style-name="T57">404668: <text:s/>mov <text:s text:c="3"/>(%rdi),%r15</text:span></text:p>
          <text:p text:style-name="P62"><text:span text:style-name="T57"><text:s text:c="2"/></text:span><text:span text:style-name="T58">40466b: <text:s/>cbge <text:s text:c="2"/>%r15,%rsi,404685</text:span></text:p>
          <text:p text:style-name="P62"><text:span text:style-name="T57"><text:s text:c="2"/></text:span><text:span text:style-name="T57">40466d: <text:s/>mov <text:s text:c="3"/>0x8(%rdi),%rax</text:span></text:p>
          <text:p text:style-name="P62"><text:span text:style-name="T57"><text:s text:c="3"/></text:span></text:p>
          <text:p text:style-name="P62"><text:span text:style-name="T57"><text:s text:c="3"/></text:span><text:span text:style-name="T57">. . .</text:span></text:p>
          <text:p text:style-name="P62"><text:span text:style-name="T57"/></text:p>
          <text:p text:style-name="P62"><text:span text:style-name="T57"><text:s text:c="2"/></text:span><text:span text:style-name="T57">404685: <text:s/>something :-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2" draw:layer="layout" svg:width="17.836cm" svg:height="1.591cm" svg:x="1.27cm" svg:y="1.482cm" presentation:class="title" presentation:user-transformed="true">
          <draw:text-box>
            <text:p text:style-name="P9"><text:span text:style-name="T1">What About </text:span><text:span text:style-name="T1">Branches?</text:span></text:p>
          </draw:text-box>
        </draw:frame>
        <draw:custom-shape draw:name="AutoShape 5" draw:style-name="gr46" draw:text-style-name="P12" draw:layer="layout" svg:width="0.846cm" svg:height="1.415cm" svg:x="16.172cm" svg:y="8.745cm">
          <text:p text:style-name="P17"><text:span text:style-name="T7"/></text:p>
          <draw:enhanced-geometry draw:mirror-horizontal="false" draw:mirror-vertical="false" draw:text-areas="0 ?f15 ?f14 ?f16" svg:viewBox="0 0 0 0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7" draw:style-name="gr47" draw:text-style-name="P12" draw:layer="layout" svg:width="5.211cm" svg:height="1.267cm" svg:x="17.526cm" svg:y="8.639cm">
          <text:p text:style-name="P17"><text:span text:style-name="T7">Execu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48" draw:text-style-name="P63" draw:layer="layout" svg:width="8.801cm" svg:height="1.261cm" svg:x="16.51cm" svg:y="11.176cm">
          <text:p text:style-name="P17"><text:span text:style-name="T40">How to continu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9" draw:text-style-name="P22" draw:layer="layout" svg:width="2.922cm" svg:height="0.254cm" svg:x="16.128cm" svg:y="10.922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name="Rectangle 2" draw:style-name="gr1" draw:layer="layout" svg:width="13.546cm" svg:height="10.159cm" svg:x="3.387cm" svg:y="1.905cm" draw:page-number="34" presentation:class="page"/>
          <draw:frame draw:name="Rectangle 3" presentation:style-name="pr42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Modern CPU Design" draw:style-name="dp1" draw:master-page-name="Title_20_Only" presentation:presentation-page-layout-name="AL4T19">
        <draw:frame draw:name="Rectangle 2" presentation:style-name="pr23" draw:text-style-name="P2" draw:layer="layout" svg:width="16.284cm" svg:height="1.591cm" svg:x="1.482cm" svg:y="1.27cm" presentation:class="title" presentation:user-transformed="true">
          <draw:text-box>
            <text:p text:style-name="P9"><text:span text:style-name="T1">Modern CPU </text:span><text:span text:style-name="T1">Design</text:span></text:p>
          </draw:text-box>
        </draw:frame>
        <draw:custom-shape draw:name="Rectangle 3" draw:style-name="gr17" draw:text-style-name="P37" draw:layer="layout" svg:width="18.083cm" svg:height="8.466cm" svg:x="4.283cm" svg:y="9.737cm">
          <text:p text:style-name="P36"><text:span text:style-name="T36">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8" draw:text-style-name="P39" draw:layer="layout" svg:width="15.849cm" svg:height="2.116cm" svg:x="5.715cm" svg:y="10.834cm">
          <text:p text:style-name="P38"><text:span text:style-name="T37">Functional</text:span></text:p>
          <text:p text:style-name="P38"><text:span text:style-name="T37">Un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37" draw:layer="layout" svg:width="18.083cm" svg:height="5.291cm" svg:x="4.283cm" svg:y="3.387cm">
          <text:p text:style-name="P36"><text:span text:style-name="T36">Instruction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0" draw:text-style-name="P41" draw:layer="layout" svg:width="1.878cm" svg:height="1.269cm" svg:x="6.158cm" svg:y="11.218cm">
          <text:p text:style-name="P40"><text:span text:style-name="T38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41" draw:layer="layout" svg:width="1.878cm" svg:height="1.269cm" svg:x="10.444cm" svg:y="11.218cm">
          <text:p text:style-name="P40"><text:span text:style-name="T38">Ari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0" draw:text-style-name="P41" draw:layer="layout" svg:width="1.873cm" svg:height="1.269cm" svg:x="12.591cm" svg:y="11.218cm">
          <text:p text:style-name="P40"><text:span text:style-name="T38">Ari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0" draw:text-style-name="P41" draw:layer="layout" svg:width="1.878cm" svg:height="1.269cm" svg:x="14.73cm" svg:y="11.218cm">
          <text:p text:style-name="P40"><text:span text:style-name="T38">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0" draw:text-style-name="P41" draw:layer="layout" svg:width="1.878cm" svg:height="1.269cm" svg:x="16.873cm" svg:y="11.218cm">
          <text:p text:style-name="P40"><text:span text:style-name="T38">St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0" draw:text-style-name="P41" draw:layer="layout" svg:width="3.619cm" svg:height="3.174cm" svg:x="18.479cm" svg:y="4.657cm">
          <text:p text:style-name="P40"><text:span text:style-name="T38">Instruction</text:span></text:p>
          <text:p text:style-name="P40"><text:span text:style-name="T38">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0" draw:text-style-name="P41" draw:layer="layout" svg:width="4.021cm" svg:height="1.692cm" svg:x="14.73cm" svg:y="15.452cm">
          <text:p text:style-name="P40"><text:span text:style-name="T38">Data</text:span></text:p>
          <text:p text:style-name="P40"><text:span text:style-name="T38">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0" draw:text-style-name="P41" draw:layer="layout" svg:width="3.214cm" svg:height="1.481cm" svg:x="11.784cm" svg:y="4.657cm">
          <text:p text:style-name="P40"><text:span text:style-name="T38">Fetch</text:span></text:p>
          <text:p text:style-name="P40"><text:span text:style-name="T38">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0" draw:text-style-name="P41" draw:layer="layout" svg:width="3.214cm" svg:height="1.481cm" svg:x="11.784cm" svg:y="6.35cm">
          <text:p text:style-name="P40"><text:span text:style-name="T38">Instruction</text:span></text:p>
          <text:p text:style-name="P40"><text:span text:style-name="T38">De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21" draw:text-style-name="P12" draw:layer="layout" svg:x1="14.999cm" svg:y1="5.411cm" svg:x2="18.479cm" svg:y2="5.411cm">
          <text:p/>
        </draw:line>
        <draw:line draw:name="Line 16" draw:style-name="gr21" draw:text-style-name="P12" draw:layer="layout" svg:x1="18.479cm" svg:y1="7.112cm" svg:x2="14.999cm" svg:y2="7.119cm">
          <text:p/>
        </draw:line>
        <draw:line draw:name="Line 17" draw:style-name="gr21" draw:text-style-name="P12" draw:layer="layout" svg:x1="13.389cm" svg:y1="7.831cm" svg:x2="13.389cm" svg:y2="10.583cm">
          <text:p/>
        </draw:line>
        <draw:custom-shape draw:name="Freeform 18" draw:style-name="gr22" draw:text-style-name="P12" draw:layer="layout" svg:width="5.357cm" svg:height="6.349cm" svg:x="6.425cm" svg:y="4.868cm">
          <text:p text:style-name="P17"><text:span text:style-name="T7"/></text:p>
          <draw:enhanced-geometry draw:mirror-horizontal="true" draw:mirror-vertical="false" drawooo:sub-view-size="144 864" draw:text-areas="?f9 ?f10 ?f11 ?f12" svg:viewBox="0 0 0 0" draw:type="ooxml-non-primitive" draw:enhanced-path="M 0 0 L 144 0 144 864 N">
            <draw:equation draw:name="f0" draw:formula="0*logwidth/144"/>
            <draw:equation draw:name="f1" draw:formula="0*logheight/864"/>
            <draw:equation draw:name="f2" draw:formula="144*logwidth/144"/>
            <draw:equation draw:name="f3" draw:formula="0*logheight/864"/>
            <draw:equation draw:name="f4" draw:formula="144*logwidth/144"/>
            <draw:equation draw:name="f5" draw:formula="864*logheight/86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144"/>
            <draw:equation draw:name="f10" draw:formula="0*logheight/864"/>
            <draw:equation draw:name="f11" draw:formula="144*logwidth/144"/>
            <draw:equation draw:name="f12" draw:formula="864*logheight/864"/>
          </draw:enhanced-geometry>
        </draw:custom-shape>
        <draw:line draw:name="Line 19" draw:style-name="gr21" draw:text-style-name="P12" draw:layer="layout" svg:x1="15.268cm" svg:y1="12.488cm" svg:x2="15.268cm" svg:y2="15.451cm">
          <text:p/>
        </draw:line>
        <draw:line draw:name="Line 20" draw:style-name="gr21" draw:text-style-name="P12" draw:layer="layout" svg:x1="16.075cm" svg:y1="15.451cm" svg:x2="16.075cm" svg:y2="12.488cm">
          <text:p/>
        </draw:line>
        <draw:line draw:name="Line 21" draw:style-name="gr21" draw:text-style-name="P12" draw:layer="layout" svg:x1="17.411cm" svg:y1="12.488cm" svg:x2="17.411cm" svg:y2="15.451cm">
          <text:p/>
        </draw:line>
        <draw:line draw:name="Line 22" draw:style-name="gr21" draw:text-style-name="P12" draw:layer="layout" svg:x1="18.213cm" svg:y1="12.488cm" svg:x2="18.213cm" svg:y2="15.451cm">
          <text:p/>
        </draw:line>
        <draw:custom-shape draw:name="Text Box 23" draw:style-name="gr23" draw:text-style-name="P15" draw:layer="layout" svg:width="2.768cm" svg:height="0.843cm" svg:x="15.02cm" svg:y="4.648cm">
          <text:p text:style-name="P40"><text:span text:style-name="T37">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23" draw:text-style-name="P15" draw:layer="layout" svg:width="3.852cm" svg:height="0.843cm" svg:x="14.732cm" svg:y="6.269cm">
          <text:p text:style-name="P40"><text:span text:style-name="T37">Instru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3" draw:text-style-name="P15" draw:layer="layout" svg:width="3.581cm" svg:height="0.843cm" svg:x="13.389cm" svg:y="7.874cm">
          <text:p text:style-name="P40"><text:span text:style-name="T37">Oper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23" draw:text-style-name="P12" draw:layer="layout" svg:width="4.622cm" svg:height="0.843cm" svg:x="6.426cm" svg:y="8.795cm">
          <text:p text:style-name="P36"><text:span text:style-name="T37">Prediction OK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23" draw:text-style-name="P15" draw:layer="layout" svg:width="1.435cm" svg:height="0.674cm" svg:x="17.985cm" svg:y="14.556cm">
          <text:p text:style-name="P40"><text:span text:style-name="T39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23" draw:text-style-name="P15" draw:layer="layout" svg:width="1.435cm" svg:height="0.674cm" svg:x="15.819cm" svg:y="14.605cm">
          <text:p text:style-name="P40"><text:span text:style-name="T39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23" draw:text-style-name="P15" draw:layer="layout" svg:width="1.528cm" svg:height="0.674cm" svg:x="14.024cm" svg:y="13.921cm">
          <text:p text:style-name="P40"><text:span text:style-name="T39">Add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23" draw:text-style-name="P15" draw:layer="layout" svg:width="1.528cm" svg:height="0.674cm" svg:x="16.16cm" svg:y="13.921cm">
          <text:p text:style-name="P40"><text:span text:style-name="T39">Add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21" draw:text-style-name="P12" draw:layer="layout" svg:x1="7.064cm" svg:y1="10.583cm" svg:x2="7.064cm" svg:y2="11.218cm">
          <text:p/>
        </draw:line>
        <draw:line draw:name="Line 32" draw:style-name="gr21" draw:text-style-name="P12" draw:layer="layout" svg:x1="11.355cm" svg:y1="10.583cm" svg:x2="11.355cm" svg:y2="11.218cm">
          <text:p/>
        </draw:line>
        <draw:line draw:name="Line 33" draw:style-name="gr21" draw:text-style-name="P12" draw:layer="layout" svg:x1="13.493cm" svg:y1="10.583cm" svg:x2="13.493cm" svg:y2="11.218cm">
          <text:p/>
        </draw:line>
        <draw:line draw:name="Line 34" draw:style-name="gr21" draw:text-style-name="P12" draw:layer="layout" svg:x1="15.641cm" svg:y1="10.583cm" svg:x2="15.641cm" svg:y2="11.218cm">
          <text:p/>
        </draw:line>
        <draw:line draw:name="Line 35" draw:style-name="gr21" draw:text-style-name="P12" draw:layer="layout" svg:x1="17.78cm" svg:y1="10.583cm" svg:x2="17.78cm" svg:y2="11.218cm">
          <text:p/>
        </draw:line>
        <draw:line draw:name="Line 36" draw:style-name="gr25" draw:text-style-name="P12" draw:layer="layout" svg:x1="7.064cm" svg:y1="10.583cm" svg:x2="17.78cm" svg:y2="10.583cm">
          <text:p/>
        </draw:line>
        <draw:custom-shape draw:name="Rectangle 37" draw:style-name="gr20" draw:text-style-name="P41" draw:layer="layout" svg:width="1.869cm" svg:height="1.269cm" svg:x="8.305cm" svg:y="11.218cm">
          <text:p text:style-name="P40"><text:span text:style-name="T38">Ari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1" draw:text-style-name="P12" draw:layer="layout" svg:x1="9.207cm" svg:y1="10.583cm" svg:x2="9.207cm" svg:y2="11.218cm">
          <text:p/>
        </draw:line>
        <draw:line draw:name="Line 39" draw:style-name="gr25" draw:text-style-name="P12" draw:layer="layout" svg:x1="4.821cm" svg:y1="13.546cm" svg:x2="19.306cm" svg:y2="13.546cm">
          <text:p/>
        </draw:line>
        <draw:g draw:name="Group 40">
          <draw:line draw:name="Line 41" draw:style-name="gr26" draw:text-style-name="P12" draw:layer="layout" svg:x1="6.964cm" svg:y1="12.488cm" svg:x2="6.964cm" svg:y2="13.546cm">
            <text:p/>
          </draw:line>
          <draw:line draw:name="Line 42" draw:style-name="gr26" draw:text-style-name="P12" draw:layer="layout" svg:x1="11.25cm" svg:y1="12.488cm" svg:x2="11.25cm" svg:y2="13.546cm">
            <text:p/>
          </draw:line>
          <draw:line draw:name="Line 43" draw:style-name="gr26" draw:text-style-name="P12" draw:layer="layout" svg:x1="13.393cm" svg:y1="12.488cm" svg:x2="13.393cm" svg:y2="13.546cm">
            <text:p/>
          </draw:line>
          <draw:line draw:name="Line 44" draw:style-name="gr26" draw:text-style-name="P12" draw:layer="layout" svg:x1="15.537cm" svg:y1="12.488cm" svg:x2="15.537cm" svg:y2="13.546cm">
            <text:p/>
          </draw:line>
          <draw:line draw:name="Line 45" draw:style-name="gr26" draw:text-style-name="P12" draw:layer="layout" svg:x1="17.68cm" svg:y1="12.488cm" svg:x2="17.68cm" svg:y2="13.546cm">
            <text:p/>
          </draw:line>
          <draw:line draw:name="Line 46" draw:style-name="gr26" draw:text-style-name="P12" draw:layer="layout" svg:x1="9.107cm" svg:y1="12.488cm" svg:x2="9.107cm" svg:y2="13.546cm">
            <text:p/>
          </draw:line>
        </draw:g>
        <draw:custom-shape draw:name="Rectangle 47" draw:style-name="gr23" draw:text-style-name="P12" draw:layer="layout" svg:width="5.524cm" svg:height="0.843cm" svg:x="7.109cm" svg:y="13.414cm">
          <text:p text:style-name="P36"><text:span text:style-name="T37">Operation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27" draw:text-style-name="P41" draw:layer="layout" svg:width="3.214cm" svg:height="2.751cm" svg:x="7.767cm" svg:y="5.08cm">
          <text:p text:style-name="P40"><text:span text:style-name="T38">Retirement</text:span></text:p>
          <text:p text:style-name="P40"><text:span text:style-name="T38">Un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28" draw:text-style-name="P43" draw:layer="layout" svg:width="2.138cm" svg:height="1.269cm" svg:x="8.305cm" svg:y="6.35cm">
          <text:p text:style-name="P40"><text:span text:style-name="T38">Register</text:span></text:p>
          <text:p text:style-name="P40"><text:span text:style-name="T38">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29" draw:text-style-name="P12" draw:layer="layout" svg:x1="6.426cm" svg:y1="6.138cm" svg:x2="7.767cm" svg:y2="6.138cm">
          <text:p/>
        </draw:line>
        <draw:custom-shape draw:name="Freeform 51" draw:style-name="gr30" draw:text-style-name="P12" draw:layer="layout" svg:width="2.474cm" svg:height="6.137cm" svg:x="5.292cm" svg:y="7.408cm">
          <text:p text:style-name="P17"><text:span text:style-name="T7"/></text:p>
          <draw:enhanced-geometry draw:mirror-horizontal="true" draw:mirror-vertical="false" drawooo:sub-view-size="144 864" draw:text-areas="?f9 ?f10 ?f11 ?f12" svg:viewBox="0 0 0 0" draw:type="ooxml-non-primitive" draw:enhanced-path="M 0 0 L 144 0 144 864 N">
            <draw:equation draw:name="f0" draw:formula="0*logwidth/144"/>
            <draw:equation draw:name="f1" draw:formula="0*logheight/864"/>
            <draw:equation draw:name="f2" draw:formula="144*logwidth/144"/>
            <draw:equation draw:name="f3" draw:formula="0*logheight/864"/>
            <draw:equation draw:name="f4" draw:formula="144*logwidth/144"/>
            <draw:equation draw:name="f5" draw:formula="864*logheight/86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144"/>
            <draw:equation draw:name="f10" draw:formula="0*logheight/864"/>
            <draw:equation draw:name="f11" draw:formula="144*logwidth/144"/>
            <draw:equation draw:name="f12" draw:formula="864*logheight/864"/>
          </draw:enhanced-geometry>
        </draw:custom-shape>
        <draw:custom-shape draw:name="Text Box 52" draw:style-name="gr23" draw:text-style-name="P12" draw:layer="layout" svg:width="5.342cm" svg:height="0.843cm" svg:x="0cm" svg:y="8.775cm">
          <text:p text:style-name="P38"><text:span text:style-name="T37">Register Upd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21" draw:text-style-name="P12" draw:layer="layout" svg:x1="10.443cm" svg:y1="6.985cm" svg:x2="11.784cm" svg:y2="6.985cm">
          <text:p/>
        </draw:line>
        <draw:custom-shape draw:name="Freeform 54" draw:style-name="gr31" draw:text-style-name="P12" draw:layer="layout" svg:width="2.676cm" svg:height="0.634cm" svg:x="10.713cm" svg:y="7.832cm">
          <text:p text:style-name="P17"><text:span text:style-name="T7"/></text:p>
          <draw:enhanced-geometry draw:mirror-horizontal="false" draw:mirror-vertical="false" drawooo:sub-view-size="480 144" draw:text-areas="?f9 ?f10 ?f11 ?f12" svg:viewBox="0 0 0 0" draw:type="ooxml-non-primitive" draw:enhanced-path="M 480 144 L 0 144 0 0 N">
            <draw:equation draw:name="f0" draw:formula="480*logwidth/480"/>
            <draw:equation draw:name="f1" draw:formula="144*logheight/144"/>
            <draw:equation draw:name="f2" draw:formula="0*logwidth/480"/>
            <draw:equation draw:name="f3" draw:formula="144*logheight/144"/>
            <draw:equation draw:name="f4" draw:formula="0*logwidth/480"/>
            <draw:equation draw:name="f5" draw:formula="0*logheight/14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480"/>
            <draw:equation draw:name="f10" draw:formula="0*logheight/144"/>
            <draw:equation draw:name="f11" draw:formula="480*logwidth/480"/>
            <draw:equation draw:name="f12" draw:formula="144*logheight/144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5" presentation:class="page"/>
          <draw:frame draw:name="Rectangle 3" presentation:style-name="pr43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Branch Outcomes" draw:style-name="dp1" draw:master-page-name="Title_20_and_20_Content" presentation:presentation-page-layout-name="AL2T11">
        <draw:frame draw:name="Rectangle 2" presentation:style-name="pr5" draw:text-style-name="P2" draw:layer="layout" svg:width="16.496cm" svg:height="1.591cm" svg:x="1.058cm" svg:y="1.16cm" presentation:class="title" presentation:user-transformed="true">
          <draw:text-box>
            <text:p text:style-name="P9"><text:span text:style-name="T1">Branch </text:span><text:span text:style-name="T1">Outcomes</text:span></text:p>
          </draw:text-box>
        </draw:frame>
        <draw:frame draw:name="Rectangle 3" presentation:style-name="pr6" draw:text-style-name="P12" draw:layer="layout" svg:width="24.341cm" svg:height="5.079cm" svg:x="0.847cm" svg:y="3.175cm" presentation:class="outline" presentation:user-transformed="true">
          <draw:text-box>
            <text:list text:style-name="L35">
              <text:list-item>
                <text:list>
                  <text:list-item>
                    <text:p text:style-name="P11"><text:span text:style-name="T5">When encounter </text:span><text:span text:style-name="T5">conditional branch, </text:span><text:span text:style-name="T5">cannot determine </text:span><text:span text:style-name="T5">where to continue </text:span><text:span text:style-name="T5">fetching</text:span></text:p>
                  </text:list-item>
                </text:list>
              </text:list-item>
            </text:list>
            <text:list text:style-name="L36">
              <text:list-item>
                <text:list>
                  <text:list-item>
                    <text:list>
                      <text:list-item>
                        <text:p text:style-name="P11"><text:span text:style-name="T2">Branch Taken: Transfer </text:span><text:span text:style-name="T2">control to branch </text:span><text:span text:style-name="T2">target</text:span></text:p>
                      </text:list-item>
                      <text:list-item>
                        <text:p text:style-name="P11"><text:span text:style-name="T2">Branch Not-Taken: </text:span><text:span text:style-name="T2">Continue with next </text:span><text:span text:style-name="T2">instruction in sequence</text:span></text:p>
                      </text:list-item>
                    </text:list>
                  </text:list-item>
                  <text:list-item>
                    <text:p text:style-name="P11"><text:span text:style-name="T5">Cannot resolve until </text:span><text:span text:style-name="T5">outcome determined </text:span><text:span text:style-name="T5">by branch/integer unit</text:span></text:p>
                  </text:list-item>
                </text:list>
              </text:list-item>
            </text:list>
          </draw:text-box>
        </draw:frame>
        <draw:custom-shape draw:name="Text Box 6" draw:style-name="gr47" draw:text-style-name="P12" draw:layer="layout" svg:width="6.896cm" svg:height="1.267cm" svg:x="14.44cm" svg:y="13.211cm">
          <text:p text:style-name="P17"><text:span text:style-name="T40">Branch Ta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7" draw:style-name="gr50" draw:text-style-name="P12" draw:layer="layout" svg:width="2.327cm" svg:height="0.634cm" svg:x="13.675cm" svg:y="11.809cm">
          <text:p text:style-name="P17"/>
          <draw:enhanced-geometry draw:mirror-horizontal="false" draw:mirror-vertical="false" drawooo:sub-view-size="248 144" draw:text-areas="?f9 ?f10 ?f11 ?f12" svg:viewBox="0 0 0 0" draw:type="ooxml-non-primitive" draw:enhanced-path="M 0 0 C 116 12 232 24 240 48 248 72 148 108 48 144 N">
            <draw:equation draw:name="f0" draw:formula="0*logwidth/248"/>
            <draw:equation draw:name="f1" draw:formula="0*logheight/144"/>
            <draw:equation draw:name="f2" draw:formula="240*logwidth/248"/>
            <draw:equation draw:name="f3" draw:formula="48*logheight/144"/>
            <draw:equation draw:name="f4" draw:formula="48*logwidth/248"/>
            <draw:equation draw:name="f5" draw:formula="144*logheight/14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48"/>
            <draw:equation draw:name="f10" draw:formula="0*logheight/144"/>
            <draw:equation draw:name="f11" draw:formula="248*logwidth/248"/>
            <draw:equation draw:name="f12" draw:formula="144*logheight/144"/>
          </draw:enhanced-geometry>
        </draw:custom-shape>
        <draw:custom-shape draw:name="Text Box 8" draw:style-name="gr47" draw:text-style-name="P12" draw:layer="layout" svg:width="8.818cm" svg:height="1.267cm" svg:x="15.058cm" svg:y="10.163cm">
          <text:p text:style-name="P17"><text:span text:style-name="T59">Branch Not-Ta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5" draw:text-style-name="P37" draw:layer="layout" svg:width="13.459cm" svg:height="6.343cm" svg:x="0.316cm" svg:y="9.603cm">
          <text:p text:style-name="P62"><text:span text:style-name="T57"><text:s text:c="2"/></text:span><text:span text:style-name="T57">404663: <text:s/>mov <text:s text:c="3"/>$0x0,%eax</text:span></text:p>
          <text:p text:style-name="P62"><text:span text:style-name="T57"><text:s text:c="2"/></text:span><text:span text:style-name="T57">404668: <text:s/>mov <text:s text:c="3"/>(%rdi),%r15</text:span></text:p>
          <text:p text:style-name="P62"><text:span text:style-name="T57"><text:s text:c="2"/></text:span><text:span text:style-name="T58">40466b: <text:s/>cbge <text:s text:c="2"/>%r15,%rsi,404685</text:span></text:p>
          <text:p text:style-name="P62"><text:span text:style-name="T57"><text:s text:c="2"/></text:span><text:span text:style-name="T57">40466d: <text:s/>mov <text:s text:c="3"/>0x8(%rdi),%rax</text:span></text:p>
          <text:p text:style-name="P62"><text:span text:style-name="T57"><text:s text:c="3"/></text:span></text:p>
          <text:p text:style-name="P62"><text:span text:style-name="T57"><text:s text:c="3"/></text:span><text:span text:style-name="T57">. . .</text:span></text:p>
          <text:p text:style-name="P62"><text:span text:style-name="T57"/></text:p>
          <text:p text:style-name="P62"><text:span text:style-name="T57"><text:s text:c="2"/></text:span><text:span text:style-name="T57">404685: <text:s/>something e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gr51" draw:text-style-name="P12" draw:layer="layout" svg:width="6.96cm" svg:height="2.643cm" draw:transform="rotate (-0.429001930140206) translate (10.943cm 10.45cm)">
          <text:p text:style-name="P17"/>
          <draw:enhanced-geometry draw:mirror-horizontal="false" draw:mirror-vertical="true" drawooo:sub-view-size="1379 664" draw:text-areas="?f12 ?f13 ?f14 ?f15" svg:viewBox="0 0 0 0" draw:type="ooxml-non-primitive" draw:enhanced-path="M 0 0 C 195 37 957 149 1168 216 1379 283 1320 325 1264 400 1208 475 922 609 832 664 N">
            <draw:equation draw:name="f0" draw:formula="0*logwidth/1379"/>
            <draw:equation draw:name="f1" draw:formula="0*logheight/664"/>
            <draw:equation draw:name="f2" draw:formula="1168*logwidth/1379"/>
            <draw:equation draw:name="f3" draw:formula="216*logheight/664"/>
            <draw:equation draw:name="f4" draw:formula="1264*logwidth/1379"/>
            <draw:equation draw:name="f5" draw:formula="400*logheight/664"/>
            <draw:equation draw:name="f6" draw:formula="832*logwidth/1379"/>
            <draw:equation draw:name="f7" draw:formula="664*logheight/664"/>
            <draw:equation draw:name="f8" draw:formula="0*60000/65536"/>
            <draw:equation draw:name="f9" draw:formula="0*60000/65536"/>
            <draw:equation draw:name="f10" draw:formula="0*60000/65536"/>
            <draw:equation draw:name="f11" draw:formula="0*60000/65536"/>
            <draw:equation draw:name="f12" draw:formula="0*logwidth/1379"/>
            <draw:equation draw:name="f13" draw:formula="0*logheight/664"/>
            <draw:equation draw:name="f14" draw:formula="1379*logwidth/1379"/>
            <draw:equation draw:name="f15" draw:formula="664*logheight/664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6" presentation:class="page"/>
          <draw:frame draw:name="Rectangle 3" presentation:style-name="pr44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Branch Prediction" draw:style-name="dp1" draw:master-page-name="Title_20_and_20_Content" presentation:presentation-page-layout-name="AL2T11">
        <draw:frame draw:name="Rectangle 2" presentation:style-name="pr5" draw:text-style-name="P2" draw:layer="layout" svg:width="15.649cm" svg:height="1.591cm" svg:x="1.27cm" svg:y="1.16cm" presentation:class="title" presentation:user-transformed="true">
          <draw:text-box>
            <text:p text:style-name="P9"><text:span text:style-name="T1">Branch </text:span><text:span text:style-name="T1">Prediction</text:span></text:p>
          </draw:text-box>
        </draw:frame>
        <draw:frame draw:name="Rectangle 3" presentation:style-name="pr6" draw:text-style-name="P12" draw:layer="layout" svg:width="23.075cm" svg:height="5.679cm" svg:x="1.318cm" svg:y="2.787cm" presentation:class="outline" presentation:user-transformed="true">
          <draw:text-box>
            <text:list text:style-name="L4">
              <text:list-item>
                <text:p text:style-name="P10"><text:span text:style-name="T7">Idea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">Guess which way </text:span><text:span text:style-name="T2">branch will go</text:span></text:p>
                  </text:list-item>
                  <text:list-item>
                    <text:p text:style-name="P11"><text:span text:style-name="T2">Begin executing </text:span><text:span text:style-name="T2">instructions at </text:span><text:span text:style-name="T2">predicted posi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2">But don’t actually </text:span><text:span text:style-name="T2">modify register or </text:span><text:span text:style-name="T2">memory data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5"/></text:p>
          </draw:text-box>
        </draw:frame>
        <draw:custom-shape draw:name="Text Box 6" draw:style-name="gr47" draw:text-style-name="P12" draw:layer="layout" svg:width="6.98cm" svg:height="1.267cm" svg:x="14.986cm" svg:y="8.128cm">
          <text:p text:style-name="P17"><text:span text:style-name="T40">Predict Ta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46" draw:text-style-name="P12" draw:layer="layout" svg:width="0.846cm" svg:height="1.692cm" svg:x="14.035cm" svg:y="12.786cm">
          <text:p text:style-name="P17"><text:span text:style-name="T7"/></text:p>
          <draw:enhanced-geometry draw:mirror-horizontal="false" draw:mirror-vertical="false" draw:text-areas="0 ?f15 ?f14 ?f16" svg:viewBox="0 0 0 0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9" draw:style-name="gr47" draw:text-style-name="P12" draw:layer="layout" svg:width="5.185cm" svg:height="2.283cm" svg:x="14.881cm" svg:y="11.941cm">
          <text:p text:style-name="P17"><text:span text:style-name="T7">Begin</text:span></text:p>
          <text:p text:style-name="P17"><text:span text:style-name="T7">Exec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5" draw:text-style-name="P37" draw:layer="layout" svg:width="13.455cm" svg:height="6.343cm" svg:x="0.318cm" svg:y="7.62cm">
          <text:p text:style-name="P62"><text:span text:style-name="T57"><text:s text:c="2"/></text:span><text:span text:style-name="T57">404663: <text:s/>mov <text:s text:c="3"/>$0x0,%eax</text:span></text:p>
          <text:p text:style-name="P62"><text:span text:style-name="T57"><text:s text:c="2"/></text:span><text:span text:style-name="T57">404668: <text:s/>mov <text:s text:c="3"/>(%rdi),%r15</text:span></text:p>
          <text:p text:style-name="P62"><text:span text:style-name="T57"><text:s text:c="2"/></text:span><text:span text:style-name="T58">40466b: <text:s/>cbge <text:s text:c="2"/>%r15,%rsi,404685</text:span></text:p>
          <text:p text:style-name="P62"><text:span text:style-name="T57"><text:s text:c="2"/></text:span><text:span text:style-name="T57">40466d: <text:s/>mov <text:s text:c="3"/>0x8(%rdi),%rax</text:span></text:p>
          <text:p text:style-name="P62"><text:span text:style-name="T57"><text:s text:c="3"/></text:span></text:p>
          <text:p text:style-name="P62"><text:span text:style-name="T57"><text:s text:c="3"/></text:span><text:span text:style-name="T57">. . .</text:span></text:p>
          <text:p text:style-name="P62"><text:span text:style-name="T57"/></text:p>
          <text:p text:style-name="P62"><text:span text:style-name="T57"><text:s text:c="2"/></text:span><text:span text:style-name="T57">404685: <text:s/>something e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gr51" draw:text-style-name="P12" draw:layer="layout" svg:width="6.96cm" svg:height="2.643cm" draw:transform="rotate (-0.429001930140206) translate (10.943cm 8.466cm)">
          <text:p text:style-name="P17"/>
          <draw:enhanced-geometry draw:mirror-horizontal="false" draw:mirror-vertical="true" drawooo:sub-view-size="1379 664" draw:text-areas="?f12 ?f13 ?f14 ?f15" svg:viewBox="0 0 0 0" draw:type="ooxml-non-primitive" draw:enhanced-path="M 0 0 C 195 37 957 149 1168 216 1379 283 1320 325 1264 400 1208 475 922 609 832 664 N">
            <draw:equation draw:name="f0" draw:formula="0*logwidth/1379"/>
            <draw:equation draw:name="f1" draw:formula="0*logheight/664"/>
            <draw:equation draw:name="f2" draw:formula="1168*logwidth/1379"/>
            <draw:equation draw:name="f3" draw:formula="216*logheight/664"/>
            <draw:equation draw:name="f4" draw:formula="1264*logwidth/1379"/>
            <draw:equation draw:name="f5" draw:formula="400*logheight/664"/>
            <draw:equation draw:name="f6" draw:formula="832*logwidth/1379"/>
            <draw:equation draw:name="f7" draw:formula="664*logheight/664"/>
            <draw:equation draw:name="f8" draw:formula="0*60000/65536"/>
            <draw:equation draw:name="f9" draw:formula="0*60000/65536"/>
            <draw:equation draw:name="f10" draw:formula="0*60000/65536"/>
            <draw:equation draw:name="f11" draw:formula="0*60000/65536"/>
            <draw:equation draw:name="f12" draw:formula="0*logwidth/1379"/>
            <draw:equation draw:name="f13" draw:formula="0*logheight/664"/>
            <draw:equation draw:name="f14" draw:formula="1379*logwidth/1379"/>
            <draw:equation draw:name="f15" draw:formula="664*logheight/664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37" presentation:class="page"/>
          <draw:frame draw:name="Rectangle 3" presentation:style-name="pr45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Branch Prediction Through Loop" draw:style-name="dp1" draw:master-page-name="Title_20_Only" presentation:presentation-page-layout-name="AL4T19">
        <draw:custom-shape draw:name="Rectangle 3" draw:style-name="gr52" draw:text-style-name="P37" draw:layer="layout" svg:width="12.698cm" svg:height="2.951cm" svg:x="1.422cm" svg:y="6.892cm">
          <text:p text:style-name="P62"><text:span text:style-name="T28"><text:s/></text:span><text:span text:style-name="T60"><text:s/></text:span><text:span text:style-name="T60">401029: <text:s/>vmulsd (%rdx),%xmm0,%xmm0</text:span></text:p>
          <text:p text:style-name="P62"><text:span text:style-name="T60"><text:s text:c="2"/></text:span><text:span text:style-name="T60">40102d: <text:s/>add <text:s text:c="3"/>$0x8,%rdx</text:span></text:p>
          <text:p text:style-name="P62"><text:span text:style-name="T60"><text:s text:c="2"/></text:span><text:span text:style-name="T60">401031: <text:s/>cmp <text:s text:c="3"/>%rax,%rdx</text:span></text:p>
          <text:p text:style-name="P62"><text:span text:style-name="T60"><text:s text:c="2"/></text:span><text:span text:style-name="T60">401034: <text:s/>jne <text:s text:c="3"/>40102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2" draw:text-style-name="P37" draw:layer="layout" svg:width="12.698cm" svg:height="2.951cm" svg:x="1.422cm" svg:y="10.773cm">
          <text:p text:style-name="P62"><text:span text:style-name="T28"><text:s/></text:span><text:span text:style-name="T60"><text:s/></text:span><text:span text:style-name="T60">401029: <text:s/>vmulsd (%rdx),%xmm0,%xmm0</text:span></text:p>
          <text:p text:style-name="P62"><text:span text:style-name="T60"><text:s text:c="2"/></text:span><text:span text:style-name="T60">40102d: <text:s/>add <text:s text:c="3"/>$0x8,%rdx</text:span></text:p>
          <text:p text:style-name="P62"><text:span text:style-name="T60"><text:s text:c="2"/></text:span><text:span text:style-name="T60">401031: <text:s/>cmp <text:s text:c="3"/>%rax,%rdx</text:span></text:p>
          <text:p text:style-name="P62"><text:span text:style-name="T60"><text:s text:c="2"/></text:span><text:span text:style-name="T60">401034: <text:s/>jne <text:s text:c="3"/>40102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2" draw:text-style-name="P37" draw:layer="layout" svg:width="12.698cm" svg:height="2.951cm" svg:x="1.422cm" svg:y="14.795cm">
          <text:p text:style-name="P62"><text:span text:style-name="T28"><text:s/></text:span><text:span text:style-name="T60"><text:s/></text:span><text:span text:style-name="T60">401029: <text:s/>vmulsd (%rdx),%xmm0,%xmm0</text:span></text:p>
          <text:p text:style-name="P62"><text:span text:style-name="T60"><text:s text:c="2"/></text:span><text:span text:style-name="T60">40102d: <text:s/>add <text:s text:c="3"/>$0x8,%rdx</text:span></text:p>
          <text:p text:style-name="P62"><text:span text:style-name="T60"><text:s text:c="2"/></text:span><text:span text:style-name="T60">401031: <text:s/>cmp <text:s text:c="3"/>%rax,%rdx</text:span></text:p>
          <text:p text:style-name="P62"><text:span text:style-name="T60"><text:s text:c="2"/></text:span><text:span text:style-name="T60">401034: <text:s/>jne <text:s text:c="3"/>40102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23" draw:text-style-name="P2" draw:layer="layout" svg:width="21.823cm" svg:height="1.591cm" svg:x="1.01cm" svg:y="1.246cm" presentation:class="title" presentation:user-transformed="true">
          <draw:text-box>
            <text:p text:style-name="P9"><text:span text:style-name="T44">Branch Prediction </text:span><text:span text:style-name="T44">Through Loop</text:span><text:span text:style-name="T61"><text:line-break/></text:span><text:span text:style-name="T62">sorry – x86 not prime :-(</text:span></text:p>
          </draw:text-box>
        </draw:frame>
        <draw:custom-shape draw:name="Rectangle 3" draw:style-name="gr52" draw:text-style-name="P37" draw:layer="layout" svg:width="12.698cm" svg:height="2.951cm" svg:x="1.422cm" svg:y="3.113cm">
          <text:p text:style-name="P62"><text:span text:style-name="T28"><text:s/></text:span><text:span text:style-name="T60"><text:s/></text:span><text:span text:style-name="T60">401029: <text:s/>vmulsd (%rdx),%xmm0,%xmm0</text:span></text:p>
          <text:p text:style-name="P62"><text:span text:style-name="T60"><text:s text:c="2"/></text:span><text:span text:style-name="T60">40102d: <text:s/>add <text:s text:c="3"/>$0x8,%rdx</text:span></text:p>
          <text:p text:style-name="P62"><text:span text:style-name="T60"><text:s text:c="2"/></text:span><text:span text:style-name="T60">401031: <text:s/>cmp <text:s text:c="3"/>%rax,%rdx</text:span></text:p>
          <text:p text:style-name="P62"><text:span text:style-name="T60"><text:s text:c="2"/></text:span><text:span text:style-name="T60">401034: <text:s/>jne <text:s text:c="3"/>40102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53" draw:text-style-name="P12" draw:layer="layout" svg:width="4.409cm" svg:height="1.428cm" svg:x="11.315cm" svg:y="5.927cm">
          <text:p text:style-name="P17"><text:span text:style-name="T7"/></text:p>
          <draw:enhanced-geometry draw:mirror-horizontal="false" draw:mirror-vertical="false" drawooo:sub-view-size="1000 224" draw:text-areas="?f9 ?f10 ?f11 ?f12" svg:viewBox="0 0 0 0" draw:type="ooxml-non-primitive" draw:enhanced-path="M 0 0 C 147 9 760 19 880 56 1000 93 753 189 720 224 N">
            <draw:equation draw:name="f0" draw:formula="0*logwidth/1000"/>
            <draw:equation draw:name="f1" draw:formula="0*logheight/224"/>
            <draw:equation draw:name="f2" draw:formula="880*logwidth/1000"/>
            <draw:equation draw:name="f3" draw:formula="56*logheight/224"/>
            <draw:equation draw:name="f4" draw:formula="720*logwidth/1000"/>
            <draw:equation draw:name="f5" draw:formula="224*logheight/22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1000"/>
            <draw:equation draw:name="f10" draw:formula="0*logheight/224"/>
            <draw:equation draw:name="f11" draw:formula="1000*logwidth/1000"/>
            <draw:equation draw:name="f12" draw:formula="224*logheight/224"/>
          </draw:enhanced-geometry>
        </draw:custom-shape>
        <draw:custom-shape draw:name="Freeform 7" draw:style-name="gr53" draw:text-style-name="P12" draw:layer="layout" svg:width="4.409cm" svg:height="1.216cm" svg:x="11.315cm" svg:y="9.877cm">
          <text:p text:style-name="P17"><text:span text:style-name="T7"/></text:p>
          <draw:enhanced-geometry draw:mirror-horizontal="false" draw:mirror-vertical="false" drawooo:sub-view-size="1000 224" draw:text-areas="?f9 ?f10 ?f11 ?f12" svg:viewBox="0 0 0 0" draw:type="ooxml-non-primitive" draw:enhanced-path="M 0 0 C 147 9 760 19 880 56 1000 93 753 189 720 224 N">
            <draw:equation draw:name="f0" draw:formula="0*logwidth/1000"/>
            <draw:equation draw:name="f1" draw:formula="0*logheight/224"/>
            <draw:equation draw:name="f2" draw:formula="880*logwidth/1000"/>
            <draw:equation draw:name="f3" draw:formula="56*logheight/224"/>
            <draw:equation draw:name="f4" draw:formula="720*logwidth/1000"/>
            <draw:equation draw:name="f5" draw:formula="224*logheight/22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1000"/>
            <draw:equation draw:name="f10" draw:formula="0*logheight/224"/>
            <draw:equation draw:name="f11" draw:formula="1000*logwidth/1000"/>
            <draw:equation draw:name="f12" draw:formula="224*logheight/224"/>
          </draw:enhanced-geometry>
        </draw:custom-shape>
        <draw:custom-shape draw:name="Text Box 8" draw:style-name="gr47" draw:text-style-name="P12" draw:layer="layout" svg:width="3.272cm" svg:height="1.267cm" svg:x="10.992cm" svg:y="4.815cm">
          <text:p text:style-name="P17"><text:span text:style-name="T53">i = 9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47" draw:text-style-name="P12" draw:layer="layout" svg:width="3.272cm" svg:height="1.267cm" svg:x="10.992cm" svg:y="8.625cm">
          <text:p text:style-name="P17"><text:span text:style-name="T53">i = 9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7" draw:text-style-name="P12" draw:layer="layout" svg:width="3.86cm" svg:height="1.267cm" svg:x="10.914cm" svg:y="12.647cm">
          <text:p text:style-name="P17"><text:span text:style-name="T53">i =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47" draw:text-style-name="P12" draw:layer="layout" svg:width="7.933cm" svg:height="1.098cm" svg:x="14.497cm" svg:y="6.157cm">
          <text:p text:style-name="P17"><text:span text:style-name="T5">Predict Taken (O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47" draw:text-style-name="P12" draw:layer="layout" svg:width="5.897cm" svg:height="1.945cm" svg:x="15.24cm" svg:y="9.231cm">
          <text:p text:style-name="P17"><text:span text:style-name="T5">Predict Taken</text:span></text:p>
          <text:p text:style-name="P17"><text:span text:style-name="T5">(Oop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47" draw:text-style-name="P12" draw:layer="layout" svg:width="3.86cm" svg:height="1.267cm" svg:x="10.914cm" svg:y="16.519cm">
          <text:p text:style-name="P17"><text:span text:style-name="T53">i = 1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5" draw:style-name="gr53" draw:text-style-name="P12" draw:layer="layout" svg:width="4.409cm" svg:height="1.216cm" svg:x="11.28cm" svg:y="13.758cm">
          <text:p text:style-name="P17"><text:span text:style-name="T7"/></text:p>
          <draw:enhanced-geometry draw:mirror-horizontal="false" draw:mirror-vertical="false" drawooo:sub-view-size="1000 224" draw:text-areas="?f9 ?f10 ?f11 ?f12" svg:viewBox="0 0 0 0" draw:type="ooxml-non-primitive" draw:enhanced-path="M 0 0 C 147 9 760 19 880 56 1000 93 753 189 720 224 N">
            <draw:equation draw:name="f0" draw:formula="0*logwidth/1000"/>
            <draw:equation draw:name="f1" draw:formula="0*logheight/224"/>
            <draw:equation draw:name="f2" draw:formula="880*logwidth/1000"/>
            <draw:equation draw:name="f3" draw:formula="56*logheight/224"/>
            <draw:equation draw:name="f4" draw:formula="720*logwidth/1000"/>
            <draw:equation draw:name="f5" draw:formula="224*logheight/22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1000"/>
            <draw:equation draw:name="f10" draw:formula="0*logheight/224"/>
            <draw:equation draw:name="f11" draw:formula="1000*logwidth/1000"/>
            <draw:equation draw:name="f12" draw:formula="224*logheight/224"/>
          </draw:enhanced-geometry>
        </draw:custom-shape>
        <draw:custom-shape draw:name="Text Box 16" draw:style-name="gr47" draw:text-style-name="P12" draw:layer="layout" svg:width="8.407cm" svg:height="1.945cm" svg:x="14.29cm" svg:y="2.91cm">
          <text:p text:style-name="P17"><text:span text:style-name="T63">Assume </text:span></text:p>
          <text:p text:style-name="P17"><text:span text:style-name="T63">vector length = </text:span><text:span text:style-name="T6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54" draw:text-style-name="P12" draw:layer="layout" svg:width="3.597cm" svg:height="2.537cm" svg:x="15.411cm" svg:y="11.8cm">
          <text:p text:style-name="P17"><text:span text:style-name="T15">Read invalid lo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55" draw:text-style-name="P12" draw:layer="layout" svg:x1="15.513cm" svg:y1="12.223cm" svg:x2="12.55cm" svg:y2="11.588cm">
          <text:p/>
        </draw:line>
        <draw:line draw:name="Line 19" draw:style-name="gr56" draw:text-style-name="P12" draw:layer="layout" svg:x1="21.916cm" svg:y1="14.128cm" svg:x2="21.916cm" svg:y2="17.515cm">
          <text:p/>
        </draw:line>
        <draw:line draw:name="Line 20" draw:style-name="gr56" draw:text-style-name="P12" draw:layer="layout" svg:x1="21.916cm" svg:y1="10.742cm" svg:x2="21.916cm" svg:y2="14.128cm">
          <text:p/>
        </draw:line>
        <draw:custom-shape draw:name="Text Box 21" draw:style-name="gr57" draw:text-style-name="P64" draw:layer="layout" svg:width="4.893cm" svg:height="1.267cm" svg:x="19.64cm" svg:y="11.724cm">
          <text:p text:style-name="P17"><text:span text:style-name="T65">Execu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57" draw:text-style-name="P64" draw:layer="layout" svg:width="4.313cm" svg:height="1.267cm" svg:x="19.951cm" svg:y="15.071cm">
          <text:p text:style-name="P17"><text:span text:style-name="T65">Fetch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58" draw:text-style-name="P12" draw:layer="layout" svg:x1="21.492cm" svg:y1="10.742cm" svg:x2="22.339cm" svg:y2="10.742cm">
          <text:p/>
        </draw:line>
        <draw:line draw:name="Line 24" draw:style-name="gr58" draw:text-style-name="P12" draw:layer="layout" svg:x1="21.492cm" svg:y1="14.128cm" svg:x2="22.339cm" svg:y2="14.128cm">
          <text:p/>
        </draw:line>
        <draw:line draw:name="Line 25" draw:style-name="gr58" draw:text-style-name="P12" draw:layer="layout" svg:x1="21.492cm" svg:y1="17.515cm" svg:x2="22.339cm" svg:y2="17.515cm">
          <text:p/>
        </draw:line>
        <presentation:notes draw:style-name="dp2">
          <draw:page-thumbnail draw:name="Rectangle 2" draw:style-name="gr1" draw:layer="layout" svg:width="13.546cm" svg:height="10.159cm" svg:x="3.387cm" svg:y="1.905cm" draw:page-number="38" presentation:class="page"/>
          <draw:frame draw:name="Rectangle 3" presentation:style-name="pr46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Branch Misprediction Invalidation" draw:style-name="dp1" draw:master-page-name="Title_20_Only" presentation:presentation-page-layout-name="AL4T19">
        <draw:custom-shape draw:name="Rectangle 3" draw:style-name="gr52" draw:text-style-name="P37" draw:layer="layout" svg:width="12.698cm" svg:height="2.951cm" svg:x="1.422cm" svg:y="6.892cm">
          <text:p text:style-name="P62"><text:span text:style-name="T28"><text:s/></text:span><text:span text:style-name="T60"><text:s/></text:span><text:span text:style-name="T60">401029: <text:s/>vmulsd (%rdx),%xmm0,%xmm0</text:span></text:p>
          <text:p text:style-name="P62"><text:span text:style-name="T60"><text:s text:c="2"/></text:span><text:span text:style-name="T60">40102d: <text:s/>add <text:s text:c="3"/>$0x8,%rdx</text:span></text:p>
          <text:p text:style-name="P62"><text:span text:style-name="T60"><text:s text:c="2"/></text:span><text:span text:style-name="T60">401031: <text:s/>cmp <text:s text:c="3"/>%rax,%rdx</text:span></text:p>
          <text:p text:style-name="P62"><text:span text:style-name="T60"><text:s text:c="2"/></text:span><text:span text:style-name="T60">401034: <text:s/>jne <text:s text:c="3"/>40102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2" draw:text-style-name="P37" draw:layer="layout" svg:width="12.698cm" svg:height="2.951cm" svg:x="1.422cm" svg:y="10.773cm">
          <text:p text:style-name="P62"><text:span text:style-name="T28"><text:s/></text:span><text:span text:style-name="T60"><text:s/></text:span><text:span text:style-name="T60">401029: <text:s/>vmulsd (%rdx),%xmm0,%xmm0</text:span></text:p>
          <text:p text:style-name="P62"><text:span text:style-name="T60"><text:s text:c="2"/></text:span><text:span text:style-name="T60">40102d: <text:s/>add <text:s text:c="3"/>$0x8,%rdx</text:span></text:p>
          <text:p text:style-name="P62"><text:span text:style-name="T60"><text:s text:c="2"/></text:span><text:span text:style-name="T60">401031: <text:s/>cmp <text:s text:c="3"/>%rax,%rdx</text:span></text:p>
          <text:p text:style-name="P62"><text:span text:style-name="T60"><text:s text:c="2"/></text:span><text:span text:style-name="T60">401034: <text:s/>jne <text:s text:c="3"/>40102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2" draw:text-style-name="P37" draw:layer="layout" svg:width="12.698cm" svg:height="2.951cm" svg:x="1.422cm" svg:y="14.795cm">
          <text:p text:style-name="P62"><text:span text:style-name="T28"><text:s/></text:span><text:span text:style-name="T60"><text:s/></text:span><text:span text:style-name="T60">401029: <text:s/>vmulsd (%rdx),%xmm0,%xmm0</text:span></text:p>
          <text:p text:style-name="P62"><text:span text:style-name="T60"><text:s text:c="2"/></text:span><text:span text:style-name="T60">40102d: <text:s/>add <text:s text:c="3"/>$0x8,%rdx</text:span></text:p>
          <text:p text:style-name="P62"><text:span text:style-name="T60"><text:s text:c="2"/></text:span><text:span text:style-name="T60">401031: <text:s/>cmp <text:s text:c="3"/>%rax,%rdx</text:span></text:p>
          <text:p text:style-name="P62"><text:span text:style-name="T60"><text:s text:c="2"/></text:span><text:span text:style-name="T60">401034: <text:s/>jne <text:s text:c="3"/>40102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2" draw:text-style-name="P37" draw:layer="layout" svg:width="12.698cm" svg:height="2.951cm" svg:x="1.422cm" svg:y="3.113cm">
          <text:p text:style-name="P62"><text:span text:style-name="T28"><text:s/></text:span><text:span text:style-name="T60"><text:s/></text:span><text:span text:style-name="T60">401029: <text:s/>vmulsd (%rdx),%xmm0,%xmm0</text:span></text:p>
          <text:p text:style-name="P62"><text:span text:style-name="T60"><text:s text:c="2"/></text:span><text:span text:style-name="T60">40102d: <text:s/>add <text:s text:c="3"/>$0x8,%rdx</text:span></text:p>
          <text:p text:style-name="P62"><text:span text:style-name="T60"><text:s text:c="2"/></text:span><text:span text:style-name="T60">401031: <text:s/>cmp <text:s text:c="3"/>%rax,%rdx</text:span></text:p>
          <text:p text:style-name="P62"><text:span text:style-name="T60"><text:s text:c="2"/></text:span><text:span text:style-name="T60">401034: <text:s/>jne <text:s text:c="3"/>40102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53" draw:text-style-name="P12" draw:layer="layout" svg:width="4.409cm" svg:height="1.428cm" svg:x="11.315cm" svg:y="5.927cm">
          <text:p text:style-name="P17"><text:span text:style-name="T7"/></text:p>
          <draw:enhanced-geometry draw:mirror-horizontal="false" draw:mirror-vertical="false" drawooo:sub-view-size="1000 224" draw:text-areas="?f9 ?f10 ?f11 ?f12" svg:viewBox="0 0 0 0" draw:type="ooxml-non-primitive" draw:enhanced-path="M 0 0 C 147 9 760 19 880 56 1000 93 753 189 720 224 N">
            <draw:equation draw:name="f0" draw:formula="0*logwidth/1000"/>
            <draw:equation draw:name="f1" draw:formula="0*logheight/224"/>
            <draw:equation draw:name="f2" draw:formula="880*logwidth/1000"/>
            <draw:equation draw:name="f3" draw:formula="56*logheight/224"/>
            <draw:equation draw:name="f4" draw:formula="720*logwidth/1000"/>
            <draw:equation draw:name="f5" draw:formula="224*logheight/22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1000"/>
            <draw:equation draw:name="f10" draw:formula="0*logheight/224"/>
            <draw:equation draw:name="f11" draw:formula="1000*logwidth/1000"/>
            <draw:equation draw:name="f12" draw:formula="224*logheight/224"/>
          </draw:enhanced-geometry>
        </draw:custom-shape>
        <draw:custom-shape draw:name="Freeform 7" draw:style-name="gr53" draw:text-style-name="P12" draw:layer="layout" svg:width="4.409cm" svg:height="1.216cm" svg:x="11.315cm" svg:y="9.877cm">
          <text:p text:style-name="P17"><text:span text:style-name="T7"/></text:p>
          <draw:enhanced-geometry draw:mirror-horizontal="false" draw:mirror-vertical="false" drawooo:sub-view-size="1000 224" draw:text-areas="?f9 ?f10 ?f11 ?f12" svg:viewBox="0 0 0 0" draw:type="ooxml-non-primitive" draw:enhanced-path="M 0 0 C 147 9 760 19 880 56 1000 93 753 189 720 224 N">
            <draw:equation draw:name="f0" draw:formula="0*logwidth/1000"/>
            <draw:equation draw:name="f1" draw:formula="0*logheight/224"/>
            <draw:equation draw:name="f2" draw:formula="880*logwidth/1000"/>
            <draw:equation draw:name="f3" draw:formula="56*logheight/224"/>
            <draw:equation draw:name="f4" draw:formula="720*logwidth/1000"/>
            <draw:equation draw:name="f5" draw:formula="224*logheight/22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1000"/>
            <draw:equation draw:name="f10" draw:formula="0*logheight/224"/>
            <draw:equation draw:name="f11" draw:formula="1000*logwidth/1000"/>
            <draw:equation draw:name="f12" draw:formula="224*logheight/224"/>
          </draw:enhanced-geometry>
        </draw:custom-shape>
        <draw:custom-shape draw:name="Text Box 8" draw:style-name="gr47" draw:text-style-name="P12" draw:layer="layout" svg:width="3.272cm" svg:height="1.267cm" svg:x="10.992cm" svg:y="4.815cm">
          <text:p text:style-name="P17"><text:span text:style-name="T53">i = 9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47" draw:text-style-name="P12" draw:layer="layout" svg:width="3.272cm" svg:height="1.267cm" svg:x="10.992cm" svg:y="8.625cm">
          <text:p text:style-name="P17"><text:span text:style-name="T53">i = 9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7" draw:text-style-name="P12" draw:layer="layout" svg:width="3.86cm" svg:height="1.267cm" svg:x="10.914cm" svg:y="12.647cm">
          <text:p text:style-name="P17"><text:span text:style-name="T53">i =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47" draw:text-style-name="P12" draw:layer="layout" svg:width="7.933cm" svg:height="1.098cm" svg:x="14.497cm" svg:y="6.157cm">
          <text:p text:style-name="P17"><text:span text:style-name="T5">Predict Taken (O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47" draw:text-style-name="P12" draw:layer="layout" svg:width="5.897cm" svg:height="1.945cm" svg:x="14.7cm" svg:y="9.472cm">
          <text:p text:style-name="P17"><text:span text:style-name="T5">Predict Taken</text:span></text:p>
          <text:p text:style-name="P17"><text:span text:style-name="T5">(Oop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47" draw:text-style-name="P12" draw:layer="layout" svg:width="3.86cm" svg:height="1.267cm" svg:x="10.914cm" svg:y="16.519cm">
          <text:p text:style-name="P17"><text:span text:style-name="T53">i = 1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5" draw:style-name="gr53" draw:text-style-name="P12" draw:layer="layout" svg:width="4.409cm" svg:height="1.216cm" svg:x="11.28cm" svg:y="13.758cm">
          <text:p text:style-name="P17"><text:span text:style-name="T7"/></text:p>
          <draw:enhanced-geometry draw:mirror-horizontal="false" draw:mirror-vertical="false" drawooo:sub-view-size="1000 224" draw:text-areas="?f9 ?f10 ?f11 ?f12" svg:viewBox="0 0 0 0" draw:type="ooxml-non-primitive" draw:enhanced-path="M 0 0 C 147 9 760 19 880 56 1000 93 753 189 720 224 N">
            <draw:equation draw:name="f0" draw:formula="0*logwidth/1000"/>
            <draw:equation draw:name="f1" draw:formula="0*logheight/224"/>
            <draw:equation draw:name="f2" draw:formula="880*logwidth/1000"/>
            <draw:equation draw:name="f3" draw:formula="56*logheight/224"/>
            <draw:equation draw:name="f4" draw:formula="720*logwidth/1000"/>
            <draw:equation draw:name="f5" draw:formula="224*logheight/22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1000"/>
            <draw:equation draw:name="f10" draw:formula="0*logheight/224"/>
            <draw:equation draw:name="f11" draw:formula="1000*logwidth/1000"/>
            <draw:equation draw:name="f12" draw:formula="224*logheight/224"/>
          </draw:enhanced-geometry>
        </draw:custom-shape>
        <draw:custom-shape draw:name="Text Box 16" draw:style-name="gr47" draw:text-style-name="P12" draw:layer="layout" svg:width="8.407cm" svg:height="1.945cm" svg:x="14.29cm" svg:y="2.91cm">
          <text:p text:style-name="P17"><text:span text:style-name="T63">Assume </text:span></text:p>
          <text:p text:style-name="P17"><text:span text:style-name="T63">vector length = </text:span><text:span text:style-name="T64">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23" draw:text-style-name="P2" draw:layer="layout" svg:width="22.07cm" svg:height="1.591cm" svg:x="1.058cm" svg:y="1.27cm" presentation:class="title" presentation:user-transformed="true">
          <draw:text-box>
            <text:p text:style-name="P9"><text:span text:style-name="T11">Branch </text:span><text:span text:style-name="T11">Misprediction </text:span><text:span text:style-name="T11">Invalidation</text:span></text:p>
          </draw:text-box>
        </draw:frame>
        <draw:custom-shape draw:name="Text Box 15" draw:style-name="gr47" draw:text-style-name="P12" draw:layer="layout" svg:width="5.278cm" svg:height="1.267cm" svg:x="15.878cm" svg:y="13.69cm">
          <text:p text:style-name="P17"><text:span text:style-name="T66">Invalid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59" draw:text-style-name="P12" draw:layer="layout" svg:x1="1.905cm" svg:y1="11.43cm" svg:x2="14.181cm" svg:y2="11.43cm">
          <text:p/>
        </draw:line>
        <draw:line draw:name="Line 19" draw:style-name="gr59" draw:text-style-name="P12" draw:layer="layout" svg:x1="1.905cm" svg:y1="12.18cm" svg:x2="14.181cm" svg:y2="12.18cm">
          <text:p/>
        </draw:line>
        <draw:line draw:name="Line 20" draw:style-name="gr59" draw:text-style-name="P12" draw:layer="layout" svg:x1="1.905cm" svg:y1="12.815cm" svg:x2="14.181cm" svg:y2="12.815cm">
          <text:p/>
        </draw:line>
        <draw:line draw:name="Line 21" draw:style-name="gr59" draw:text-style-name="P12" draw:layer="layout" svg:x1="1.905cm" svg:y1="13.546cm" svg:x2="14.181cm" svg:y2="13.546cm">
          <text:p/>
        </draw:line>
        <draw:line draw:name="Line 22" draw:style-name="gr59" draw:text-style-name="P12" draw:layer="layout" svg:x1="1.905cm" svg:y1="14.181cm" svg:x2="14.181cm" svg:y2="14.181cm">
          <text:p/>
        </draw:line>
        <draw:line draw:name="Line 23" draw:style-name="gr59" draw:text-style-name="P12" draw:layer="layout" svg:x1="1.905cm" svg:y1="15.403cm" svg:x2="14.181cm" svg:y2="15.403cm">
          <text:p/>
        </draw:line>
        <draw:line draw:name="Line 24" draw:style-name="gr59" draw:text-style-name="P12" draw:layer="layout" svg:x1="1.905cm" svg:y1="16.038cm" svg:x2="14.181cm" svg:y2="16.038cm">
          <text:p/>
        </draw:line>
        <draw:line draw:name="Line 25" draw:style-name="gr59" draw:text-style-name="P12" draw:layer="layout" svg:x1="1.905cm" svg:y1="16.721cm" svg:x2="14.181cm" svg:y2="16.721cm">
          <text:p/>
        </draw:line>
        <draw:custom-shape draw:name="AutoShape 26" draw:style-name="gr60" draw:text-style-name="P12" draw:layer="layout" svg:width="0.846cm" svg:height="6.049cm" svg:x="15.452cm" svg:y="11.307cm">
          <text:p text:style-name="P17"><text:span text:style-name="T66"/></text:p>
          <draw:enhanced-geometry draw:mirror-horizontal="false" draw:mirror-vertical="false" draw:text-areas="0 ?f15 ?f14 ?f16" svg:viewBox="0 0 0 0" draw:type="ooxml-rightBrace" draw:modifiers="562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name="Line 25" draw:style-name="gr59" draw:text-style-name="P12" draw:layer="layout" svg:x1="1.905cm" svg:y1="17.356cm" svg:x2="14.181cm" svg:y2="17.356cm">
          <text:p/>
        </draw:line>
        <presentation:notes draw:style-name="dp2">
          <draw:page-thumbnail draw:name="Rectangle 2" draw:style-name="gr1" draw:layer="layout" svg:width="13.546cm" svg:height="10.159cm" svg:x="3.387cm" svg:y="1.905cm" draw:page-number="39" presentation:class="page"/>
          <draw:frame draw:name="Rectangle 3" presentation:style-name="pr47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Branch Misprediction Recovery" draw:style-name="dp1" draw:master-page-name="Title_20_and_20_Content" presentation:presentation-page-layout-name="AL2T11">
        <draw:frame draw:name="Rectangle 2" presentation:style-name="pr5" draw:text-style-name="P2" draw:layer="layout" svg:width="20.976cm" svg:height="1.591cm" svg:x="1.27cm" svg:y="1.371cm" presentation:class="title" presentation:user-transformed="true">
          <draw:text-box>
            <text:p text:style-name="P9"><text:span text:style-name="T11">Branch </text:span><text:span text:style-name="T11">Misprediction </text:span><text:span text:style-name="T11">Recovery</text:span></text:p>
          </draw:text-box>
        </draw:frame>
        <draw:frame draw:name="Rectangle 3" presentation:style-name="pr6" draw:text-style-name="P12" draw:layer="layout" svg:width="22.248cm" svg:height="3.8cm" svg:x="1.386cm" svg:y="11.007cm" presentation:class="outline" presentation:user-transformed="true">
          <draw:text-box>
            <text:list text:style-name="L4">
              <text:list-item>
                <text:p text:style-name="P10"><text:span text:style-name="T7">Performance Cost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">Multiple clock cycles </text:span><text:span text:style-name="T2">on modern processor</text:span></text:p>
                  </text:list-item>
                  <text:list-item>
                    <text:p text:style-name="P11"><text:span text:style-name="T2">Can be a major </text:span><text:span text:style-name="T2">performance limiter</text:span></text:p>
                  </text:list-item>
                </text:list>
              </text:list-item>
            </text:list>
          </draw:text-box>
        </draw:frame>
        <draw:custom-shape draw:name="Rectangle 5" draw:style-name="gr32" draw:text-style-name="P37" draw:layer="layout" svg:width="14.835cm" svg:height="4.979cm" svg:x="1.639cm" svg:y="3.761cm">
          <text:p text:style-name="P62"><text:span text:style-name="T67"><text:s text:c="2"/></text:span><text:span text:style-name="T67">401029: <text:s/>vmulsd (%rdx),%xmm0,%xmm0</text:span></text:p>
          <text:p text:style-name="P62"><text:span text:style-name="T67"><text:s text:c="2"/></text:span><text:span text:style-name="T67">40102d: <text:s/>add <text:s text:c="3"/>$0x8,%rdx</text:span></text:p>
          <text:p text:style-name="P62"><text:span text:style-name="T67"><text:s text:c="2"/></text:span><text:span text:style-name="T67">401031: <text:s/>cmp <text:s text:c="3"/>%rax,%rdx</text:span></text:p>
          <text:p text:style-name="P62"><text:span text:style-name="T67"><text:s text:c="2"/></text:span><text:span text:style-name="T67">401034: <text:s/>jne <text:s text:c="3"/>401029</text:span></text:p>
          <text:p text:style-name="P62"><text:span text:style-name="T67"><text:s text:c="2"/></text:span><text:span text:style-name="T67">401036: <text:s/>jmp <text:s text:c="3"/>401040</text:span></text:p>
          <text:p text:style-name="P62"><text:span text:style-name="T67"><text:s text:c="3"/></text:span><text:span text:style-name="T67">. . .</text:span></text:p>
          <text:p text:style-name="P62"><text:span text:style-name="T67"><text:s text:c="2"/></text:span><text:span text:style-name="T67">401040: <text:s/>vmovsd %xmm0,(%r1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7" draw:style-name="gr53" draw:text-style-name="P12" draw:layer="layout" svg:width="5.467cm" svg:height="0.634cm" svg:x="10.538cm" svg:y="6.28cm">
          <text:p text:style-name="P17"><text:span text:style-name="T7"/></text:p>
          <draw:enhanced-geometry draw:mirror-horizontal="false" draw:mirror-vertical="false" drawooo:sub-view-size="1000 224" draw:text-areas="?f9 ?f10 ?f11 ?f12" svg:viewBox="0 0 0 0" draw:type="ooxml-non-primitive" draw:enhanced-path="M 0 0 C 147 9 760 19 880 56 1000 93 753 189 720 224 N">
            <draw:equation draw:name="f0" draw:formula="0*logwidth/1000"/>
            <draw:equation draw:name="f1" draw:formula="0*logheight/224"/>
            <draw:equation draw:name="f2" draw:formula="880*logwidth/1000"/>
            <draw:equation draw:name="f3" draw:formula="56*logheight/224"/>
            <draw:equation draw:name="f4" draw:formula="720*logwidth/1000"/>
            <draw:equation draw:name="f5" draw:formula="224*logheight/22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1000"/>
            <draw:equation draw:name="f10" draw:formula="0*logheight/224"/>
            <draw:equation draw:name="f11" draw:formula="1000*logwidth/1000"/>
            <draw:equation draw:name="f12" draw:formula="224*logheight/224"/>
          </draw:enhanced-geometry>
        </draw:custom-shape>
        <draw:custom-shape draw:name="Text Box 9" draw:style-name="gr47" draw:text-style-name="P12" draw:layer="layout" svg:width="3.272cm" svg:height="1.267cm" svg:x="12.834cm" svg:y="4.657cm">
          <text:p text:style-name="P17"><text:span text:style-name="T53">i = 9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47" draw:text-style-name="P12" draw:layer="layout" svg:width="7.873cm" svg:height="1.267cm" svg:x="16.406cm" svg:y="4.99cm">
          <text:p text:style-name="P17"><text:span text:style-name="T68">Definitely</text:span><text:span text:style-name="T7"> not ta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46" draw:text-style-name="P12" draw:layer="layout" svg:width="0.846cm" svg:height="1.692cm" svg:x="16.55cm" svg:y="6.866cm">
          <text:p text:style-name="P17"><text:span text:style-name="T7"/></text:p>
          <draw:enhanced-geometry draw:mirror-horizontal="false" draw:mirror-vertical="false" draw:text-areas="0 ?f15 ?f14 ?f16" svg:viewBox="0 0 0 0" draw:type="ooxml-rightBrace" draw:modifiers="1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9" draw:style-name="gr47" draw:text-style-name="P12" draw:layer="layout" svg:width="4.356cm" svg:height="2.283cm" svg:x="17.023cm" svg:y="6.583cm">
          <text:p text:style-name="P17"><text:span text:style-name="T7">Reload</text:span></text:p>
          <text:p text:style-name="P17"><text:span text:style-name="T7">Pip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2" draw:style-name="gr1" draw:layer="layout" svg:width="13.546cm" svg:height="10.159cm" svg:x="3.387cm" svg:y="1.905cm" draw:page-number="40" presentation:class="page"/>
          <draw:frame draw:name="Rectangle 3" presentation:style-name="pr48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Getting High Performance" draw:style-name="dp1" draw:master-page-name="Title_20_and_20_Content" presentation:presentation-page-layout-name="AL2T11">
        <draw:frame draw:name="Rectangle 2" presentation:style-name="pr5" draw:text-style-name="P2" draw:layer="layout" svg:width="20.954cm" svg:height="1.591cm" svg:x="0.847cm" svg:y="1.371cm" presentation:class="title" presentation:user-transformed="true">
          <draw:text-box>
            <text:p text:style-name="P9"><text:span text:style-name="T1">Getting High </text:span><text:span text:style-name="T1">Performance</text:span></text:p>
          </draw:text-box>
        </draw:frame>
        <draw:frame draw:name="Rectangle 3" presentation:style-name="pr6" draw:text-style-name="P12" draw:layer="layout" svg:width="23.11cm" svg:height="14.511cm" svg:x="0.847cm" svg:y="3.479cm" presentation:class="outline" presentation:user-transformed="true">
          <draw:text-box>
            <text:list text:style-name="L4">
              <text:list-item>
                <text:p text:style-name="P10"><text:span text:style-name="T7">Good compiler and flags</text:span></text:p>
              </text:list-item>
              <text:list-item>
                <text:p text:style-name="P10"><text:span text:style-name="T7">Don’t do anything stupid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2">Watch out for hidden algorithmic inefficiencies</text:span></text:p>
                  </text:list-item>
                  <text:list-item>
                    <text:p text:style-name="P11"><text:span text:style-name="T2">Write compiler-friendly cod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2">Watch out for optimization blockers: </text:span><text:span text:style-name="T2"><text:line-break/></text:span><text:span text:style-name="T2">procedure calls &amp; memory references</text:span></text:p>
                      </text:list-item>
                    </text:list>
                  </text:list-item>
                  <text:list-item>
                    <text:p text:style-name="P11"><text:span text:style-name="T2">Look carefully at innermost loops (where most work is </text:span><text:span text:style-name="T2">done)</text:span></text:p>
                  </text:list-item>
                </text:list>
              </text:list-item>
            </text:list>
            <text:p text:style-name="P58"><text:span text:style-name="T2"/></text:p>
            <text:list text:continue-numbering="true" text:style-name="L7">
              <text:list-item>
                <text:p text:style-name="P10"><text:span text:style-name="T7">Tune code for machine</text:span></text:p>
                <text:list>
                  <text:list-item>
                    <text:p text:style-name="P11"><text:span text:style-name="T2">Exploit instruction-level parallelism</text:span></text:p>
                  </text:list-item>
                  <text:list-item>
                    <text:p text:style-name="P11"><text:span text:style-name="T2">Avoid unpredictable branches</text:span></text:p>
                  </text:list-item>
                  <text:list-item>
                    <text:p text:style-name="P11"><text:span text:style-name="T2">Make code cache friendly (Covered later in cours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Rectangle 2" draw:style-name="gr1" draw:layer="layout" svg:width="13.546cm" svg:height="10.159cm" svg:x="3.387cm" svg:y="1.905cm" draw:page-number="41" presentation:class="page"/>
          <draw:frame draw:name="Rectangle 3" presentation:style-name="pr49" draw:text-style-name="P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" svg:font-family="+mn-ea"/>
    <style:font-face style:name="Arial" svg:font-family="Arial"/>
    <style:font-face style:name="Arial Narrow4" svg:font-family="'Arial Narrow'"/>
    <style:font-face style:name="Calibri3" svg:font-family="Calibri"/>
    <style:font-face style:name="Courier New3" svg:font-family="'Courier New'"/>
    <style:font-face style:name="ＭＳ Ｐゴシック" svg:font-family="'ＭＳ Ｐゴシック'"/>
    <style:font-face style:name="Courier New1" svg:font-family="'Courier New'" style:font-family-generic="modern" style:font-pitch="fixed"/>
    <style:font-face style:name="Arial Narrow2" svg:font-family="'Arial Narrow'" style:font-family-generic="swiss" style:font-pitch="fixed"/>
    <style:font-face style:name="Calibri4" svg:font-family="Calibri" style:font-family-generic="swiss" style:font-pitch="fixed"/>
    <style:font-face style:name="Courier New4" svg:font-family="'Courier New'" style:font-family-generic="swiss" style:font-pitch="fixed"/>
    <style:font-face style:name="+mn-cs" svg:font-family="+mn-cs" style:font-pitch="variable"/>
    <style:font-face style:name="+mn-ea1" svg:font-family="+mn-ea" style:font-pitch="variable"/>
    <style:font-face style:name="Arial1" svg:font-family="Arial" style:font-pitch="variable"/>
    <style:font-face style:name="Arial Narrow1" svg:font-family="'Arial Narrow'" style:font-pitch="variable"/>
    <style:font-face style:name="Calibri2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ＭＳ Ｐゴシック1" svg:font-family="'ＭＳ Ｐゴシック'" style:font-pitch="variable"/>
    <style:font-face style:name="Arial Narrow3" svg:font-family="'Arial Narrow'" style:font-family-generic="modern" style:font-pitch="variable"/>
    <style:font-face style:name="Calibri1" svg:font-family="Calibri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1" draw:display-name="msArrowEnd 1" svg:viewBox="0 0 200 200" svg:d="M100 0l100 200h-200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draw:marker draw:name="msArrowOpenEnd_20_5_20_71" draw:display-name="msArrowOpenEnd 5 71" svg:viewBox="0 0 350 350" svg:d="M175 0l175 274-76 76-49-75v75h-101v-75l-49 75-75-76z"/>
    <draw:stroke-dash draw:name="Dashed_20__28_var_29__20_4" draw:display-name="Dashed (var) 4" draw:style="round" draw:dots1="1" draw:dots1-length="1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8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1" style:family="presentation" style:parent-style-name="Two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wo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center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 Narrow4" fo:font-size="10pt" fo:letter-spacing="normal" fo:language="en" fo:country="US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8cm" svg:x="21.938cm" svg:y="-0.075cm">
        <text:p text:style-name="MP6"><text:span text:style-name="MT1">Carnegie Mell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4cm" svg:x="24.015cm" svg:y="18.366cm">
        <text:p text:style-name="MP6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5" draw:text-style-name="MP7" draw:layer="backgroundobjects" svg:width="15.642cm" svg:height="0.674cm" svg:x="-1.409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1.589cm" svg:height="4.082cm" svg:x="1.905cm" svg:y="4.744cm" presentation:class="title" presentation:user-transformed="true">
        <draw:text-box>
          <text:p text:style-name="MP8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8cm" svg:x="21.938cm" svg:y="-0.075cm">
        <text:p text:style-name="MP6"><text:span text:style-name="MT1">Carnegie Mell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4cm" svg:x="24.015cm" svg:y="18.366cm">
        <text:p text:style-name="MP6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5" draw:text-style-name="MP7" draw:layer="backgroundobjects" svg:width="15.642cm" svg:height="0.674cm" svg:x="-1.409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1.088cm" svg:height="2.116cm" svg:x="0.992cm" svg:y="1.21cm" presentation:class="title" presentation:user-transformed="true">
        <draw:text-box>
          <text:p text:style-name="MP8"><text:span text:style-name="MT4">Click </text:span><text:span text:style-name="MT4">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draw:name="Content Placeholder 2" presentation:style-name="Mpr5" draw:text-style-name="MP7" draw:layer="backgroundobjects" svg:width="21.933cm" svg:height="13.81cm" svg:x="1.102cm" svg:y="3.784cm" presentation:class="outline" presentation:user-transformed="true">
        <draw:text-box>
          <text:list text:style-name="ML6">
            <text:list-item>
              <text:p text:style-name="MP10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6" draw:text-style-name="MP2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802cm" svg:height="1.33cm" svg:x="11.48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802cm" svg:height="1.33cm" svg:x="11.482cm" svg:y="25.299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8cm" svg:x="21.938cm" svg:y="-0.075cm">
        <text:p text:style-name="MP6"><text:span text:style-name="MT1">Carnegie Mell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4cm" svg:x="24.015cm" svg:y="18.366cm">
        <text:p text:style-name="MP6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5" draw:text-style-name="MP7" draw:layer="backgroundobjects" svg:width="15.642cm" svg:height="0.674cm" svg:x="-1.409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9" draw:layer="backgroundobjects" svg:width="21.086cm" svg:height="2.116cm" svg:x="0.994cm" svg:y="1.236cm" presentation:class="title" presentation:user-transformed="true">
        <draw:text-box>
          <text:p text:style-name="MP8"><text:span text:style-name="MT4">Clic</text:span><text:span text:style-name="MT4">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</text:span><text:span text:style-name="MT4">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8" draw:style-name="Mgr3" draw:text-style-name="MP5" draw:layer="backgroundobjects" svg:width="25.399cm" svg:height="0.63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4" draw:text-style-name="MP7" draw:layer="backgroundobjects" svg:width="3.637cm" svg:height="0.758cm" svg:x="21.938cm" svg:y="-0.075cm">
        <text:p text:style-name="MP6"><text:span text:style-name="MT1">Carnegie Mell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1.9cm" svg:height="0.674cm" svg:x="24.015cm" svg:y="18.366cm">
        <text:p text:style-name="MP6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5" draw:text-style-name="MP7" draw:layer="backgroundobjects" svg:width="15.642cm" svg:height="0.674cm" svg:x="-1.409cm" svg:y="18.415cm">
        <text:p text:style-name="MP6"><text:span text:style-name="MT3">Bryant and O’Hallaron, Computer Systems: A Programmer’s Perspective, Third Editio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9" draw:layer="backgroundobjects" svg:width="21.086cm" svg:height="2.116cm" svg:x="1.039cm" svg:y="1.031cm" presentation:class="title" presentation:user-transformed="true">
        <draw:text-box>
          <text:p text:style-name="MP8"><text:span text:style-name="MT4">Clic</text:span><text:span text:style-name="MT4">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</text:span><text:span text:style-name="MT4">le</text:span></text:p>
        </draw:text-box>
      </draw:frame>
      <draw:frame draw:name="Content Placeholder 2" presentation:style-name="Mpr12" draw:text-style-name="MP16" draw:layer="backgroundobjects" svg:width="10.754cm" svg:height="13.81cm" svg:x="1.773cm" svg:y="3.784cm" presentation:class="outline" presentation:user-transformed="true">
        <draw:text-box>
          <text:list text:style-name="ML6">
            <text:list-item>
              <text:p text:style-name="MP12"><text:span text:style-name="MT7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" draw:text-style-name="MP16" draw:layer="backgroundobjects" svg:width="10.754cm" svg:height="13.81cm" svg:x="12.951cm" svg:y="3.784cm" presentation:class="outline" presentation:user-transformed="true">
        <draw:text-box>
          <text:list text:style-name="ML6">
            <text:list-item>
              <text:p text:style-name="MP12"><text:span text:style-name="MT7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8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3.313cm" svg:height="9.985cm" svg:x="3.485cm" svg:y="2.023cm" presentation:class="page"/>
        <draw:frame presentation:style-name="Two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13" draw:text-style-name="MP2" draw:layer="backgroundobjects" svg:width="8.802cm" svg:height="1.33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802cm" svg:height="1.33cm" svg:x="11.48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802cm" svg:height="1.33cm" svg:x="0cm" svg:y="25.299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802cm" svg:height="1.33cm" svg:x="11.482cm" svg:y="25.299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troduction to Computer Systems 15-213/18-243, spring 2009</dc:title>
    <meta:initial-creator>Markus Pueschel</meta:initial-creator>
    <dc:description>Redesign of slides created by Randal E. Bryant and David R. O'Hallaron</dc:description>
    <meta:editing-cycles>378</meta:editing-cycles>
    <meta:print-date>1999-09-20T15:19:18</meta:print-date>
    <meta:creation-date>2011-08-30T20:07:27</meta:creation-date>
    <dc:date>2021-12-14T20:03:18.273633571</dc:date>
    <meta:editing-duration>P5DT19H7M24S</meta:editing-duration>
    <meta:generator>LibreOffice/6.4.7.2$Linux_X86_64 LibreOffice_project/40$Build-2</meta:generator>
    <meta:document-statistic meta:object-count="55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6</meta:user-defined>
    <meta:template xlink:type="simple" xlink:actuate="onRequest" xlink:title="template2007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chart:interpolation="cubic-spline"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aximum="500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2pt" style:font-family-asian="Arial" style:font-size-asian="12pt" style:font-family-complex="Arial" style:font-size-complex="12pt"/>
    </style:style>
    <style:style style:name="ch4" style:family="chart">
      <style:chart-properties style:rotation-angle="0"/>
      <style:graphic-properties svg:stroke-width="0.071cm"/>
      <style:text-properties fo:color="#000000" style:text-position="0% 100%" fo:font-family="Arial" fo:font-size="12pt" fo:language="en" fo:country="US" fo:font-weight="bold" style:font-family-asian="Arial" style:font-size-asian="12pt" style:font-weight-asian="bold" style:font-family-complex="Arial" style:font-size-complex="12pt" style:font-weight-complex="bold"/>
    </style:style>
    <style:style style:name="ch5" style:family="chart" style:data-style-name="N0">
      <style:chart-properties chart:display-label="true" chart:logarithmic="false" chart:maximum="25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2pt" style:font-family-asian="Arial" style:font-size-asian="12pt" style:font-family-complex="Arial" style:font-size-complex="12pt"/>
    </style:style>
    <style:style style:name="ch6" style:family="chart">
      <style:chart-properties style:rotation-angle="90"/>
      <style:graphic-properties svg:stroke-width="0.071cm"/>
      <style:text-properties fo:color="#000000" style:text-position="0% 100%" fo:font-family="Arial" fo:font-size="12pt" fo:language="en" fo:country="US" fo:font-weight="bold" style:font-family-asian="Arial" style:font-size-asian="12pt" style:font-weight-asian="bold" style:font-family-complex="Arial" style:font-size-complex="12pt" style:font-weight-complex="bold"/>
    </style:style>
    <style:style style:name="ch7" style:family="chart">
      <style:graphic-properties svg:stroke-width="0.009cm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false" chart:label-position="right">
        <chart:label-separator>
          <text:p>; </text:p>
        </chart:label-separator>
      </style:chart-properties>
      <style:graphic-properties svg:stroke-width="0.071cm" svg:stroke-color="#808080" draw:fill-color="#808080"/>
      <style:text-properties fo:color="#000000" style:text-position="0% 100%" fo:font-family="Arial" fo:font-size="12pt" style:font-family-asian="Arial" style:font-size-asian="12pt" style:font-family-complex="Arial" style:font-size-complex="12pt"/>
    </style:style>
    <style:style style:name="ch9" style:family="chart">
      <style:graphic-properties draw:stroke="solid" svg:stroke-width="0.035cm" svg:stroke-color="#808080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2.578cm" svg:height="9.56cm" xlink:href="." xlink:type="simple" chart:class="chart:scatter" chart:style-name="ch1">
        <chart:plot-area chart:style-name="ch2" chart:data-source-has-labels="row" svg:x="1.605cm" svg:y="0.473cm" svg:width="20.403cm" svg:height="7.79cm">
          <chartooo:coordinate-region svg:x="2.57cm" svg:y="0.699cm" svg:width="18.722cm" svg:height="6.864cm"/>
          <chart:axis chart:dimension="x" chart:name="primary-x" chart:style-name="ch3">
            <chart:title svg:x="10.398cm" svg:y="8.461cm" chart:style-name="ch4">
              <text:p>String length</text:p>
            </chart:title>
          </chart:axis>
          <chart:axis chart:dimension="y" chart:name="primary-y" chart:style-name="ch5">
            <chart:title svg:x="0.467cm" svg:y="5.676cm" chart:style-name="ch6">
              <text:p>CPU seconds</text:p>
            </chart:title>
            <chart:grid chart:style-name="ch7" chart:class="major"/>
          </chart:axis>
          <chart:series chart:style-name="ch8" chart:values-cell-range-address="local-table.$B$2:.$B$27" chart:label-cell-address="local-table.$B$1" chart:class="chart:scatter">
            <chart:domain table:cell-range-address="local-table.$C$2:.$C$27"/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er1</text:p>
              </table:table-cell>
              <table:table-cell office:value-type="string">
                <text:p>Series2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248">
                <text:p>0.38248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/>
              <table:table-cell office:value-type="float" office:value="1.529026">
                <text:p>1.529026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/>
              <table:table-cell office:value-type="float" office:value="3.439454">
                <text:p>3.439454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/>
              <table:table-cell office:value-type="float" office:value="6.11388799999999">
                <text:p>6.11388799999999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/>
              <table:table-cell office:value-type="float" office:value="9.552553">
                <text:p>9.552553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/>
              <table:table-cell office:value-type="float" office:value="13.75432">
                <text:p>13.75432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/>
              <table:table-cell office:value-type="float" office:value="18.721092">
                <text:p>18.721092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/>
              <table:table-cell office:value-type="float" office:value="24.451184">
                <text:p>24.451184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/>
              <table:table-cell office:value-type="float" office:value="30.9457399999999">
                <text:p>30.9457399999999</text:p>
              </table:table-cell>
              <table:table-cell office:value-type="float" office:value="180000">
                <text:p>180000</text:p>
              </table:table-cell>
            </table:table-row>
            <table:table-row>
              <table:table-cell office:value-type="string"/>
              <table:table-cell office:value-type="float" office:value="38.204385">
                <text:p>38.204385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/>
              <table:table-cell office:value-type="float" office:value="46.226628">
                <text:p>46.226628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string"/>
              <table:table-cell office:value-type="float" office:value="55.013938">
                <text:p>55.013938</text:p>
              </table:table-cell>
              <table:table-cell office:value-type="float" office:value="240000">
                <text:p>240000</text:p>
              </table:table-cell>
            </table:table-row>
            <table:table-row>
              <table:table-cell office:value-type="string"/>
              <table:table-cell office:value-type="float" office:value="64.564981">
                <text:p>64.564981</text:p>
              </table:table-cell>
              <table:table-cell office:value-type="float" office:value="260000">
                <text:p>260000</text:p>
              </table:table-cell>
            </table:table-row>
            <table:table-row>
              <table:table-cell office:value-type="string"/>
              <table:table-cell office:value-type="float" office:value="74.879955">
                <text:p>74.879955</text:p>
              </table:table-cell>
              <table:table-cell office:value-type="float" office:value="280000">
                <text:p>280000</text:p>
              </table:table-cell>
            </table:table-row>
            <table:table-row>
              <table:table-cell office:value-type="string"/>
              <table:table-cell office:value-type="float" office:value="85.968008">
                <text:p>85.968008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/>
              <table:table-cell office:value-type="float" office:value="97.809498">
                <text:p>97.809498</text:p>
              </table:table-cell>
              <table:table-cell office:value-type="float" office:value="320000">
                <text:p>320000</text:p>
              </table:table-cell>
            </table:table-row>
            <table:table-row>
              <table:table-cell office:value-type="string"/>
              <table:table-cell office:value-type="float" office:value="110.416061">
                <text:p>110.416061</text:p>
              </table:table-cell>
              <table:table-cell office:value-type="float" office:value="340000">
                <text:p>340000</text:p>
              </table:table-cell>
            </table:table-row>
            <table:table-row>
              <table:table-cell office:value-type="string"/>
              <table:table-cell office:value-type="float" office:value="123.796529">
                <text:p>123.796529</text:p>
              </table:table-cell>
              <table:table-cell office:value-type="float" office:value="360000">
                <text:p>360000</text:p>
              </table:table-cell>
            </table:table-row>
            <table:table-row>
              <table:table-cell office:value-type="string"/>
              <table:table-cell office:value-type="float" office:value="137.936898">
                <text:p>137.936898</text:p>
              </table:table-cell>
              <table:table-cell office:value-type="float" office:value="380000">
                <text:p>380000</text:p>
              </table:table-cell>
            </table:table-row>
            <table:table-row>
              <table:table-cell office:value-type="string"/>
              <table:table-cell office:value-type="float" office:value="152.830521">
                <text:p>152.830521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/>
              <table:table-cell office:value-type="float" office:value="168.485971">
                <text:p>168.485971</text:p>
              </table:table-cell>
              <table:table-cell office:value-type="float" office:value="420000">
                <text:p>420000</text:p>
              </table:table-cell>
            </table:table-row>
            <table:table-row>
              <table:table-cell office:value-type="string"/>
              <table:table-cell office:value-type="float" office:value="184.916539">
                <text:p>184.916539</text:p>
              </table:table-cell>
              <table:table-cell office:value-type="float" office:value="440000">
                <text:p>440000</text:p>
              </table:table-cell>
            </table:table-row>
            <table:table-row>
              <table:table-cell office:value-type="string"/>
              <table:table-cell office:value-type="float" office:value="202.114667">
                <text:p>202.114667</text:p>
              </table:table-cell>
              <table:table-cell office:value-type="float" office:value="460000">
                <text:p>460000</text:p>
              </table:table-cell>
            </table:table-row>
            <table:table-row>
              <table:table-cell office:value-type="string"/>
              <table:table-cell office:value-type="float" office:value="220.06251">
                <text:p>220.06251</text:p>
              </table:table-cell>
              <table:table-cell office:value-type="float" office:value="480000">
                <text:p>480000</text:p>
              </table:table-cell>
            </table:table-row>
            <table:table-row>
              <table:table-cell office:value-type="string"/>
              <table:table-cell office:value-type="float" office:value="238.807323">
                <text:p>238.807323</text:p>
              </table:table-cell>
              <table:table-cell office:value-type="float" office:value="500000">
                <text:p>5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aximum="2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.75pt" style:font-family-asian="Arial" style:font-size-asian="10.75pt" style:font-family-complex="Arial" style:font-size-complex="10.75pt"/>
    </style:style>
    <style:style style:name="ch4" style:family="chart">
      <style:chart-properties style:rotation-angle="0"/>
      <style:graphic-properties svg:stroke-width="0.071cm"/>
      <style:text-properties fo:color="#000000" style:text-position="0% 100%" fo:font-family="Arial" fo:font-size="10.75pt" fo:language="en" fo:country="US" fo:font-weight="bold" style:font-family-asian="Arial" style:font-size-asian="10.75pt" style:font-weight-asian="bold" style:font-family-complex="Arial" style:font-size-complex="10.75pt" style:font-weight-complex="bold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0.75pt" style:font-family-asian="Arial" style:font-size-asian="10.75pt" style:font-family-complex="Arial" style:font-size-complex="10.75pt"/>
    </style:style>
    <style:style style:name="ch6" style:family="chart">
      <style:chart-properties style:rotation-angle="90"/>
      <style:graphic-properties svg:stroke-width="0.071cm"/>
      <style:text-properties fo:color="#000000" style:text-position="0% 100%" fo:font-family="Arial" fo:font-size="10.75pt" fo:language="en" fo:country="US" fo:font-weight="bold" style:font-family-asian="Arial" style:font-size-asian="10.75pt" style:font-weight-asian="bold" style:font-family-complex="Arial" style:font-size-complex="10.75pt" style:font-weight-complex="bold"/>
    </style:style>
    <style:style style:name="ch7" style:family="chart">
      <style:graphic-properties svg:stroke-width="0.009cm"/>
    </style:style>
    <style:style style:name="ch8" style:family="chart" style:data-style-name="N0">
      <style:chart-properties chart:symbol-type="named-symbol" chart:symbol-name="diamond" chart:symbol-width="0.176cm" chart:symbol-height="0.176cm" chart:link-data-style-to-source="false" chart:label-position="right">
        <chart:label-separator>
          <text:p>; </text:p>
        </chart:label-separator>
      </style:chart-properties>
      <style:graphic-properties draw:stroke="none" svg:stroke-width="0.079cm" svg:stroke-color="#333333" draw:fill-color="#333333"/>
      <style:text-properties fo:color="#000000" style:text-position="0% 100%" fo:font-family="Arial" fo:font-size="10.75pt" style:font-family-asian="Arial" style:font-size-asian="10.75pt" style:font-family-complex="Arial" style:font-size-complex="10.75pt"/>
    </style:style>
    <style:style style:name="ch9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35cm" svg:stroke-color="#000000" draw:fill-color="#000000"/>
      <style:text-properties fo:color="#000000" style:text-position="0% 100%" fo:font-family="Arial" fo:font-size="10.75pt" style:font-family-asian="Arial" style:font-size-asian="10.75pt" style:font-family-complex="Arial" style:font-size-complex="10.75pt"/>
    </style:style>
    <style:style style:name="ch10" style:family="chart" style:data-style-name="N0">
      <style:chart-properties chart:symbol-type="named-symbol" chart:symbol-name="arrow-up" chart:symbol-width="0.176cm" chart:symbol-height="0.176cm" chart:link-data-style-to-source="false" chart:label-position="right">
        <chart:label-separator>
          <text:p>; </text:p>
        </chart:label-separator>
      </style:chart-properties>
      <style:graphic-properties draw:stroke="none" svg:stroke-width="0.079cm" svg:stroke-color="#333333" draw:fill-color="#333333"/>
      <style:text-properties fo:color="#000000" style:text-position="0% 100%" fo:font-family="Arial" fo:font-size="10.75pt" style:font-family-asian="Arial" style:font-size-asian="10.75pt" style:font-family-complex="Arial" style:font-size-complex="10.75pt"/>
    </style:style>
    <style:style style:name="ch11" style:family="chart">
      <style:graphic-properties draw:stroke="solid" svg:stroke-width="0.035cm" svg:stroke-color="#808080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86cm" svg:height="9.102cm" xlink:href="." xlink:type="simple" chart:class="chart:scatter" chart:style-name="ch1">
        <chart:plot-area chart:style-name="ch2" chart:data-source-has-labels="row" svg:x="1.089cm" svg:y="0.365cm" svg:width="14.486cm" svg:height="7.892cm">
          <chartooo:coordinate-region svg:x="2.187cm" svg:y="0.577cm" svg:width="13.069cm" svg:height="7.007cm"/>
          <chart:axis chart:dimension="x" chart:name="primary-x" chart:style-name="ch3">
            <chart:title svg:x="7.836cm" svg:y="8.269cm" chart:style-name="ch4">
              <text:p>Elements</text:p>
            </chart:title>
          </chart:axis>
          <chart:axis chart:dimension="y" chart:name="primary-y" chart:style-name="ch5">
            <chart:title svg:x="0.417cm" svg:y="4.902cm" chart:style-name="ch6">
              <text:p>Cycles</text:p>
            </chart:title>
            <chart:grid chart:style-name="ch7" chart:class="major"/>
          </chart:axis>
          <chart:series chart:style-name="ch8" chart:values-cell-range-address="local-table.$B$2:.$B$31" chart:label-cell-address="local-table.$B$1" chart:class="chart:scatter">
            <chart:domain table:cell-range-address="local-table.$C$2:.$C$31"/>
            <chart:data-point chart:repeated="30"/>
          </chart:series>
          <chart:series chart:style-name="ch9" chart:values-cell-range-address="local-table.$D$2:.$D$31" chart:label-cell-address="local-table.$D$1" chart:class="chart:scatter">
            <chart:domain table:cell-range-address="local-table.$E$2:.$E$31"/>
            <chart:data-point chart:repeated="30"/>
          </chart:series>
          <chart:series chart:style-name="ch10" chart:values-cell-range-address="local-table.$F$2:.$F$31" chart:label-cell-address="local-table.$F$1" chart:class="chart:scatter">
            <chart:domain table:cell-range-address="local-table.$G$2:.$G$31"/>
            <chart:data-point chart:repeated="30"/>
          </chart:series>
          <chart:series chart:style-name="ch9" chart:values-cell-range-address="local-table.$H$2:.$H$31" chart:label-cell-address="local-table.$H$1" chart:class="chart:scatter">
            <chart:domain table:cell-range-address="local-table.$I$2:.$I$31"/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sum1</text:p>
              </table:table-cell>
              <table:table-cell office:value-type="string">
                <text:p>Series2</text:p>
              </table:table-cell>
              <table:table-cell office:value-type="string">
                <text:p>psum1i</text:p>
              </table:table-cell>
              <table:table-cell office:value-type="string">
                <text:p>Series4</text:p>
              </table:table-cell>
              <table:table-cell office:value-type="string">
                <text:p>psum2</text:p>
              </table:table-cell>
              <table:table-cell office:value-type="string">
                <text:p>Series6</text:p>
              </table:table-cell>
              <table:table-cell office:value-type="string">
                <text:p>psum2i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67.79">
                <text:p>367.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67.66">
                <text:p>367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112.6">
                <text:p>2112.6</text:p>
              </table:table-cell>
              <table:table-cell office:value-type="float" office:value="193">
                <text:p>193</text:p>
              </table:table-cell>
              <table:table-cell office:value-type="float" office:value="2107.43">
                <text:p>2107.43</text:p>
              </table:table-cell>
              <table:table-cell office:value-type="float" office:value="193">
                <text:p>193</text:p>
              </table:table-cell>
              <table:table-cell office:value-type="float" office:value="1535.1">
                <text:p>1535.1</text:p>
              </table:table-cell>
              <table:table-cell office:value-type="float" office:value="193">
                <text:p>193</text:p>
              </table:table-cell>
              <table:table-cell office:value-type="float" office:value="1531.11">
                <text:p>1531.1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/>
              <table:table-cell office:value-type="float" office:value="1451.1">
                <text:p>1451.1</text:p>
              </table:table-cell>
              <table:table-cell office:value-type="float" office:value="120">
                <text:p>120</text:p>
              </table:table-cell>
              <table:table-cell office:value-type="float" office:value="1449.43">
                <text:p>1449.43</text:p>
              </table:table-cell>
              <table:table-cell office:value-type="float" office:value="120">
                <text:p>120</text:p>
              </table:table-cell>
              <table:table-cell office:value-type="float" office:value="1100.4">
                <text:p>1100.4</text:p>
              </table:table-cell>
              <table:table-cell office:value-type="float" office:value="120">
                <text:p>120</text:p>
              </table:table-cell>
              <table:table-cell office:value-type="float" office:value="1091.05">
                <text:p>1091.0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/>
              <table:table-cell office:value-type="float" office:value="1188.6">
                <text:p>1188.6</text:p>
              </table:table-cell>
              <table:table-cell office:value-type="float" office:value="91">
                <text:p>91</text:p>
              </table:table-cell>
              <table:table-cell office:value-type="float" office:value="1188.03">
                <text:p>1188.03</text:p>
              </table:table-cell>
              <table:table-cell office:value-type="float" office:value="91">
                <text:p>91</text:p>
              </table:table-cell>
              <table:table-cell office:value-type="float" office:value="921.9">
                <text:p>921.9</text:p>
              </table:table-cell>
              <table:table-cell office:value-type="float" office:value="91">
                <text:p>91</text:p>
              </table:table-cell>
              <table:table-cell office:value-type="float" office:value="916.23">
                <text:p>916.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95">
                <text:p>95</text:p>
              </table:table-cell>
              <table:table-cell office:value-type="float" office:value="1224.09">
                <text:p>1224.09</text:p>
              </table:table-cell>
              <table:table-cell office:value-type="float" office:value="95">
                <text:p>95</text:p>
              </table:table-cell>
              <table:table-cell office:value-type="float" office:value="940.8">
                <text:p>940.8</text:p>
              </table:table-cell>
              <table:table-cell office:value-type="float" office:value="95">
                <text:p>95</text:p>
              </table:table-cell>
              <table:table-cell office:value-type="float" office:value="940.339999999999">
                <text:p>940.339999999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/>
              <table:table-cell office:value-type="float" office:value="2131.5">
                <text:p>2131.5</text:p>
              </table:table-cell>
              <table:table-cell office:value-type="float" office:value="196">
                <text:p>196</text:p>
              </table:table-cell>
              <table:table-cell office:value-type="float" office:value="2134.47">
                <text:p>2134.47</text:p>
              </table:table-cell>
              <table:table-cell office:value-type="float" office:value="196">
                <text:p>196</text:p>
              </table:table-cell>
              <table:table-cell office:value-type="float" office:value="1545.6">
                <text:p>1545.6</text:p>
              </table:table-cell>
              <table:table-cell office:value-type="float" office:value="196">
                <text:p>196</text:p>
              </table:table-cell>
              <table:table-cell office:value-type="float" office:value="1549.2">
                <text:p>1549.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/>
              <table:table-cell office:value-type="float" office:value="1247.4">
                <text:p>1247.4</text:p>
              </table:table-cell>
              <table:table-cell office:value-type="float" office:value="97">
                <text:p>97</text:p>
              </table:table-cell>
              <table:table-cell office:value-type="float" office:value="1242.12">
                <text:p>1242.12</text:p>
              </table:table-cell>
              <table:table-cell office:value-type="float" office:value="97">
                <text:p>97</text:p>
              </table:table-cell>
              <table:table-cell office:value-type="float" office:value="949.2">
                <text:p>949.2</text:p>
              </table:table-cell>
              <table:table-cell office:value-type="float" office:value="97">
                <text:p>97</text:p>
              </table:table-cell>
              <table:table-cell office:value-type="float" office:value="952.4">
                <text:p>952.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/>
              <table:table-cell office:value-type="float" office:value="2003.4">
                <text:p>2003.4</text:p>
              </table:table-cell>
              <table:table-cell office:value-type="float" office:value="181">
                <text:p>181</text:p>
              </table:table-cell>
              <table:table-cell office:value-type="float" office:value="1999.27">
                <text:p>1999.27</text:p>
              </table:table-cell>
              <table:table-cell office:value-type="float" office:value="181">
                <text:p>181</text:p>
              </table:table-cell>
              <table:table-cell office:value-type="float" office:value="1455.3">
                <text:p>1455.3</text:p>
              </table:table-cell>
              <table:table-cell office:value-type="float" office:value="181">
                <text:p>181</text:p>
              </table:table-cell>
              <table:table-cell office:value-type="float" office:value="1458.77">
                <text:p>1458.7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/>
              <table:table-cell office:value-type="float" office:value="1190.7">
                <text:p>1190.7</text:p>
              </table:table-cell>
              <table:table-cell office:value-type="float" office:value="91">
                <text:p>91</text:p>
              </table:table-cell>
              <table:table-cell office:value-type="float" office:value="1188.03">
                <text:p>1188.03</text:p>
              </table:table-cell>
              <table:table-cell office:value-type="float" office:value="91">
                <text:p>91</text:p>
              </table:table-cell>
              <table:table-cell office:value-type="float" office:value="917.7">
                <text:p>917.7</text:p>
              </table:table-cell>
              <table:table-cell office:value-type="float" office:value="91">
                <text:p>91</text:p>
              </table:table-cell>
              <table:table-cell office:value-type="float" office:value="916.23">
                <text:p>916.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1117.2">
                <text:p>1117.2</text:p>
              </table:table-cell>
              <table:table-cell office:value-type="float" office:value="83">
                <text:p>83</text:p>
              </table:table-cell>
              <table:table-cell office:value-type="float" office:value="1115.92">
                <text:p>1115.92</text:p>
              </table:table-cell>
              <table:table-cell office:value-type="float" office:value="83">
                <text:p>83</text:p>
              </table:table-cell>
              <table:table-cell office:value-type="float" office:value="865.2">
                <text:p>865.2</text:p>
              </table:table-cell>
              <table:table-cell office:value-type="float" office:value="83">
                <text:p>83</text:p>
              </table:table-cell>
              <table:table-cell office:value-type="float" office:value="868.01">
                <text:p>868.0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/>
              <table:table-cell office:value-type="float" office:value="758.1">
                <text:p>758.1</text:p>
              </table:table-cell>
              <table:table-cell office:value-type="float" office:value="43">
                <text:p>43</text:p>
              </table:table-cell>
              <table:table-cell office:value-type="float" office:value="755.38">
                <text:p>755.38</text:p>
              </table:table-cell>
              <table:table-cell office:value-type="float" office:value="43">
                <text:p>43</text:p>
              </table:table-cell>
              <table:table-cell office:value-type="float" office:value="623.7">
                <text:p>623.7</text:p>
              </table:table-cell>
              <table:table-cell office:value-type="float" office:value="43">
                <text:p>43</text:p>
              </table:table-cell>
              <table:table-cell office:value-type="float" office:value="626.87">
                <text:p>626.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2020.2">
                <text:p>2020.2</text:p>
              </table:table-cell>
              <table:table-cell office:value-type="float" office:value="183">
                <text:p>183</text:p>
              </table:table-cell>
              <table:table-cell office:value-type="float" office:value="2017.29">
                <text:p>2017.29</text:p>
              </table:table-cell>
              <table:table-cell office:value-type="float" office:value="183">
                <text:p>183</text:p>
              </table:table-cell>
              <table:table-cell office:value-type="float" office:value="1467.9">
                <text:p>1467.9</text:p>
              </table:table-cell>
              <table:table-cell office:value-type="float" office:value="183">
                <text:p>183</text:p>
              </table:table-cell>
              <table:table-cell office:value-type="float" office:value="1470.83">
                <text:p>1470.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/>
              <table:table-cell office:value-type="float" office:value="1629.6">
                <text:p>1629.6</text:p>
              </table:table-cell>
              <table:table-cell office:value-type="float" office:value="140">
                <text:p>140</text:p>
              </table:table-cell>
              <table:table-cell office:value-type="float" office:value="1629.7">
                <text:p>1629.7</text:p>
              </table:table-cell>
              <table:table-cell office:value-type="float" office:value="140">
                <text:p>140</text:p>
              </table:table-cell>
              <table:table-cell office:value-type="float" office:value="1209.6">
                <text:p>1209.6</text:p>
              </table:table-cell>
              <table:table-cell office:value-type="float" office:value="140">
                <text:p>140</text:p>
              </table:table-cell>
              <table:table-cell office:value-type="float" office:value="1211.62">
                <text:p>1211.6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/>
              <table:table-cell office:value-type="float" office:value="1686.3">
                <text:p>1686.3</text:p>
              </table:table-cell>
              <table:table-cell office:value-type="float" office:value="146">
                <text:p>146</text:p>
              </table:table-cell>
              <table:table-cell office:value-type="float" office:value="1683.79">
                <text:p>1683.79</text:p>
              </table:table-cell>
              <table:table-cell office:value-type="float" office:value="146">
                <text:p>146</text:p>
              </table:table-cell>
              <table:table-cell office:value-type="float" office:value="1253.7">
                <text:p>1253.7</text:p>
              </table:table-cell>
              <table:table-cell office:value-type="float" office:value="146">
                <text:p>146</text:p>
              </table:table-cell>
              <table:table-cell office:value-type="float" office:value="1247.79">
                <text:p>1247.7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/>
              <table:table-cell office:value-type="float" office:value="1211.7">
                <text:p>1211.7</text:p>
              </table:table-cell>
              <table:table-cell office:value-type="float" office:value="94">
                <text:p>94</text:p>
              </table:table-cell>
              <table:table-cell office:value-type="float" office:value="1215.07">
                <text:p>1215.07</text:p>
              </table:table-cell>
              <table:table-cell office:value-type="float" office:value="94">
                <text:p>94</text:p>
              </table:table-cell>
              <table:table-cell office:value-type="float" office:value="936.6">
                <text:p>936.6</text:p>
              </table:table-cell>
              <table:table-cell office:value-type="float" office:value="94">
                <text:p>94</text:p>
              </table:table-cell>
              <table:table-cell office:value-type="float" office:value="934.319999999999">
                <text:p>934.3199999999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1568.7">
                <text:p>1568.7</text:p>
              </table:table-cell>
              <table:table-cell office:value-type="float" office:value="134">
                <text:p>134</text:p>
              </table:table-cell>
              <table:table-cell office:value-type="float" office:value="1575.62">
                <text:p>1575.62</text:p>
              </table:table-cell>
              <table:table-cell office:value-type="float" office:value="134">
                <text:p>134</text:p>
              </table:table-cell>
              <table:table-cell office:value-type="float" office:value="1173.9">
                <text:p>1173.9</text:p>
              </table:table-cell>
              <table:table-cell office:value-type="float" office:value="134">
                <text:p>134</text:p>
              </table:table-cell>
              <table:table-cell office:value-type="float" office:value="1175.45">
                <text:p>1175.4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/>
              <table:table-cell office:value-type="float" office:value="1841.7">
                <text:p>1841.7</text:p>
              </table:table-cell>
              <table:table-cell office:value-type="float" office:value="163">
                <text:p>163</text:p>
              </table:table-cell>
              <table:table-cell office:value-type="float" office:value="1837.02">
                <text:p>1837.02</text:p>
              </table:table-cell>
              <table:table-cell office:value-type="float" office:value="163">
                <text:p>163</text:p>
              </table:table-cell>
              <table:table-cell office:value-type="float" office:value="1352.4">
                <text:p>1352.4</text:p>
              </table:table-cell>
              <table:table-cell office:value-type="float" office:value="163">
                <text:p>163</text:p>
              </table:table-cell>
              <table:table-cell office:value-type="float" office:value="1350.27">
                <text:p>1350.2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/>
              <table:table-cell office:value-type="float" office:value="1543.5">
                <text:p>1543.5</text:p>
              </table:table-cell>
              <table:table-cell office:value-type="float" office:value="131">
                <text:p>131</text:p>
              </table:table-cell>
              <table:table-cell office:value-type="float" office:value="1548.58">
                <text:p>1548.58</text:p>
              </table:table-cell>
              <table:table-cell office:value-type="float" office:value="131">
                <text:p>131</text:p>
              </table:table-cell>
              <table:table-cell office:value-type="float" office:value="1150.8">
                <text:p>1150.8</text:p>
              </table:table-cell>
              <table:table-cell office:value-type="float" office:value="131">
                <text:p>131</text:p>
              </table:table-cell>
              <table:table-cell office:value-type="float" office:value="1157.36">
                <text:p>1157.3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/>
              <table:table-cell office:value-type="float" office:value="1358.7">
                <text:p>1358.7</text:p>
              </table:table-cell>
              <table:table-cell office:value-type="float" office:value="110">
                <text:p>110</text:p>
              </table:table-cell>
              <table:table-cell office:value-type="float" office:value="1359.29">
                <text:p>1359.29</text:p>
              </table:table-cell>
              <table:table-cell office:value-type="float" office:value="110">
                <text:p>110</text:p>
              </table:table-cell>
              <table:table-cell office:value-type="float" office:value="1029">
                <text:p>1029</text:p>
              </table:table-cell>
              <table:table-cell office:value-type="float" office:value="110">
                <text:p>110</text:p>
              </table:table-cell>
              <table:table-cell office:value-type="float" office:value="1030.77">
                <text:p>1030.7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/>
              <table:table-cell office:value-type="float" office:value="2011.8">
                <text:p>2011.8</text:p>
              </table:table-cell>
              <table:table-cell office:value-type="float" office:value="182">
                <text:p>182</text:p>
              </table:table-cell>
              <table:table-cell office:value-type="float" office:value="2008.28">
                <text:p>2008.28</text:p>
              </table:table-cell>
              <table:table-cell office:value-type="float" office:value="182">
                <text:p>182</text:p>
              </table:table-cell>
              <table:table-cell office:value-type="float" office:value="1461.6">
                <text:p>1461.6</text:p>
              </table:table-cell>
              <table:table-cell office:value-type="float" office:value="182">
                <text:p>182</text:p>
              </table:table-cell>
              <table:table-cell office:value-type="float" office:value="1464.8">
                <text:p>1464.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/>
              <table:table-cell office:value-type="float" office:value="2066.4">
                <text:p>2066.4</text:p>
              </table:table-cell>
              <table:table-cell office:value-type="float" office:value="189">
                <text:p>189</text:p>
              </table:table-cell>
              <table:table-cell office:value-type="float" office:value="2071.37">
                <text:p>2071.37</text:p>
              </table:table-cell>
              <table:table-cell office:value-type="float" office:value="189">
                <text:p>189</text:p>
              </table:table-cell>
              <table:table-cell office:value-type="float" office:value="1509.9">
                <text:p>1509.9</text:p>
              </table:table-cell>
              <table:table-cell office:value-type="float" office:value="189">
                <text:p>189</text:p>
              </table:table-cell>
              <table:table-cell office:value-type="float" office:value="1507">
                <text:p>150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/>
              <table:table-cell office:value-type="float" office:value="1373.4">
                <text:p>1373.4</text:p>
              </table:table-cell>
              <table:table-cell office:value-type="float" office:value="112">
                <text:p>112</text:p>
              </table:table-cell>
              <table:table-cell office:value-type="float" office:value="1377.32">
                <text:p>1377.32</text:p>
              </table:table-cell>
              <table:table-cell office:value-type="float" office:value="112">
                <text:p>112</text:p>
              </table:table-cell>
              <table:table-cell office:value-type="float" office:value="1039.5">
                <text:p>1039.5</text:p>
              </table:table-cell>
              <table:table-cell office:value-type="float" office:value="112">
                <text:p>112</text:p>
              </table:table-cell>
              <table:table-cell office:value-type="float" office:value="1042.82">
                <text:p>1042.8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/>
              <table:table-cell office:value-type="float" office:value="1635.9">
                <text:p>1635.9</text:p>
              </table:table-cell>
              <table:table-cell office:value-type="float" office:value="141">
                <text:p>141</text:p>
              </table:table-cell>
              <table:table-cell office:value-type="float" office:value="1638.72">
                <text:p>1638.72</text:p>
              </table:table-cell>
              <table:table-cell office:value-type="float" office:value="141">
                <text:p>141</text:p>
              </table:table-cell>
              <table:table-cell office:value-type="float" office:value="1215.9">
                <text:p>1215.9</text:p>
              </table:table-cell>
              <table:table-cell office:value-type="float" office:value="141">
                <text:p>141</text:p>
              </table:table-cell>
              <table:table-cell office:value-type="float" office:value="1217.64">
                <text:p>1217.6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/>
              <table:table-cell office:value-type="float" office:value="2032.8">
                <text:p>2032.8</text:p>
              </table:table-cell>
              <table:table-cell office:value-type="float" office:value="185">
                <text:p>185</text:p>
              </table:table-cell>
              <table:table-cell office:value-type="float" office:value="2035.32">
                <text:p>2035.32</text:p>
              </table:table-cell>
              <table:table-cell office:value-type="float" office:value="185">
                <text:p>185</text:p>
              </table:table-cell>
              <table:table-cell office:value-type="float" office:value="1478.4">
                <text:p>1478.4</text:p>
              </table:table-cell>
              <table:table-cell office:value-type="float" office:value="185">
                <text:p>185</text:p>
              </table:table-cell>
              <table:table-cell office:value-type="float" office:value="1482.89">
                <text:p>1482.8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/>
              <table:table-cell office:value-type="float" office:value="2058">
                <text:p>2058</text:p>
              </table:table-cell>
              <table:table-cell office:value-type="float" office:value="188">
                <text:p>188</text:p>
              </table:table-cell>
              <table:table-cell office:value-type="float" office:value="2062.36">
                <text:p>2062.36</text:p>
              </table:table-cell>
              <table:table-cell office:value-type="float" office:value="188">
                <text:p>188</text:p>
              </table:table-cell>
              <table:table-cell office:value-type="float" office:value="1505.7">
                <text:p>1505.7</text:p>
              </table:table-cell>
              <table:table-cell office:value-type="float" office:value="188">
                <text:p>188</text:p>
              </table:table-cell>
              <table:table-cell office:value-type="float" office:value="1500.97">
                <text:p>1500.9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/>
              <table:table-cell office:value-type="float" office:value="787.5">
                <text:p>787.5</text:p>
              </table:table-cell>
              <table:table-cell office:value-type="float" office:value="47">
                <text:p>47</text:p>
              </table:table-cell>
              <table:table-cell office:value-type="float" office:value="791.429999999999">
                <text:p>791.429999999999</text:p>
              </table:table-cell>
              <table:table-cell office:value-type="float" office:value="47">
                <text:p>47</text:p>
              </table:table-cell>
              <table:table-cell office:value-type="float" office:value="642.6">
                <text:p>642.6</text:p>
              </table:table-cell>
              <table:table-cell office:value-type="float" office:value="47">
                <text:p>47</text:p>
              </table:table-cell>
              <table:table-cell office:value-type="float" office:value="650.99">
                <text:p>650.9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1539.3">
                <text:p>1539.3</text:p>
              </table:table-cell>
              <table:table-cell office:value-type="float" office:value="130">
                <text:p>130</text:p>
              </table:table-cell>
              <table:table-cell office:value-type="float" office:value="1539.57">
                <text:p>1539.57</text:p>
              </table:table-cell>
              <table:table-cell office:value-type="float" office:value="130">
                <text:p>130</text:p>
              </table:table-cell>
              <table:table-cell office:value-type="float" office:value="1152.9">
                <text:p>1152.9</text:p>
              </table:table-cell>
              <table:table-cell office:value-type="float" office:value="130">
                <text:p>130</text:p>
              </table:table-cell>
              <table:table-cell office:value-type="float" office:value="1151.33">
                <text:p>1151.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/>
              <table:table-cell office:value-type="float" office:value="1285.2">
                <text:p>1285.2</text:p>
              </table:table-cell>
              <table:table-cell office:value-type="float" office:value="102">
                <text:p>102</text:p>
              </table:table-cell>
              <table:table-cell office:value-type="float" office:value="1287.18">
                <text:p>1287.18</text:p>
              </table:table-cell>
              <table:table-cell office:value-type="float" office:value="102">
                <text:p>102</text:p>
              </table:table-cell>
              <table:table-cell office:value-type="float" office:value="987">
                <text:p>987</text:p>
              </table:table-cell>
              <table:table-cell office:value-type="float" office:value="102">
                <text:p>102</text:p>
              </table:table-cell>
              <table:table-cell office:value-type="float" office:value="982.54">
                <text:p>982.5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/>
              <table:table-cell office:value-type="float" office:value="905.1">
                <text:p>905.1</text:p>
              </table:table-cell>
              <table:table-cell office:value-type="float" office:value="59">
                <text:p>59</text:p>
              </table:table-cell>
              <table:table-cell office:value-type="float" office:value="899.6">
                <text:p>899.6</text:p>
              </table:table-cell>
              <table:table-cell office:value-type="float" office:value="59">
                <text:p>59</text:p>
              </table:table-cell>
              <table:table-cell office:value-type="float" office:value="732.9">
                <text:p>732.9</text:p>
              </table:table-cell>
              <table:table-cell office:value-type="float" office:value="59">
                <text:p>59</text:p>
              </table:table-cell>
              <table:table-cell office:value-type="float" office:value="723.329999999999">
                <text:p>723.3299999999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1938.3">
                <text:p>1938.3</text:p>
              </table:table-cell>
              <table:table-cell office:value-type="float" office:value="174">
                <text:p>174</text:p>
              </table:table-cell>
              <table:table-cell office:value-type="float" office:value="1936.17">
                <text:p>1936.17</text:p>
              </table:table-cell>
              <table:table-cell office:value-type="float" office:value="174">
                <text:p>174</text:p>
              </table:table-cell>
              <table:table-cell office:value-type="float" office:value="1419.6">
                <text:p>1419.6</text:p>
              </table:table-cell>
              <table:table-cell office:value-type="float" office:value="174">
                <text:p>174</text:p>
              </table:table-cell>
              <table:table-cell office:value-type="float" office:value="1416.58">
                <text:p>1416.58</text:p>
              </table:table-cell>
              <table:table-cell office:value-type="float" office:value="174">
                <text:p>1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